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1fcd595" officeooo:paragraph-rsid="0217ae44" style:language-asian="zxx" style:country-asian="none" style:language-complex="zxx" style:country-complex="none"/>
    </style:style>
    <style:style style:name="P6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7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8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9" style:family="paragraph" style:parent-style-name="Heading_20_2">
      <style:text-properties officeooo:rsid="016e14eb" officeooo:paragraph-rsid="016e14eb"/>
    </style:style>
    <style:style style:name="P10" style:family="paragraph" style:parent-style-name="Heading_20_2">
      <style:text-properties fo:language="en" fo:country="US" officeooo:rsid="015aa6ba" officeooo:paragraph-rsid="015aa6ba" style:language-asian="zxx" style:country-asian="none" style:language-complex="zxx" style:country-complex="none"/>
    </style:style>
    <style:style style:name="P11" style:family="paragraph" style:parent-style-name="Heading_20_2">
      <style:text-properties fo:language="en" fo:country="US" officeooo:rsid="01a8915c" officeooo:paragraph-rsid="01a8915c" style:language-asian="zxx" style:country-asian="none" style:language-complex="zxx" style:country-complex="none"/>
    </style:style>
    <style:style style:name="P12" style:family="paragraph" style:parent-style-name="Heading_20_2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13" style:family="paragraph" style:parent-style-name="Heading_20_2">
      <style:text-properties fo:language="en" fo:country="US" officeooo:rsid="018f7b86" officeooo:paragraph-rsid="018f7b86" style:language-asian="zxx" style:country-asian="none" style:language-complex="zxx" style:country-complex="none"/>
    </style:style>
    <style:style style:name="P14" style:family="paragraph" style:parent-style-name="Heading_20_2">
      <style:text-properties fo:language="en" fo:country="US" officeooo:rsid="01d33113" officeooo:paragraph-rsid="01d33113" style:language-asian="zxx" style:country-asian="none" style:language-complex="zxx" style:country-complex="none"/>
    </style:style>
    <style:style style:name="P15" style:family="paragraph" style:parent-style-name="Heading_20_2">
      <style:text-properties officeooo:rsid="02197646" officeooo:paragraph-rsid="02197646"/>
    </style:style>
    <style:style style:name="P16" style:family="paragraph" style:parent-style-name="Heading_20_2">
      <style:text-properties officeooo:rsid="0212db8e" officeooo:paragraph-rsid="0212db8e"/>
    </style:style>
    <style:style style:name="P17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18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19" style:family="paragraph" style:parent-style-name="Heading_20_1">
      <style:text-properties officeooo:rsid="00eda6be" officeooo:paragraph-rsid="00eda6be"/>
    </style:style>
    <style:style style:name="P20" style:family="paragraph" style:parent-style-name="Heading_20_3">
      <style:text-properties officeooo:rsid="009363e7" officeooo:paragraph-rsid="009363e7"/>
    </style:style>
    <style:style style:name="P21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22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23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24" style:family="paragraph" style:parent-style-name="Heading_20_3">
      <style:text-properties officeooo:rsid="00c1a2b2" officeooo:paragraph-rsid="00c1a2b2"/>
    </style:style>
    <style:style style:name="P25" style:family="paragraph" style:parent-style-name="Text_20_body" style:list-style-name="L1">
      <style:text-properties officeooo:rsid="00047918" officeooo:paragraph-rsid="00047918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35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36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38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39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46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47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50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51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52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53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54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55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56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57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58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66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67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68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69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70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71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72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73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74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75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76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77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78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79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80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81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82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83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84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104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107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108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109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110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111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112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113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114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115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116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117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118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19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20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21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22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23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24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25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26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27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28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29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30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34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35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36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37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38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39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40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41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42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43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44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45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46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47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48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49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50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51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52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53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54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55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87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88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89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90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91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92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93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94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95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96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97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98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99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200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201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202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203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204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205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206" style:family="paragraph" style:parent-style-name="Text_20_body" style:list-style-name="L11">
      <style:text-properties fo:language="en" fo:country="US" officeooo:rsid="016e14eb" officeooo:paragraph-rsid="016e14eb" style:language-asian="zxx" style:country-asian="none" style:language-complex="zxx" style:country-complex="none"/>
    </style:style>
    <style:style style:name="P207" style:family="paragraph" style:parent-style-name="Text_20_body" style:list-style-name="L11">
      <style:text-properties fo:language="en" fo:country="US" officeooo:rsid="016f76d1" officeooo:paragraph-rsid="016f76d1" style:language-asian="zxx" style:country-asian="none" style:language-complex="zxx" style:country-complex="none"/>
    </style:style>
    <style:style style:name="P208" style:family="paragraph" style:parent-style-name="Text_20_body" style:list-style-name="L11">
      <style:text-properties fo:language="en" fo:country="US" officeooo:rsid="016fe325" officeooo:paragraph-rsid="016fe325" style:language-asian="zxx" style:country-asian="none" style:language-complex="zxx" style:country-complex="none"/>
    </style:style>
    <style:style style:name="P209" style:family="paragraph" style:parent-style-name="Text_20_body" style:list-style-name="L11">
      <style:text-properties fo:language="en" fo:country="US" officeooo:rsid="01719b75" officeooo:paragraph-rsid="01719b75" style:language-asian="zxx" style:country-asian="none" style:language-complex="zxx" style:country-complex="none"/>
    </style:style>
    <style:style style:name="P210" style:family="paragraph" style:parent-style-name="Text_20_body" style:list-style-name="L13">
      <style:text-properties fo:language="en" fo:country="US" officeooo:rsid="015ceb5a" officeooo:paragraph-rsid="015ceb5a" style:language-asian="zxx" style:country-asian="none" style:language-complex="zxx" style:country-complex="none"/>
    </style:style>
    <style:style style:name="P211" style:family="paragraph" style:parent-style-name="Text_20_body" style:list-style-name="L13">
      <style:text-properties fo:language="en" fo:country="US" officeooo:rsid="01618400" officeooo:paragraph-rsid="01618400" style:language-asian="zxx" style:country-asian="none" style:language-complex="zxx" style:country-complex="none"/>
    </style:style>
    <style:style style:name="P212" style:family="paragraph" style:parent-style-name="Text_20_body" style:list-style-name="L13">
      <style:text-properties fo:language="en" fo:country="US" officeooo:rsid="015dbfad" officeooo:paragraph-rsid="015dbfad" style:language-asian="zxx" style:country-asian="none" style:language-complex="zxx" style:country-complex="none"/>
    </style:style>
    <style:style style:name="P213" style:family="paragraph" style:parent-style-name="Text_20_body" style:list-style-name="L13">
      <style:text-properties fo:language="en" fo:country="US" officeooo:rsid="015f6d75" officeooo:paragraph-rsid="015f6d75" style:language-asian="zxx" style:country-asian="none" style:language-complex="zxx" style:country-complex="none"/>
    </style:style>
    <style:style style:name="P214" style:family="paragraph" style:parent-style-name="Text_20_body" style:list-style-name="L13">
      <style:text-properties fo:language="en" fo:country="US" officeooo:rsid="016040f8" officeooo:paragraph-rsid="016040f8" style:language-asian="zxx" style:country-asian="none" style:language-complex="zxx" style:country-complex="none"/>
    </style:style>
    <style:style style:name="P215" style:family="paragraph" style:parent-style-name="Text_20_body" style:list-style-name="L13">
      <style:text-properties fo:language="en" fo:country="US" officeooo:rsid="016040f8" officeooo:paragraph-rsid="01656295" style:language-asian="zxx" style:country-asian="none" style:language-complex="zxx" style:country-complex="none"/>
    </style:style>
    <style:style style:name="P216" style:family="paragraph" style:parent-style-name="Text_20_body" style:list-style-name="L13">
      <style:text-properties fo:language="en" fo:country="US" officeooo:rsid="0162bf94" officeooo:paragraph-rsid="0162bf94" style:language-asian="zxx" style:country-asian="none" style:language-complex="zxx" style:country-complex="none"/>
    </style:style>
    <style:style style:name="P217" style:family="paragraph" style:parent-style-name="Text_20_body" style:list-style-name="L13">
      <style:text-properties fo:language="en" fo:country="US" officeooo:rsid="01663e5a" officeooo:paragraph-rsid="01663e5a" style:language-asian="zxx" style:country-asian="none" style:language-complex="zxx" style:country-complex="none"/>
    </style:style>
    <style:style style:name="P218" style:family="paragraph" style:parent-style-name="Text_20_body" style:list-style-name="L13">
      <style:text-properties fo:language="en" fo:country="US" officeooo:rsid="01680e39" officeooo:paragraph-rsid="01680e39" style:language-asian="zxx" style:country-asian="none" style:language-complex="zxx" style:country-complex="none"/>
    </style:style>
    <style:style style:name="P219" style:family="paragraph" style:parent-style-name="Text_20_body" style:list-style-name="L13">
      <style:text-properties fo:language="en" fo:country="US" officeooo:rsid="01691298" officeooo:paragraph-rsid="01691298" style:language-asian="zxx" style:country-asian="none" style:language-complex="zxx" style:country-complex="none"/>
    </style:style>
    <style:style style:name="P220" style:family="paragraph" style:parent-style-name="Text_20_body" style:list-style-name="L13">
      <style:text-properties fo:language="en" fo:country="US" officeooo:rsid="0169d1bc" officeooo:paragraph-rsid="0169d1bc" style:language-asian="zxx" style:country-asian="none" style:language-complex="zxx" style:country-complex="none"/>
    </style:style>
    <style:style style:name="P221" style:family="paragraph" style:parent-style-name="Text_20_body" style:list-style-name="L13">
      <style:text-properties fo:language="en" fo:country="US" officeooo:rsid="016cbef9" officeooo:paragraph-rsid="016cbef9" style:language-asian="zxx" style:country-asian="none" style:language-complex="zxx" style:country-complex="none"/>
    </style:style>
    <style:style style:name="P222" style:family="paragraph" style:parent-style-name="Text_20_body" style:list-style-name="L14">
      <style:text-properties fo:language="en" fo:country="US" officeooo:rsid="01ad5c28" officeooo:paragraph-rsid="01ad5c28" style:language-asian="zxx" style:country-asian="none" style:language-complex="zxx" style:country-complex="none"/>
    </style:style>
    <style:style style:name="P223" style:family="paragraph" style:parent-style-name="Text_20_body" style:list-style-name="L14">
      <style:text-properties fo:language="en" fo:country="US" officeooo:rsid="01b0d47d" officeooo:paragraph-rsid="01b0d47d" style:language-asian="zxx" style:country-asian="none" style:language-complex="zxx" style:country-complex="none"/>
    </style:style>
    <style:style style:name="P224" style:family="paragraph" style:parent-style-name="Text_20_body" style:list-style-name="L14">
      <style:text-properties fo:language="en" fo:country="US" officeooo:rsid="01b22016" officeooo:paragraph-rsid="01b22016" style:language-asian="zxx" style:country-asian="none" style:language-complex="zxx" style:country-complex="none"/>
    </style:style>
    <style:style style:name="P225" style:family="paragraph" style:parent-style-name="Text_20_body" style:list-style-name="L14">
      <style:text-properties fo:language="en" fo:country="US" officeooo:rsid="01b3f9a7" officeooo:paragraph-rsid="01b3f9a7" style:language-asian="zxx" style:country-asian="none" style:language-complex="zxx" style:country-complex="none"/>
    </style:style>
    <style:style style:name="P226" style:family="paragraph" style:parent-style-name="Text_20_body" style:list-style-name="L14">
      <style:text-properties fo:language="en" fo:country="US" officeooo:rsid="01b54f37" officeooo:paragraph-rsid="01b54f37" style:language-asian="zxx" style:country-asian="none" style:language-complex="zxx" style:country-complex="none"/>
    </style:style>
    <style:style style:name="P227" style:family="paragraph" style:parent-style-name="Text_20_body" style:list-style-name="L14">
      <style:text-properties fo:language="en" fo:country="US" officeooo:rsid="01c0cb80" officeooo:paragraph-rsid="01c0cb80" style:language-asian="zxx" style:country-asian="none" style:language-complex="zxx" style:country-complex="none"/>
    </style:style>
    <style:style style:name="P228" style:family="paragraph" style:parent-style-name="Text_20_body" style:list-style-name="L14">
      <style:text-properties fo:language="en" fo:country="US" officeooo:rsid="01b872c4" officeooo:paragraph-rsid="01b872c4" style:language-asian="zxx" style:country-asian="none" style:language-complex="zxx" style:country-complex="none"/>
    </style:style>
    <style:style style:name="P229" style:family="paragraph" style:parent-style-name="Text_20_body" style:list-style-name="L14">
      <style:text-properties fo:language="en" fo:country="US" officeooo:rsid="01b92b40" officeooo:paragraph-rsid="01b92b40" style:language-asian="zxx" style:country-asian="none" style:language-complex="zxx" style:country-complex="none"/>
    </style:style>
    <style:style style:name="P230" style:family="paragraph" style:parent-style-name="Text_20_body" style:list-style-name="L14">
      <style:text-properties fo:language="en" fo:country="US" officeooo:rsid="01be2b92" officeooo:paragraph-rsid="01be2b92" style:language-asian="zxx" style:country-asian="none" style:language-complex="zxx" style:country-complex="none"/>
    </style:style>
    <style:style style:name="P231" style:family="paragraph" style:parent-style-name="Text_20_body" style:list-style-name="L14">
      <style:text-properties fo:language="en" fo:country="US" officeooo:rsid="01ba95c0" officeooo:paragraph-rsid="01ba95c0" style:language-asian="zxx" style:country-asian="none" style:language-complex="zxx" style:country-complex="none"/>
    </style:style>
    <style:style style:name="P232" style:family="paragraph" style:parent-style-name="Text_20_body" style:list-style-name="L14">
      <style:text-properties fo:language="en" fo:country="US" officeooo:rsid="01bef655" officeooo:paragraph-rsid="01bef655" style:language-asian="zxx" style:country-asian="none" style:language-complex="zxx" style:country-complex="none"/>
    </style:style>
    <style:style style:name="P233" style:family="paragraph" style:parent-style-name="Text_20_body" style:list-style-name="L14">
      <style:text-properties fo:language="en" fo:country="US" officeooo:rsid="01bf6273" officeooo:paragraph-rsid="01bf6273" style:language-asian="zxx" style:country-asian="none" style:language-complex="zxx" style:country-complex="none"/>
    </style:style>
    <style:style style:name="P234" style:family="paragraph" style:parent-style-name="Text_20_body" style:list-style-name="L14">
      <style:text-properties fo:language="en" fo:country="US" officeooo:rsid="01c00997" officeooo:paragraph-rsid="01c00997" style:language-asian="zxx" style:country-asian="none" style:language-complex="zxx" style:country-complex="none"/>
    </style:style>
    <style:style style:name="P235" style:family="paragraph" style:parent-style-name="Text_20_body" style:list-style-name="L15">
      <style:text-properties fo:language="en" fo:country="US" officeooo:rsid="01c9ee7a" officeooo:paragraph-rsid="01c9ee7a" style:language-asian="zxx" style:country-asian="none" style:language-complex="zxx" style:country-complex="none"/>
    </style:style>
    <style:style style:name="P236" style:family="paragraph" style:parent-style-name="Text_20_body" style:list-style-name="L15">
      <style:text-properties fo:language="en" fo:country="US" officeooo:rsid="01cbb720" officeooo:paragraph-rsid="01cbb720" style:language-asian="zxx" style:country-asian="none" style:language-complex="zxx" style:country-complex="none"/>
    </style:style>
    <style:style style:name="P237" style:family="paragraph" style:parent-style-name="Text_20_body" style:list-style-name="L15">
      <style:text-properties fo:language="en" fo:country="US" officeooo:rsid="01cd7f72" officeooo:paragraph-rsid="01cd7f72" style:language-asian="zxx" style:country-asian="none" style:language-complex="zxx" style:country-complex="none"/>
    </style:style>
    <style:style style:name="P238" style:family="paragraph" style:parent-style-name="Text_20_body" style:list-style-name="L15">
      <style:text-properties fo:language="en" fo:country="US" officeooo:rsid="01c30d2e" officeooo:paragraph-rsid="01c30d2e" style:language-asian="zxx" style:country-asian="none" style:language-complex="zxx" style:country-complex="none"/>
    </style:style>
    <style:style style:name="P239" style:family="paragraph" style:parent-style-name="Text_20_body" style:list-style-name="L15">
      <style:text-properties fo:language="en" fo:country="US" officeooo:rsid="01c454c7" officeooo:paragraph-rsid="01c454c7" style:language-asian="zxx" style:country-asian="none" style:language-complex="zxx" style:country-complex="none"/>
    </style:style>
    <style:style style:name="P240" style:family="paragraph" style:parent-style-name="Text_20_body" style:list-style-name="L15">
      <style:text-properties fo:language="en" fo:country="US" officeooo:rsid="01cff03c" officeooo:paragraph-rsid="01cff03c" style:language-asian="zxx" style:country-asian="none" style:language-complex="zxx" style:country-complex="none"/>
    </style:style>
    <style:style style:name="P241" style:family="paragraph" style:parent-style-name="Text_20_body" style:list-style-name="L15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242" style:family="paragraph" style:parent-style-name="Text_20_body" style:list-style-name="L15">
      <style:text-properties fo:language="en" fo:country="US" officeooo:rsid="01750d89" officeooo:paragraph-rsid="01750d89" style:language-asian="zxx" style:country-asian="none" style:language-complex="zxx" style:country-complex="none"/>
    </style:style>
    <style:style style:name="P243" style:family="paragraph" style:parent-style-name="Text_20_body" style:list-style-name="L15">
      <style:text-properties fo:language="en" fo:country="US" officeooo:rsid="017ab9e7" officeooo:paragraph-rsid="017ab9e7" style:language-asian="zxx" style:country-asian="none" style:language-complex="zxx" style:country-complex="none"/>
    </style:style>
    <style:style style:name="P244" style:family="paragraph" style:parent-style-name="Text_20_body" style:list-style-name="L15">
      <style:text-properties fo:language="en" fo:country="US" officeooo:rsid="017b9523" officeooo:paragraph-rsid="017b9523" style:language-asian="zxx" style:country-asian="none" style:language-complex="zxx" style:country-complex="none"/>
    </style:style>
    <style:style style:name="P245" style:family="paragraph" style:parent-style-name="Text_20_body" style:list-style-name="L15">
      <style:text-properties fo:language="en" fo:country="US" officeooo:rsid="017704eb" officeooo:paragraph-rsid="017704eb" style:language-asian="zxx" style:country-asian="none" style:language-complex="zxx" style:country-complex="none"/>
    </style:style>
    <style:style style:name="P246" style:family="paragraph" style:parent-style-name="Text_20_body" style:list-style-name="L15">
      <style:text-properties fo:language="en" fo:country="US" officeooo:rsid="01767b4b" officeooo:paragraph-rsid="01767b4b" style:language-asian="zxx" style:country-asian="none" style:language-complex="zxx" style:country-complex="none"/>
    </style:style>
    <style:style style:name="P247" style:family="paragraph" style:parent-style-name="Text_20_body" style:list-style-name="L15">
      <style:text-properties fo:language="en" fo:country="US" officeooo:rsid="0176b0fe" officeooo:paragraph-rsid="0176b0fe" style:language-asian="zxx" style:country-asian="none" style:language-complex="zxx" style:country-complex="none"/>
    </style:style>
    <style:style style:name="P248" style:family="paragraph" style:parent-style-name="Text_20_body" style:list-style-name="L16">
      <style:text-properties fo:language="en" fo:country="US" officeooo:rsid="017e84ad" officeooo:paragraph-rsid="017e84ad" style:language-asian="zxx" style:country-asian="none" style:language-complex="zxx" style:country-complex="none"/>
    </style:style>
    <style:style style:name="P249" style:family="paragraph" style:parent-style-name="Text_20_body" style:list-style-name="L16">
      <style:text-properties fo:language="en" fo:country="US" officeooo:rsid="017e84ad" officeooo:paragraph-rsid="01abf090" style:language-asian="zxx" style:country-asian="none" style:language-complex="zxx" style:country-complex="none"/>
    </style:style>
    <style:style style:name="P250" style:family="paragraph" style:parent-style-name="Text_20_body" style:list-style-name="L16">
      <style:text-properties fo:language="en" fo:country="US" officeooo:rsid="017e84ad" officeooo:paragraph-rsid="0184be90" style:language-asian="zxx" style:country-asian="none" style:language-complex="zxx" style:country-complex="none"/>
    </style:style>
    <style:style style:name="P251" style:family="paragraph" style:parent-style-name="Text_20_body" style:list-style-name="L16">
      <style:text-properties fo:language="en" fo:country="US" officeooo:rsid="017e84ad" officeooo:paragraph-rsid="0184e5e8" style:language-asian="zxx" style:country-asian="none" style:language-complex="zxx" style:country-complex="none"/>
    </style:style>
    <style:style style:name="P252" style:family="paragraph" style:parent-style-name="Text_20_body" style:list-style-name="L16">
      <style:text-properties fo:language="en" fo:country="US" officeooo:rsid="017e84ad" officeooo:paragraph-rsid="0185a547" style:language-asian="zxx" style:country-asian="none" style:language-complex="zxx" style:country-complex="none"/>
    </style:style>
    <style:style style:name="P253" style:family="paragraph" style:parent-style-name="Text_20_body" style:list-style-name="L16">
      <style:text-properties fo:language="en" fo:country="US" officeooo:rsid="017e84ad" officeooo:paragraph-rsid="01877389" style:language-asian="zxx" style:country-asian="none" style:language-complex="zxx" style:country-complex="none"/>
    </style:style>
    <style:style style:name="P254" style:family="paragraph" style:parent-style-name="Text_20_body" style:list-style-name="L16">
      <style:text-properties fo:language="en" fo:country="US" officeooo:rsid="017e84ad" officeooo:paragraph-rsid="018b17f8" style:language-asian="zxx" style:country-asian="none" style:language-complex="zxx" style:country-complex="none"/>
    </style:style>
    <style:style style:name="P255" style:family="paragraph" style:parent-style-name="Text_20_body" style:list-style-name="L16">
      <style:text-properties fo:language="en" fo:country="US" officeooo:rsid="018010ac" officeooo:paragraph-rsid="018010ac" style:language-asian="zxx" style:country-asian="none" style:language-complex="zxx" style:country-complex="none"/>
    </style:style>
    <style:style style:name="P256" style:family="paragraph" style:parent-style-name="Text_20_body" style:list-style-name="L16">
      <style:text-properties fo:language="en" fo:country="US" officeooo:rsid="01854945" officeooo:paragraph-rsid="01854945" style:language-asian="zxx" style:country-asian="none" style:language-complex="zxx" style:country-complex="none"/>
    </style:style>
    <style:style style:name="P257" style:family="paragraph" style:parent-style-name="Text_20_body" style:list-style-name="L16">
      <style:text-properties fo:language="en" fo:country="US" officeooo:rsid="0186dcbe" officeooo:paragraph-rsid="01877389" style:language-asian="zxx" style:country-asian="none" style:language-complex="zxx" style:country-complex="none"/>
    </style:style>
    <style:style style:name="P258" style:family="paragraph" style:parent-style-name="Text_20_body" style:list-style-name="L16">
      <style:text-properties fo:language="en" fo:country="US" officeooo:rsid="018b17f8" officeooo:paragraph-rsid="018b17f8" style:language-asian="zxx" style:country-asian="none" style:language-complex="zxx" style:country-complex="none"/>
    </style:style>
    <style:style style:name="P259" style:family="paragraph" style:parent-style-name="Text_20_body" style:list-style-name="L16">
      <style:text-properties fo:language="en" fo:country="US" officeooo:rsid="018c36e1" officeooo:paragraph-rsid="018c36e1" style:language-asian="zxx" style:country-asian="none" style:language-complex="zxx" style:country-complex="none"/>
    </style:style>
    <style:style style:name="P260" style:family="paragraph" style:parent-style-name="Text_20_body" style:list-style-name="L16">
      <style:text-properties fo:language="en" fo:country="US" officeooo:rsid="018d29d4" officeooo:paragraph-rsid="018d29d4" style:language-asian="zxx" style:country-asian="none" style:language-complex="zxx" style:country-complex="none"/>
    </style:style>
    <style:style style:name="P261" style:family="paragraph" style:parent-style-name="Text_20_body" style:list-style-name="L17">
      <style:text-properties fo:language="en" fo:country="US" officeooo:rsid="01920efe" officeooo:paragraph-rsid="01920efe" style:language-asian="zxx" style:country-asian="none" style:language-complex="zxx" style:country-complex="none"/>
    </style:style>
    <style:style style:name="P262" style:family="paragraph" style:parent-style-name="Text_20_body" style:list-style-name="L17">
      <style:text-properties fo:language="en" fo:country="US" officeooo:rsid="01958940" officeooo:paragraph-rsid="01958940" style:language-asian="zxx" style:country-asian="none" style:language-complex="zxx" style:country-complex="none"/>
    </style:style>
    <style:style style:name="P263" style:family="paragraph" style:parent-style-name="Text_20_body" style:list-style-name="L17">
      <style:text-properties fo:language="en" fo:country="US" officeooo:rsid="01965e18" officeooo:paragraph-rsid="01965e18" style:language-asian="zxx" style:country-asian="none" style:language-complex="zxx" style:country-complex="none"/>
    </style:style>
    <style:style style:name="P264" style:family="paragraph" style:parent-style-name="Text_20_body" style:list-style-name="L17">
      <style:text-properties fo:language="en" fo:country="US" officeooo:rsid="01965e18" officeooo:paragraph-rsid="0196e005" style:language-asian="zxx" style:country-asian="none" style:language-complex="zxx" style:country-complex="none"/>
    </style:style>
    <style:style style:name="P265" style:family="paragraph" style:parent-style-name="Text_20_body" style:list-style-name="L17">
      <style:text-properties fo:language="en" fo:country="US" officeooo:rsid="0196e005" officeooo:paragraph-rsid="0196e005" style:language-asian="zxx" style:country-asian="none" style:language-complex="zxx" style:country-complex="none"/>
    </style:style>
    <style:style style:name="P266" style:family="paragraph" style:parent-style-name="Text_20_body" style:list-style-name="L17">
      <style:text-properties fo:language="en" fo:country="US" officeooo:rsid="0196f676" officeooo:paragraph-rsid="0196f676" style:language-asian="zxx" style:country-asian="none" style:language-complex="zxx" style:country-complex="none"/>
    </style:style>
    <style:style style:name="P267" style:family="paragraph" style:parent-style-name="Text_20_body" style:list-style-name="L17">
      <style:text-properties fo:language="en" fo:country="US" officeooo:rsid="0198b100" officeooo:paragraph-rsid="0198b100" style:language-asian="zxx" style:country-asian="none" style:language-complex="zxx" style:country-complex="none"/>
    </style:style>
    <style:style style:name="P268" style:family="paragraph" style:parent-style-name="Text_20_body" style:list-style-name="L17">
      <style:text-properties fo:language="en" fo:country="US" officeooo:rsid="019c6a4c" officeooo:paragraph-rsid="019c6a4c" style:language-asian="zxx" style:country-asian="none" style:language-complex="zxx" style:country-complex="none"/>
    </style:style>
    <style:style style:name="P269" style:family="paragraph" style:parent-style-name="Text_20_body" style:list-style-name="L17">
      <style:text-properties fo:language="en" fo:country="US" officeooo:rsid="019e63a4" officeooo:paragraph-rsid="019e63a4" style:language-asian="zxx" style:country-asian="none" style:language-complex="zxx" style:country-complex="none"/>
    </style:style>
    <style:style style:name="P270" style:family="paragraph" style:parent-style-name="Text_20_body" style:list-style-name="L17">
      <style:text-properties fo:language="en" fo:country="US" officeooo:rsid="019e92ff" officeooo:paragraph-rsid="019e92ff" style:language-asian="zxx" style:country-asian="none" style:language-complex="zxx" style:country-complex="none"/>
    </style:style>
    <style:style style:name="P271" style:family="paragraph" style:parent-style-name="Text_20_body" style:list-style-name="L17">
      <style:text-properties fo:language="en" fo:country="US" officeooo:rsid="019ecfbe" officeooo:paragraph-rsid="019ecfbe" style:language-asian="zxx" style:country-asian="none" style:language-complex="zxx" style:country-complex="none"/>
    </style:style>
    <style:style style:name="P272" style:family="paragraph" style:parent-style-name="Text_20_body" style:list-style-name="L17">
      <style:text-properties fo:language="en" fo:country="US" officeooo:rsid="019ffa87" officeooo:paragraph-rsid="019ffa87" style:language-asian="zxx" style:country-asian="none" style:language-complex="zxx" style:country-complex="none"/>
    </style:style>
    <style:style style:name="P273" style:family="paragraph" style:parent-style-name="Text_20_body" style:list-style-name="L17">
      <style:text-properties fo:language="en" fo:country="US" officeooo:rsid="01a13c89" officeooo:paragraph-rsid="01a13c89" style:language-asian="zxx" style:country-asian="none" style:language-complex="zxx" style:country-complex="none"/>
    </style:style>
    <style:style style:name="P274" style:family="paragraph" style:parent-style-name="Text_20_body" style:list-style-name="L17">
      <style:text-properties fo:language="en" fo:country="US" officeooo:rsid="01a64642" officeooo:paragraph-rsid="01a64642" style:language-asian="zxx" style:country-asian="none" style:language-complex="zxx" style:country-complex="none"/>
    </style:style>
    <style:style style:name="P275" style:family="paragraph" style:parent-style-name="Text_20_body" style:list-style-name="L17">
      <style:text-properties fo:language="en" fo:country="US" officeooo:rsid="01a72bdd" officeooo:paragraph-rsid="01a72bdd" style:language-asian="zxx" style:country-asian="none" style:language-complex="zxx" style:country-complex="none"/>
    </style:style>
    <style:style style:name="P276" style:family="paragraph" style:parent-style-name="Text_20_body" style:list-style-name="L17">
      <style:text-properties fo:language="en" fo:country="US" officeooo:rsid="01a29ea9" officeooo:paragraph-rsid="01a29ea9" style:language-asian="zxx" style:country-asian="none" style:language-complex="zxx" style:country-complex="none"/>
    </style:style>
    <style:style style:name="P277" style:family="paragraph" style:parent-style-name="Text_20_body" style:list-style-name="L17">
      <style:text-properties fo:language="en" fo:country="US" officeooo:rsid="01a522e0" officeooo:paragraph-rsid="01a522e0" style:language-asian="zxx" style:country-asian="none" style:language-complex="zxx" style:country-complex="none"/>
    </style:style>
    <style:style style:name="P278" style:family="paragraph" style:parent-style-name="Text_20_body" style:list-style-name="L18">
      <style:text-properties fo:language="en" fo:country="US" officeooo:rsid="01fcd595" officeooo:paragraph-rsid="02194f22" style:language-asian="zxx" style:country-asian="none" style:language-complex="zxx" style:country-complex="none"/>
    </style:style>
    <style:style style:name="P279" style:family="paragraph" style:parent-style-name="Text_20_body" style:list-style-name="L18">
      <style:text-properties fo:language="en" fo:country="US" officeooo:rsid="0202f7b5" officeooo:paragraph-rsid="02194f22" style:language-asian="zxx" style:country-asian="none" style:language-complex="zxx" style:country-complex="none"/>
    </style:style>
    <style:style style:name="P280" style:family="paragraph" style:parent-style-name="Text_20_body" style:list-style-name="L18">
      <style:text-properties fo:language="en" fo:country="US" officeooo:rsid="020b8bd1" officeooo:paragraph-rsid="020b8bd1" style:language-asian="zxx" style:country-asian="none" style:language-complex="zxx" style:country-complex="none"/>
    </style:style>
    <style:style style:name="P281" style:family="paragraph" style:parent-style-name="Text_20_body" style:list-style-name="L18">
      <style:text-properties fo:language="en" fo:country="US" officeooo:rsid="020cf236" officeooo:paragraph-rsid="020cf236" style:language-asian="zxx" style:country-asian="none" style:language-complex="zxx" style:country-complex="none"/>
    </style:style>
    <style:style style:name="P282" style:family="paragraph" style:parent-style-name="Text_20_body" style:list-style-name="L18">
      <style:text-properties fo:language="en" fo:country="US" officeooo:rsid="020d89a9" officeooo:paragraph-rsid="020d89a9" style:language-asian="zxx" style:country-asian="none" style:language-complex="zxx" style:country-complex="none"/>
    </style:style>
    <style:style style:name="P283" style:family="paragraph" style:parent-style-name="Text_20_body" style:list-style-name="L18">
      <style:text-properties fo:language="en" fo:country="US" officeooo:rsid="022faff0" officeooo:paragraph-rsid="022faff0" style:language-asian="zxx" style:country-asian="none" style:language-complex="zxx" style:country-complex="none"/>
    </style:style>
    <style:style style:name="P284" style:family="paragraph" style:parent-style-name="Text_20_body" style:list-style-name="L18">
      <style:text-properties fo:language="en" fo:country="US" officeooo:rsid="020f7486" officeooo:paragraph-rsid="020f7486" style:language-asian="zxx" style:country-asian="none" style:language-complex="zxx" style:country-complex="none"/>
    </style:style>
    <style:style style:name="P285" style:family="paragraph" style:parent-style-name="Text_20_body" style:list-style-name="L18">
      <style:text-properties fo:language="en" fo:country="US" officeooo:rsid="021bddf7" officeooo:paragraph-rsid="021bddf7" style:language-asian="zxx" style:country-asian="none" style:language-complex="zxx" style:country-complex="none"/>
    </style:style>
    <style:style style:name="P286" style:family="paragraph" style:parent-style-name="Text_20_body" style:list-style-name="L18">
      <style:text-properties fo:language="en" fo:country="US" officeooo:rsid="0211373d" officeooo:paragraph-rsid="0211373d" style:language-asian="zxx" style:country-asian="none" style:language-complex="zxx" style:country-complex="none"/>
    </style:style>
    <style:style style:name="P287" style:family="paragraph" style:parent-style-name="Text_20_body" style:list-style-name="L18">
      <style:text-properties fo:language="en" fo:country="US" officeooo:rsid="02284d53" officeooo:paragraph-rsid="02284d53" style:language-asian="zxx" style:country-asian="none" style:language-complex="zxx" style:country-complex="none"/>
    </style:style>
    <style:style style:name="P288" style:family="paragraph" style:parent-style-name="Text_20_body" style:list-style-name="L18">
      <style:text-properties fo:language="en" fo:country="US" officeooo:rsid="0228efd0" officeooo:paragraph-rsid="0228efd0" style:language-asian="zxx" style:country-asian="none" style:language-complex="zxx" style:country-complex="none"/>
    </style:style>
    <style:style style:name="P289" style:family="paragraph" style:parent-style-name="Text_20_body" style:list-style-name="L18">
      <style:text-properties fo:language="en" fo:country="US" officeooo:rsid="022a622f" officeooo:paragraph-rsid="022a622f" style:language-asian="zxx" style:country-asian="none" style:language-complex="zxx" style:country-complex="none"/>
    </style:style>
    <style:style style:name="P290" style:family="paragraph" style:parent-style-name="Text_20_body" style:list-style-name="L18">
      <style:text-properties fo:language="en" fo:country="US" officeooo:rsid="022bea22" officeooo:paragraph-rsid="022bea22" style:language-asian="zxx" style:country-asian="none" style:language-complex="zxx" style:country-complex="none"/>
    </style:style>
    <style:style style:name="P291" style:family="paragraph" style:parent-style-name="Text_20_body" style:list-style-name="L18">
      <style:text-properties fo:language="en" fo:country="US" officeooo:rsid="0230f89f" officeooo:paragraph-rsid="0230f89f" style:language-asian="zxx" style:country-asian="none" style:language-complex="zxx" style:country-complex="none"/>
    </style:style>
    <style:style style:name="P292" style:family="paragraph" style:parent-style-name="Text_20_body" style:list-style-name="L18">
      <style:text-properties fo:language="en" fo:country="US" officeooo:rsid="0236ab72" officeooo:paragraph-rsid="0236ab72" style:language-asian="zxx" style:country-asian="none" style:language-complex="zxx" style:country-complex="none"/>
    </style:style>
    <style:style style:name="P293" style:family="paragraph" style:parent-style-name="Text_20_body" style:list-style-name="L18">
      <style:text-properties fo:language="en" fo:country="US" officeooo:rsid="0237f9ad" officeooo:paragraph-rsid="0237f9ad" style:language-asian="zxx" style:country-asian="none" style:language-complex="zxx" style:country-complex="none"/>
    </style:style>
    <style:style style:name="P294" style:family="paragraph" style:parent-style-name="Text_20_body" style:list-style-name="L18">
      <style:text-properties fo:language="en" fo:country="US" officeooo:rsid="021c5671" officeooo:paragraph-rsid="021c5671" style:language-asian="zxx" style:country-asian="none" style:language-complex="zxx" style:country-complex="none"/>
    </style:style>
    <style:style style:name="P295" style:family="paragraph" style:parent-style-name="Text_20_body" style:list-style-name="L18">
      <style:text-properties fo:language="en" fo:country="US" officeooo:rsid="021c5671" officeooo:paragraph-rsid="02226223" style:language-asian="zxx" style:country-asian="none" style:language-complex="zxx" style:country-complex="none"/>
    </style:style>
    <style:style style:name="P296" style:family="paragraph" style:parent-style-name="Text_20_body" style:list-style-name="L18">
      <style:text-properties fo:language="en" fo:country="US" officeooo:rsid="0261cbea" officeooo:paragraph-rsid="02638b5a" style:language-asian="zxx" style:country-asian="none" style:language-complex="zxx" style:country-complex="none"/>
    </style:style>
    <style:style style:name="P297" style:family="paragraph" style:parent-style-name="Text_20_body" style:list-style-name="L18">
      <style:text-properties fo:language="en" fo:country="US" officeooo:rsid="02638b5a" officeooo:paragraph-rsid="02638b5a" style:language-asian="zxx" style:country-asian="none" style:language-complex="zxx" style:country-complex="none"/>
    </style:style>
    <style:style style:name="P298" style:family="paragraph" style:parent-style-name="Text_20_body" style:list-style-name="L18">
      <style:text-properties fo:language="en" fo:country="US" officeooo:rsid="02226223" officeooo:paragraph-rsid="02226223" style:language-asian="zxx" style:country-asian="none" style:language-complex="zxx" style:country-complex="none"/>
    </style:style>
    <style:style style:name="P299" style:family="paragraph" style:parent-style-name="Text_20_body" style:list-style-name="L18">
      <style:text-properties fo:language="en" fo:country="US" officeooo:rsid="01d4ecfc" officeooo:paragraph-rsid="01d4ecfc" style:language-asian="zxx" style:country-asian="none" style:language-complex="zxx" style:country-complex="none"/>
    </style:style>
    <style:style style:name="P300" style:family="paragraph" style:parent-style-name="Text_20_body" style:list-style-name="L18">
      <style:text-properties fo:language="en" fo:country="US" officeooo:rsid="022d9145" officeooo:paragraph-rsid="022d9145" style:language-asian="zxx" style:country-asian="none" style:language-complex="zxx" style:country-complex="none"/>
    </style:style>
    <style:style style:name="P301" style:family="paragraph" style:parent-style-name="Text_20_body" style:list-style-name="L18">
      <style:text-properties fo:language="en" fo:country="US" officeooo:rsid="0239650c" officeooo:paragraph-rsid="0239650c" style:language-asian="zxx" style:country-asian="none" style:language-complex="zxx" style:country-complex="none"/>
    </style:style>
    <style:style style:name="P302" style:family="paragraph" style:parent-style-name="Text_20_body" style:list-style-name="L18">
      <style:text-properties fo:language="en" fo:country="US" officeooo:rsid="0263e81e" officeooo:paragraph-rsid="0263e81e" style:language-asian="zxx" style:country-asian="none" style:language-complex="zxx" style:country-complex="none"/>
    </style:style>
    <style:style style:name="P303" style:family="paragraph" style:parent-style-name="Text_20_body" style:list-style-name="L18">
      <style:text-properties fo:language="en" fo:country="US" officeooo:rsid="0239eda9" officeooo:paragraph-rsid="0239eda9" style:language-asian="zxx" style:country-asian="none" style:language-complex="zxx" style:country-complex="none"/>
    </style:style>
    <style:style style:name="P304" style:family="paragraph" style:parent-style-name="Text_20_body" style:list-style-name="L18">
      <style:text-properties fo:language="en" fo:country="US" officeooo:rsid="021e53d5" officeooo:paragraph-rsid="021e53d5" style:language-asian="zxx" style:country-asian="none" style:language-complex="zxx" style:country-complex="none"/>
    </style:style>
    <style:style style:name="P305" style:family="paragraph" style:parent-style-name="Text_20_body" style:list-style-name="L18">
      <style:text-properties fo:language="en" fo:country="US" officeooo:rsid="023b9800" officeooo:paragraph-rsid="023b9800" style:language-asian="zxx" style:country-asian="none" style:language-complex="zxx" style:country-complex="none"/>
    </style:style>
    <style:style style:name="P306" style:family="paragraph" style:parent-style-name="Text_20_body" style:list-style-name="L18">
      <style:text-properties fo:language="en" fo:country="US" officeooo:rsid="021ef1ad" officeooo:paragraph-rsid="021ef1ad" style:language-asian="zxx" style:country-asian="none" style:language-complex="zxx" style:country-complex="none"/>
    </style:style>
    <style:style style:name="P307" style:family="paragraph" style:parent-style-name="Text_20_body" style:list-style-name="L18">
      <style:text-properties fo:language="en" fo:country="US" officeooo:rsid="023c0a4a" officeooo:paragraph-rsid="023c0a4a" style:language-asian="zxx" style:country-asian="none" style:language-complex="zxx" style:country-complex="none"/>
    </style:style>
    <style:style style:name="P308" style:family="paragraph" style:parent-style-name="Text_20_body" style:list-style-name="L18">
      <style:text-properties fo:language="en" fo:country="US" officeooo:rsid="023d0c06" officeooo:paragraph-rsid="023d0c06" style:language-asian="zxx" style:country-asian="none" style:language-complex="zxx" style:country-complex="none"/>
    </style:style>
    <style:style style:name="P309" style:family="paragraph" style:parent-style-name="Text_20_body" style:list-style-name="L18">
      <style:text-properties fo:language="en" fo:country="US" officeooo:rsid="01d51969" officeooo:paragraph-rsid="01d51969" style:language-asian="zxx" style:country-asian="none" style:language-complex="zxx" style:country-complex="none"/>
    </style:style>
    <style:style style:name="P310" style:family="paragraph" style:parent-style-name="Text_20_body" style:list-style-name="L18">
      <style:text-properties fo:language="en" fo:country="US" officeooo:rsid="01d58f43" officeooo:paragraph-rsid="01d58f43" style:language-asian="zxx" style:country-asian="none" style:language-complex="zxx" style:country-complex="none"/>
    </style:style>
    <style:style style:name="P311" style:family="paragraph" style:parent-style-name="Text_20_body" style:list-style-name="L18">
      <style:text-properties fo:language="en" fo:country="US" officeooo:rsid="01d6a317" officeooo:paragraph-rsid="01d6a317" style:language-asian="zxx" style:country-asian="none" style:language-complex="zxx" style:country-complex="none"/>
    </style:style>
    <style:style style:name="P312" style:family="paragraph" style:parent-style-name="Text_20_body" style:list-style-name="L18">
      <style:text-properties fo:language="en" fo:country="US" officeooo:rsid="01dc5b1a" officeooo:paragraph-rsid="01dc5b1a" style:language-asian="zxx" style:country-asian="none" style:language-complex="zxx" style:country-complex="none"/>
    </style:style>
    <style:style style:name="P313" style:family="paragraph" style:parent-style-name="Text_20_body" style:list-style-name="L18">
      <style:text-properties fo:language="en" fo:country="US" officeooo:rsid="02437e8c" officeooo:paragraph-rsid="02437e8c" style:language-asian="zxx" style:country-asian="none" style:language-complex="zxx" style:country-complex="none"/>
    </style:style>
    <style:style style:name="P314" style:family="paragraph" style:parent-style-name="Text_20_body" style:list-style-name="L18">
      <style:text-properties fo:language="en" fo:country="US" officeooo:rsid="01d92615" officeooo:paragraph-rsid="01d92615" style:language-asian="zxx" style:country-asian="none" style:language-complex="zxx" style:country-complex="none"/>
    </style:style>
    <style:style style:name="P315" style:family="paragraph" style:parent-style-name="Text_20_body" style:list-style-name="L18">
      <style:text-properties fo:language="en" fo:country="US" officeooo:rsid="01df38df" officeooo:paragraph-rsid="01df38df" style:language-asian="zxx" style:country-asian="none" style:language-complex="zxx" style:country-complex="none"/>
    </style:style>
    <style:style style:name="P316" style:family="paragraph" style:parent-style-name="Text_20_body" style:list-style-name="L18">
      <style:text-properties fo:language="en" fo:country="US" officeooo:rsid="01e2e3d7" officeooo:paragraph-rsid="01e2e3d7" style:language-asian="zxx" style:country-asian="none" style:language-complex="zxx" style:country-complex="none"/>
    </style:style>
    <style:style style:name="P317" style:family="paragraph" style:parent-style-name="Text_20_body" style:list-style-name="L18">
      <style:text-properties fo:language="en" fo:country="US" officeooo:rsid="01e2e3d7" officeooo:paragraph-rsid="01e4351f" style:language-asian="zxx" style:country-asian="none" style:language-complex="zxx" style:country-complex="none"/>
    </style:style>
    <style:style style:name="P318" style:family="paragraph" style:parent-style-name="Text_20_body" style:list-style-name="L18">
      <style:text-properties fo:language="en" fo:country="US" officeooo:rsid="01e2e3d7" officeooo:paragraph-rsid="027ae41f" style:language-asian="zxx" style:country-asian="none" style:language-complex="zxx" style:country-complex="none"/>
    </style:style>
    <style:style style:name="P319" style:family="paragraph" style:parent-style-name="Text_20_body" style:list-style-name="L18">
      <style:text-properties fo:language="en" fo:country="US" officeooo:rsid="0225fe68" officeooo:paragraph-rsid="0225fe68" style:language-asian="zxx" style:country-asian="none" style:language-complex="zxx" style:country-complex="none"/>
    </style:style>
    <style:style style:name="P320" style:family="paragraph" style:parent-style-name="Text_20_body" style:list-style-name="L18">
      <style:text-properties fo:language="en" fo:country="US" officeooo:rsid="0235678e" officeooo:paragraph-rsid="0235678e" style:language-asian="zxx" style:country-asian="none" style:language-complex="zxx" style:country-complex="none"/>
    </style:style>
    <style:style style:name="P321" style:family="paragraph" style:parent-style-name="Text_20_body" style:list-style-name="L18">
      <style:text-properties fo:language="en" fo:country="US" officeooo:rsid="01f23110" officeooo:paragraph-rsid="01f23110" style:language-asian="zxx" style:country-asian="none" style:language-complex="zxx" style:country-complex="none"/>
    </style:style>
    <style:style style:name="P322" style:family="paragraph" style:parent-style-name="Text_20_body" style:list-style-name="L18">
      <style:text-properties fo:language="en" fo:country="US" officeooo:rsid="01e4351f" officeooo:paragraph-rsid="01e4351f" style:language-asian="zxx" style:country-asian="none" style:language-complex="zxx" style:country-complex="none"/>
    </style:style>
    <style:style style:name="P323" style:family="paragraph" style:parent-style-name="Text_20_body" style:list-style-name="L18">
      <style:text-properties fo:language="en" fo:country="US" officeooo:rsid="01f07139" officeooo:paragraph-rsid="01f07139" style:language-asian="zxx" style:country-asian="none" style:language-complex="zxx" style:country-complex="none"/>
    </style:style>
    <style:style style:name="P324" style:family="paragraph" style:parent-style-name="Text_20_body" style:list-style-name="L18">
      <style:text-properties fo:language="en" fo:country="US" officeooo:rsid="01f25acc" officeooo:paragraph-rsid="01f25acc" style:language-asian="zxx" style:country-asian="none" style:language-complex="zxx" style:country-complex="none"/>
    </style:style>
    <style:style style:name="P325" style:family="paragraph" style:parent-style-name="Text_20_body" style:list-style-name="L18">
      <style:text-properties fo:language="en" fo:country="US" officeooo:rsid="01e54bfe" officeooo:paragraph-rsid="01e54bfe" style:language-asian="zxx" style:country-asian="none" style:language-complex="zxx" style:country-complex="none"/>
    </style:style>
    <style:style style:name="P326" style:family="paragraph" style:parent-style-name="Text_20_body" style:list-style-name="L18">
      <style:text-properties fo:language="en" fo:country="US" officeooo:rsid="01e80776" officeooo:paragraph-rsid="01e80776" style:language-asian="zxx" style:country-asian="none" style:language-complex="zxx" style:country-complex="none"/>
    </style:style>
    <style:style style:name="P327" style:family="paragraph" style:parent-style-name="Text_20_body" style:list-style-name="L18">
      <style:text-properties fo:language="en" fo:country="US" officeooo:rsid="01e9c62b" officeooo:paragraph-rsid="01e9c62b" style:language-asian="zxx" style:country-asian="none" style:language-complex="zxx" style:country-complex="none"/>
    </style:style>
    <style:style style:name="P328" style:family="paragraph" style:parent-style-name="Text_20_body" style:list-style-name="L18">
      <style:text-properties fo:language="en" fo:country="US" officeooo:rsid="01e6422c" officeooo:paragraph-rsid="01e6422c" style:language-asian="zxx" style:country-asian="none" style:language-complex="zxx" style:country-complex="none"/>
    </style:style>
    <style:style style:name="P329" style:family="paragraph" style:parent-style-name="Text_20_body" style:list-style-name="L18">
      <style:text-properties fo:language="en" fo:country="US" officeooo:rsid="022511f7" officeooo:paragraph-rsid="022511f7" style:language-asian="zxx" style:country-asian="none" style:language-complex="zxx" style:country-complex="none"/>
    </style:style>
    <style:style style:name="P330" style:family="paragraph" style:parent-style-name="Text_20_body" style:list-style-name="L18">
      <style:text-properties fo:language="en" fo:country="US" officeooo:rsid="01ee4efe" officeooo:paragraph-rsid="01ee4efe" style:language-asian="zxx" style:country-asian="none" style:language-complex="zxx" style:country-complex="none"/>
    </style:style>
    <style:style style:name="P331" style:family="paragraph" style:parent-style-name="Text_20_body" style:list-style-name="L18">
      <style:text-properties fo:language="en" fo:country="US" officeooo:rsid="01efca4e" officeooo:paragraph-rsid="01efca4e" style:language-asian="zxx" style:country-asian="none" style:language-complex="zxx" style:country-complex="none"/>
    </style:style>
    <style:style style:name="P332" style:family="paragraph" style:parent-style-name="Text_20_body" style:list-style-name="L18">
      <style:text-properties fo:language="en" fo:country="US" officeooo:rsid="01f377c4" officeooo:paragraph-rsid="01f377c4" style:language-asian="zxx" style:country-asian="none" style:language-complex="zxx" style:country-complex="none"/>
    </style:style>
    <style:style style:name="P333" style:family="paragraph" style:parent-style-name="Text_20_body" style:list-style-name="L18">
      <style:text-properties fo:language="en" fo:country="US" officeooo:rsid="01f3b883" officeooo:paragraph-rsid="01f3b883" style:language-asian="zxx" style:country-asian="none" style:language-complex="zxx" style:country-complex="none"/>
    </style:style>
    <style:style style:name="P334" style:family="paragraph" style:parent-style-name="Text_20_body" style:list-style-name="L18">
      <style:text-properties fo:language="en" fo:country="US" officeooo:rsid="01f4dd81" officeooo:paragraph-rsid="01f4dd81" style:language-asian="zxx" style:country-asian="none" style:language-complex="zxx" style:country-complex="none"/>
    </style:style>
    <style:style style:name="P335" style:family="paragraph" style:parent-style-name="Text_20_body" style:list-style-name="L18">
      <style:text-properties fo:language="en" fo:country="US" officeooo:rsid="01f7ad00" officeooo:paragraph-rsid="01f7ad00" style:language-asian="zxx" style:country-asian="none" style:language-complex="zxx" style:country-complex="none"/>
    </style:style>
    <style:style style:name="P336" style:family="paragraph" style:parent-style-name="Text_20_body" style:list-style-name="L18">
      <style:text-properties fo:language="en" fo:country="US" officeooo:rsid="01f7adf8" officeooo:paragraph-rsid="01f7adf8" style:language-asian="zxx" style:country-asian="none" style:language-complex="zxx" style:country-complex="none"/>
    </style:style>
    <style:style style:name="P337" style:family="paragraph" style:parent-style-name="Text_20_body" style:list-style-name="L18">
      <style:text-properties fo:language="en" fo:country="US" officeooo:rsid="01f97dcb" officeooo:paragraph-rsid="01f97dcb" style:language-asian="zxx" style:country-asian="none" style:language-complex="zxx" style:country-complex="none"/>
    </style:style>
    <style:style style:name="P338" style:family="paragraph" style:parent-style-name="Text_20_body" style:list-style-name="L18">
      <style:text-properties fo:language="en" fo:country="US" officeooo:rsid="01fabff8" officeooo:paragraph-rsid="01fabff8" style:language-asian="zxx" style:country-asian="none" style:language-complex="zxx" style:country-complex="none"/>
    </style:style>
    <style:style style:name="P339" style:family="paragraph" style:parent-style-name="Text_20_body" style:list-style-name="L18">
      <style:text-properties fo:language="en" fo:country="US" officeooo:rsid="01fb8007" officeooo:paragraph-rsid="01fb8007" style:language-asian="zxx" style:country-asian="none" style:language-complex="zxx" style:country-complex="none"/>
    </style:style>
    <style:style style:name="P340" style:family="paragraph" style:parent-style-name="Text_20_body" style:list-style-name="L18">
      <style:text-properties fo:language="en" fo:country="US" officeooo:rsid="021ad322" officeooo:paragraph-rsid="021ad322" style:language-asian="zxx" style:country-asian="none" style:language-complex="zxx" style:country-complex="none"/>
    </style:style>
    <style:style style:name="P341" style:family="paragraph" style:parent-style-name="Text_20_body" style:list-style-name="L19">
      <style:text-properties fo:language="en" fo:country="US" officeooo:rsid="0246b58b" officeooo:paragraph-rsid="0246b58b" style:language-asian="zxx" style:country-asian="none" style:language-complex="zxx" style:country-complex="none"/>
    </style:style>
    <style:style style:name="P342" style:family="paragraph" style:parent-style-name="Text_20_body" style:list-style-name="L19">
      <style:text-properties fo:language="en" fo:country="US" officeooo:rsid="0246b58b" officeooo:paragraph-rsid="025d3778" style:language-asian="zxx" style:country-asian="none" style:language-complex="zxx" style:country-complex="none"/>
    </style:style>
    <style:style style:name="P343" style:family="paragraph" style:parent-style-name="Text_20_body" style:list-style-name="L19">
      <style:text-properties fo:language="en" fo:country="US" officeooo:rsid="0248d4eb" officeooo:paragraph-rsid="0248d4eb" style:language-asian="zxx" style:country-asian="none" style:language-complex="zxx" style:country-complex="none"/>
    </style:style>
    <style:style style:name="P344" style:family="paragraph" style:parent-style-name="Text_20_body" style:list-style-name="L19">
      <style:text-properties fo:language="en" fo:country="US" officeooo:rsid="0248d4eb" officeooo:paragraph-rsid="0249ede1" style:language-asian="zxx" style:country-asian="none" style:language-complex="zxx" style:country-complex="none"/>
    </style:style>
    <style:style style:name="P345" style:family="paragraph" style:parent-style-name="Text_20_body" style:list-style-name="L19">
      <style:text-properties fo:language="en" fo:country="US" officeooo:rsid="0249ede1" officeooo:paragraph-rsid="0249ede1" style:language-asian="zxx" style:country-asian="none" style:language-complex="zxx" style:country-complex="none"/>
    </style:style>
    <style:style style:name="P346" style:family="paragraph" style:parent-style-name="Text_20_body" style:list-style-name="L19">
      <style:text-properties fo:language="en" fo:country="US" officeooo:rsid="0249ede1" officeooo:paragraph-rsid="024a6671" style:language-asian="zxx" style:country-asian="none" style:language-complex="zxx" style:country-complex="none"/>
    </style:style>
    <style:style style:name="P347" style:family="paragraph" style:parent-style-name="Text_20_body" style:list-style-name="L19">
      <style:text-properties fo:language="en" fo:country="US" officeooo:rsid="024a6671" officeooo:paragraph-rsid="024a6671" style:language-asian="zxx" style:country-asian="none" style:language-complex="zxx" style:country-complex="none"/>
    </style:style>
    <style:style style:name="P348" style:family="paragraph" style:parent-style-name="Text_20_body" style:list-style-name="L19">
      <style:text-properties fo:language="en" fo:country="US" officeooo:rsid="024b8a12" officeooo:paragraph-rsid="024b8a12" style:language-asian="zxx" style:country-asian="none" style:language-complex="zxx" style:country-complex="none"/>
    </style:style>
    <style:style style:name="P349" style:family="paragraph" style:parent-style-name="Text_20_body" style:list-style-name="L19">
      <style:text-properties fo:language="en" fo:country="US" officeooo:rsid="024cdf32" officeooo:paragraph-rsid="024cdf32" style:language-asian="zxx" style:country-asian="none" style:language-complex="zxx" style:country-complex="none"/>
    </style:style>
    <style:style style:name="P350" style:family="paragraph" style:parent-style-name="Text_20_body" style:list-style-name="L19">
      <style:text-properties fo:language="en" fo:country="US" officeooo:rsid="024df3d4" officeooo:paragraph-rsid="0266a690" style:language-asian="zxx" style:country-asian="none" style:language-complex="zxx" style:country-complex="none"/>
    </style:style>
    <style:style style:name="P351" style:family="paragraph" style:parent-style-name="Text_20_body" style:list-style-name="L19">
      <style:text-properties fo:language="en" fo:country="US" officeooo:rsid="024df3d4" officeooo:paragraph-rsid="02669055" style:language-asian="zxx" style:country-asian="none" style:language-complex="zxx" style:country-complex="none"/>
    </style:style>
    <style:style style:name="P352" style:family="paragraph" style:parent-style-name="Text_20_body" style:list-style-name="L19">
      <style:text-properties fo:language="en" fo:country="US" officeooo:rsid="0266a690" officeooo:paragraph-rsid="0266a690" style:language-asian="zxx" style:country-asian="none" style:language-complex="zxx" style:country-complex="none"/>
    </style:style>
    <style:style style:name="P353" style:family="paragraph" style:parent-style-name="Text_20_body" style:list-style-name="L19">
      <style:text-properties fo:language="en" fo:country="US" officeooo:rsid="026add55" officeooo:paragraph-rsid="026add55" style:language-asian="zxx" style:country-asian="none" style:language-complex="zxx" style:country-complex="none"/>
    </style:style>
    <style:style style:name="P354" style:family="paragraph" style:parent-style-name="Text_20_body" style:list-style-name="L19">
      <style:text-properties fo:language="en" fo:country="US" officeooo:rsid="024f76d1" officeooo:paragraph-rsid="02669055" style:language-asian="zxx" style:country-asian="none" style:language-complex="zxx" style:country-complex="none"/>
    </style:style>
    <style:style style:name="P355" style:family="paragraph" style:parent-style-name="Text_20_body" style:list-style-name="L19">
      <style:text-properties fo:language="en" fo:country="US" officeooo:rsid="02506243" officeooo:paragraph-rsid="02506243" style:language-asian="zxx" style:country-asian="none" style:language-complex="zxx" style:country-complex="none"/>
    </style:style>
    <style:style style:name="P356" style:family="paragraph" style:parent-style-name="Text_20_body" style:list-style-name="L19">
      <style:text-properties fo:language="en" fo:country="US" officeooo:rsid="0251ada3" officeooo:paragraph-rsid="0251ada3" style:language-asian="zxx" style:country-asian="none" style:language-complex="zxx" style:country-complex="none"/>
    </style:style>
    <style:style style:name="P357" style:family="paragraph" style:parent-style-name="Text_20_body" style:list-style-name="L19">
      <style:text-properties fo:language="en" fo:country="US" officeooo:rsid="0251ada3" officeooo:paragraph-rsid="02522c4d" style:language-asian="zxx" style:country-asian="none" style:language-complex="zxx" style:country-complex="none"/>
    </style:style>
    <style:style style:name="P358" style:family="paragraph" style:parent-style-name="Text_20_body" style:list-style-name="L19">
      <style:text-properties fo:language="en" fo:country="US" officeooo:rsid="02522c4d" officeooo:paragraph-rsid="02522c4d" style:language-asian="zxx" style:country-asian="none" style:language-complex="zxx" style:country-complex="none"/>
    </style:style>
    <style:style style:name="P359" style:family="paragraph" style:parent-style-name="Text_20_body" style:list-style-name="L19">
      <style:text-properties fo:language="en" fo:country="US" officeooo:rsid="026539a1" officeooo:paragraph-rsid="026539a1" style:language-asian="zxx" style:country-asian="none" style:language-complex="zxx" style:country-complex="none"/>
    </style:style>
    <style:style style:name="P360" style:family="paragraph" style:parent-style-name="Text_20_body" style:list-style-name="L19">
      <style:text-properties fo:language="en" fo:country="US" officeooo:rsid="025381e2" officeooo:paragraph-rsid="025381e2" style:language-asian="zxx" style:country-asian="none" style:language-complex="zxx" style:country-complex="none"/>
    </style:style>
    <style:style style:name="P361" style:family="paragraph" style:parent-style-name="Text_20_body" style:list-style-name="L19">
      <style:text-properties fo:language="en" fo:country="US" officeooo:rsid="026c14c1" officeooo:paragraph-rsid="026c14c1" style:language-asian="zxx" style:country-asian="none" style:language-complex="zxx" style:country-complex="none"/>
    </style:style>
    <style:style style:name="P362" style:family="paragraph" style:parent-style-name="Text_20_body" style:list-style-name="L19">
      <style:text-properties fo:language="en" fo:country="US" officeooo:rsid="0254437c" officeooo:paragraph-rsid="0254437c" style:language-asian="zxx" style:country-asian="none" style:language-complex="zxx" style:country-complex="none"/>
    </style:style>
    <style:style style:name="P363" style:family="paragraph" style:parent-style-name="Text_20_body" style:list-style-name="L19">
      <style:text-properties fo:language="en" fo:country="US" officeooo:rsid="025ed0c7" officeooo:paragraph-rsid="025ed0c7" style:language-asian="zxx" style:country-asian="none" style:language-complex="zxx" style:country-complex="none"/>
    </style:style>
    <style:style style:name="P364" style:family="paragraph" style:parent-style-name="Text_20_body" style:list-style-name="L19">
      <style:text-properties fo:language="en" fo:country="US" officeooo:rsid="025af2c0" officeooo:paragraph-rsid="025af2c0" style:language-asian="zxx" style:country-asian="none" style:language-complex="zxx" style:country-complex="none"/>
    </style:style>
    <style:style style:name="P365" style:family="paragraph" style:parent-style-name="Text_20_body" style:list-style-name="L19">
      <style:text-properties fo:language="en" fo:country="US" officeooo:rsid="0254bd41" officeooo:paragraph-rsid="0254bd41" style:language-asian="zxx" style:country-asian="none" style:language-complex="zxx" style:country-complex="none"/>
    </style:style>
    <style:style style:name="P366" style:family="paragraph" style:parent-style-name="Text_20_body" style:list-style-name="L19">
      <style:text-properties fo:language="en" fo:country="US" officeooo:rsid="0254f0c4" officeooo:paragraph-rsid="0254f0c4" style:language-asian="zxx" style:country-asian="none" style:language-complex="zxx" style:country-complex="none"/>
    </style:style>
    <style:style style:name="P367" style:family="paragraph" style:parent-style-name="Text_20_body" style:list-style-name="L19">
      <style:text-properties fo:language="en" fo:country="US" officeooo:rsid="025d3778" officeooo:paragraph-rsid="025d3778" style:language-asian="zxx" style:country-asian="none" style:language-complex="zxx" style:country-complex="none"/>
    </style:style>
    <style:style style:name="P368" style:family="paragraph" style:parent-style-name="Text_20_body" style:list-style-name="L19">
      <style:text-properties fo:language="en" fo:country="US" officeooo:rsid="02576bc9" officeooo:paragraph-rsid="02576bc9" style:language-asian="zxx" style:country-asian="none" style:language-complex="zxx" style:country-complex="none"/>
    </style:style>
    <style:style style:name="P369" style:family="paragraph" style:parent-style-name="Text_20_body" style:list-style-name="L19">
      <style:text-properties fo:language="en" fo:country="US" officeooo:rsid="02591527" officeooo:paragraph-rsid="02591527" style:language-asian="zxx" style:country-asian="none" style:language-complex="zxx" style:country-complex="none"/>
    </style:style>
    <style:style style:name="P370" style:family="paragraph" style:parent-style-name="Text_20_body" style:list-style-name="L19">
      <style:text-properties fo:language="en" fo:country="US" officeooo:rsid="02599a59" officeooo:paragraph-rsid="02599a59" style:language-asian="zxx" style:country-asian="none" style:language-complex="zxx" style:country-complex="none"/>
    </style:style>
    <style:style style:name="P371" style:family="paragraph" style:parent-style-name="Text_20_body" style:list-style-name="L19">
      <style:text-properties fo:language="en" fo:country="US" officeooo:rsid="025a1762" officeooo:paragraph-rsid="025a1762" style:language-asian="zxx" style:country-asian="none" style:language-complex="zxx" style:country-complex="none"/>
    </style:style>
    <style:style style:name="P372" style:family="paragraph" style:parent-style-name="Text_20_body" style:list-style-name="L19">
      <style:text-properties fo:language="en" fo:country="US" officeooo:rsid="026de047" officeooo:paragraph-rsid="026de047" style:language-asian="zxx" style:country-asian="none" style:language-complex="zxx" style:country-complex="none"/>
    </style:style>
    <style:style style:name="P373" style:family="paragraph" style:parent-style-name="Text_20_body" style:list-style-name="L18">
      <style:text-properties fo:language="en" fo:country="US" officeooo:rsid="026ffeb1" officeooo:paragraph-rsid="026ffeb1" style:language-asian="zxx" style:country-asian="none" style:language-complex="zxx" style:country-complex="none"/>
    </style:style>
    <style:style style:name="P374" style:family="paragraph" style:parent-style-name="Text_20_body" style:list-style-name="L18">
      <style:text-properties fo:language="en" fo:country="US" officeooo:rsid="0271888f" officeooo:paragraph-rsid="0271888f" style:language-asian="zxx" style:country-asian="none" style:language-complex="zxx" style:country-complex="none"/>
    </style:style>
    <style:style style:name="P375" style:family="paragraph" style:parent-style-name="Text_20_body" style:list-style-name="L18">
      <style:text-properties fo:language="en" fo:country="US" officeooo:rsid="02718965" officeooo:paragraph-rsid="02718965" style:language-asian="zxx" style:country-asian="none" style:language-complex="zxx" style:country-complex="none"/>
    </style:style>
    <style:style style:name="P376" style:family="paragraph" style:parent-style-name="Text_20_body" style:list-style-name="L18">
      <style:text-properties fo:language="en" fo:country="US" officeooo:rsid="0271ba5a" officeooo:paragraph-rsid="0271ba5a" style:language-asian="zxx" style:country-asian="none" style:language-complex="zxx" style:country-complex="none"/>
    </style:style>
    <style:style style:name="P377" style:family="paragraph" style:parent-style-name="Text_20_body" style:list-style-name="L18">
      <style:text-properties fo:language="en" fo:country="US" officeooo:rsid="0271f6f3" officeooo:paragraph-rsid="0271f6f3" style:language-asian="zxx" style:country-asian="none" style:language-complex="zxx" style:country-complex="none"/>
    </style:style>
    <style:style style:name="P378" style:family="paragraph" style:parent-style-name="Text_20_body" style:list-style-name="L18">
      <style:text-properties fo:language="en" fo:country="US" officeooo:rsid="0272e47c" officeooo:paragraph-rsid="0272e47c" style:language-asian="zxx" style:country-asian="none" style:language-complex="zxx" style:country-complex="none"/>
    </style:style>
    <style:style style:name="P379" style:family="paragraph" style:parent-style-name="Text_20_body" style:list-style-name="L18">
      <style:text-properties fo:language="en" fo:country="US" officeooo:rsid="02740684" officeooo:paragraph-rsid="02740684" style:language-asian="zxx" style:country-asian="none" style:language-complex="zxx" style:country-complex="none"/>
    </style:style>
    <style:style style:name="P380" style:family="paragraph" style:parent-style-name="Text_20_body" style:list-style-name="L18">
      <style:text-properties fo:language="en" fo:country="US" officeooo:rsid="02746122" officeooo:paragraph-rsid="02746122" style:language-asian="zxx" style:country-asian="none" style:language-complex="zxx" style:country-complex="none"/>
    </style:style>
    <style:style style:name="P381" style:family="paragraph" style:parent-style-name="Text_20_body" style:list-style-name="L18">
      <style:text-properties fo:language="en" fo:country="US" officeooo:rsid="0275b66c" officeooo:paragraph-rsid="0275b66c" style:language-asian="zxx" style:country-asian="none" style:language-complex="zxx" style:country-complex="none"/>
    </style:style>
    <style:style style:name="P382" style:family="paragraph" style:parent-style-name="Text_20_body" style:list-style-name="L18">
      <style:text-properties fo:language="en" fo:country="US" officeooo:rsid="0276e179" officeooo:paragraph-rsid="0276e179" style:language-asian="zxx" style:country-asian="none" style:language-complex="zxx" style:country-complex="none"/>
    </style:style>
    <style:style style:name="P383" style:family="paragraph" style:parent-style-name="Text_20_body" style:list-style-name="L18">
      <style:text-properties fo:language="en" fo:country="US" officeooo:rsid="0278c691" officeooo:paragraph-rsid="0278c691" style:language-asian="zxx" style:country-asian="none" style:language-complex="zxx" style:country-complex="none"/>
    </style:style>
    <style:style style:name="P384" style:family="paragraph" style:parent-style-name="Text_20_body" style:list-style-name="L18">
      <style:text-properties fo:language="en" fo:country="US" officeooo:rsid="027be2a3" officeooo:paragraph-rsid="027be2a3" style:language-asian="zxx" style:country-asian="none" style:language-complex="zxx" style:country-complex="none"/>
    </style:style>
    <style:style style:name="P385" style:family="paragraph" style:parent-style-name="Text_20_body" style:list-style-name="L18">
      <style:text-properties fo:language="en" fo:country="US" officeooo:rsid="027da475" officeooo:paragraph-rsid="027da475" style:language-asian="zxx" style:country-asian="none" style:language-complex="zxx" style:country-complex="none"/>
    </style:style>
    <style:style style:name="P386" style:family="paragraph" style:parent-style-name="Text_20_body" style:list-style-name="L18">
      <style:text-properties fo:language="en" fo:country="US" officeooo:rsid="027f67d4" officeooo:paragraph-rsid="027f67d4" style:language-asian="zxx" style:country-asian="none" style:language-complex="zxx" style:country-complex="none"/>
    </style:style>
    <style:style style:name="P387" style:family="paragraph" style:parent-style-name="Text_20_body" style:list-style-name="L18">
      <style:text-properties fo:language="en" fo:country="US" officeooo:rsid="027f99a9" officeooo:paragraph-rsid="027f99a9" style:language-asian="zxx" style:country-asian="none" style:language-complex="zxx" style:country-complex="none"/>
    </style:style>
    <style:style style:name="P388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389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390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391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392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393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394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395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396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397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398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399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400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401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402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403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404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405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406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407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408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409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410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411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412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413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414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415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416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417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418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419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420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421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422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423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424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425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426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427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428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429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430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431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432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433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434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435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436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437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438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439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440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441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442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443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0b8bd1" officeooo:paragraph-rsid="020b8bd1" style:language-asian="zxx" style:country-asian="none" style:language-complex="zxx" style:country-complex="none"/>
    </style:style>
    <style:style style:name="P444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30f89f" officeooo:paragraph-rsid="0230f89f" style:language-asian="zxx" style:country-asian="none" style:language-complex="zxx" style:country-complex="none"/>
    </style:style>
    <style:style style:name="P445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36ab72" officeooo:paragraph-rsid="0236ab72" style:language-asian="zxx" style:country-asian="none" style:language-complex="zxx" style:country-complex="none"/>
    </style:style>
    <style:style style:name="P446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21c5671" officeooo:paragraph-rsid="021c5671" style:language-asian="zxx" style:country-asian="none" style:language-complex="zxx" style:country-complex="none"/>
    </style:style>
    <style:style style:name="P447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d4ecfc" officeooo:paragraph-rsid="01d4ecfc" style:language-asian="zxx" style:country-asian="none" style:language-complex="zxx" style:country-complex="none"/>
    </style:style>
    <style:style style:name="P448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d6a317" officeooo:paragraph-rsid="01d6a317" style:language-asian="zxx" style:country-asian="none" style:language-complex="zxx" style:country-complex="none"/>
    </style:style>
    <style:style style:name="P449" style:family="paragraph" style:parent-style-name="Text_20_body" style:list-style-name="L18">
      <style:text-properties fo:language="en" fo:country="US" style:text-underline-style="solid" style:text-underline-width="auto" style:text-underline-color="font-color" officeooo:rsid="01e2e3d7" officeooo:paragraph-rsid="01e2e3d7" style:language-asian="zxx" style:country-asian="none" style:language-complex="zxx" style:country-complex="none"/>
    </style:style>
    <style:style style:name="P450" style:family="paragraph" style:parent-style-name="Text_20_body" style:list-style-name="L5">
      <style:text-properties officeooo:rsid="0094ddec" officeooo:paragraph-rsid="0094ddec"/>
    </style:style>
    <style:style style:name="P451" style:family="paragraph" style:parent-style-name="Text_20_body" style:list-style-name="L5">
      <style:text-properties officeooo:rsid="00957039" officeooo:paragraph-rsid="00957039"/>
    </style:style>
    <style:style style:name="P452" style:family="paragraph" style:parent-style-name="Text_20_body" style:list-style-name="L5">
      <style:text-properties officeooo:rsid="00a43d8e" officeooo:paragraph-rsid="00a43d8e"/>
    </style:style>
    <style:style style:name="P453" style:family="paragraph" style:parent-style-name="Text_20_body" style:list-style-name="L5">
      <style:text-properties officeooo:rsid="00971031" officeooo:paragraph-rsid="00971031"/>
    </style:style>
    <style:style style:name="P454" style:family="paragraph" style:parent-style-name="Text_20_body" style:list-style-name="L5">
      <style:text-properties officeooo:rsid="0098b335" officeooo:paragraph-rsid="0098b335"/>
    </style:style>
    <style:style style:name="P455" style:family="paragraph" style:parent-style-name="Text_20_body" style:list-style-name="L5">
      <style:text-properties officeooo:rsid="009cdc31" officeooo:paragraph-rsid="009cdc31"/>
    </style:style>
    <style:style style:name="P456" style:family="paragraph" style:parent-style-name="Text_20_body" style:list-style-name="L5">
      <style:text-properties officeooo:rsid="009cdc31" officeooo:paragraph-rsid="009aaa8c"/>
    </style:style>
    <style:style style:name="P457" style:family="paragraph" style:parent-style-name="Text_20_body" style:list-style-name="L5">
      <style:text-properties officeooo:rsid="009cdc31" officeooo:paragraph-rsid="009f8a13"/>
    </style:style>
    <style:style style:name="P458" style:family="paragraph" style:parent-style-name="Text_20_body" style:list-style-name="L5">
      <style:text-properties officeooo:rsid="009f8a13" officeooo:paragraph-rsid="009f8a13"/>
    </style:style>
    <style:style style:name="P459" style:family="paragraph" style:parent-style-name="Text_20_body" style:list-style-name="L5">
      <style:text-properties officeooo:rsid="00a0f731" officeooo:paragraph-rsid="00a0f731"/>
    </style:style>
    <style:style style:name="P460" style:family="paragraph" style:parent-style-name="Text_20_body" style:list-style-name="L5">
      <style:text-properties officeooo:rsid="00a12329" officeooo:paragraph-rsid="00a12329"/>
    </style:style>
    <style:style style:name="P461" style:family="paragraph" style:parent-style-name="Text_20_body" style:list-style-name="L7">
      <style:text-properties officeooo:rsid="00c1a2b2" officeooo:paragraph-rsid="00c1a2b2"/>
    </style:style>
    <style:style style:name="P462" style:family="paragraph" style:parent-style-name="Text_20_body" style:list-style-name="L7">
      <style:text-properties officeooo:rsid="00c32537" officeooo:paragraph-rsid="00c32537"/>
    </style:style>
    <style:style style:name="P463" style:family="paragraph" style:parent-style-name="Text_20_body" style:list-style-name="L7">
      <style:text-properties officeooo:rsid="00c1f36d" officeooo:paragraph-rsid="00c1f36d"/>
    </style:style>
    <style:style style:name="P464" style:family="paragraph" style:parent-style-name="Text_20_body" style:list-style-name="L7">
      <style:text-properties officeooo:rsid="00c1f521" officeooo:paragraph-rsid="00c1f521"/>
    </style:style>
    <style:style style:name="P465" style:family="paragraph" style:parent-style-name="Text_20_body" style:list-style-name="L7">
      <style:text-properties officeooo:rsid="00c30504" officeooo:paragraph-rsid="00c30504"/>
    </style:style>
    <style:style style:name="P466" style:family="paragraph" style:parent-style-name="Text_20_body" style:list-style-name="L7">
      <style:text-properties officeooo:rsid="00c6b34e" officeooo:paragraph-rsid="00c6b34e"/>
    </style:style>
    <style:style style:name="P467" style:family="paragraph" style:parent-style-name="Text_20_body" style:list-style-name="L7">
      <style:text-properties officeooo:rsid="00c4ee7a" officeooo:paragraph-rsid="00c4ee7a"/>
    </style:style>
    <style:style style:name="P468" style:family="paragraph" style:parent-style-name="Text_20_body" style:list-style-name="L8">
      <style:text-properties officeooo:rsid="00cb4e0b" officeooo:paragraph-rsid="00cb4e0b"/>
    </style:style>
    <style:style style:name="P469" style:family="paragraph" style:parent-style-name="Text_20_body" style:list-style-name="L8">
      <style:text-properties officeooo:rsid="00cd7a59" officeooo:paragraph-rsid="00cd7a59"/>
    </style:style>
    <style:style style:name="P470" style:family="paragraph" style:parent-style-name="Text_20_body" style:list-style-name="L8">
      <style:text-properties officeooo:rsid="00d0d57f" officeooo:paragraph-rsid="00d0d57f"/>
    </style:style>
    <style:style style:name="P471" style:family="paragraph" style:parent-style-name="Text_20_body" style:list-style-name="L8">
      <style:text-properties officeooo:rsid="00dbbd62" officeooo:paragraph-rsid="00dbbd62"/>
    </style:style>
    <style:style style:name="P472" style:family="paragraph" style:parent-style-name="Text_20_body" style:list-style-name="L8">
      <style:text-properties officeooo:rsid="00df39f0" officeooo:paragraph-rsid="00e2ed03"/>
    </style:style>
    <style:style style:name="P473" style:family="paragraph" style:parent-style-name="Text_20_body" style:list-style-name="L8">
      <style:text-properties officeooo:rsid="00e2ed03" officeooo:paragraph-rsid="00e2ed03"/>
    </style:style>
    <style:style style:name="P474" style:family="paragraph" style:parent-style-name="Text_20_body" style:list-style-name="L11">
      <style:text-properties officeooo:rsid="016fe325" officeooo:paragraph-rsid="016fe325"/>
    </style:style>
    <style:style style:name="P475" style:family="paragraph" style:parent-style-name="Text_20_body" style:list-style-name="L11">
      <style:text-properties officeooo:rsid="01736e3c" officeooo:paragraph-rsid="01736e3c"/>
    </style:style>
    <style:style style:name="P476" style:family="paragraph" style:parent-style-name="Text_20_body" style:list-style-name="L12">
      <style:text-properties officeooo:rsid="0164c36e" officeooo:paragraph-rsid="0164c36e"/>
    </style:style>
    <style:style style:name="P477" style:family="paragraph" style:parent-style-name="Text_20_body" style:list-style-name="L15">
      <style:text-properties officeooo:paragraph-rsid="01779bad"/>
    </style:style>
    <style:style style:name="P478" style:family="paragraph" style:parent-style-name="Text_20_body" style:list-style-name="L15">
      <style:text-properties officeooo:rsid="01c6421d" officeooo:paragraph-rsid="01c6421d"/>
    </style:style>
    <style:style style:name="P479" style:family="paragraph" style:parent-style-name="Text_20_body" style:list-style-name="L15">
      <style:text-properties officeooo:rsid="01c6421d" officeooo:paragraph-rsid="01c7817a"/>
    </style:style>
    <style:style style:name="P480" style:family="paragraph" style:parent-style-name="Text_20_body" style:list-style-name="L15">
      <style:text-properties officeooo:rsid="01c81128" officeooo:paragraph-rsid="01c81128"/>
    </style:style>
    <style:style style:name="P481" style:family="paragraph" style:parent-style-name="Text_20_body" style:list-style-name="L15">
      <style:text-properties officeooo:rsid="01c30d2e" officeooo:paragraph-rsid="01c30d2e"/>
    </style:style>
    <style:style style:name="P482" style:family="paragraph" style:parent-style-name="Text_20_body" style:list-style-name="L15">
      <style:text-properties officeooo:rsid="01ce7360" officeooo:paragraph-rsid="01ce7360"/>
    </style:style>
    <style:style style:name="P483" style:family="paragraph" style:parent-style-name="Text_20_body" style:list-style-name="L15">
      <style:text-properties officeooo:rsid="017d6814" officeooo:paragraph-rsid="017d6814"/>
    </style:style>
    <style:style style:name="P484" style:family="paragraph" style:parent-style-name="Text_20_body" style:list-style-name="L16">
      <style:text-properties officeooo:rsid="017fa78d" officeooo:paragraph-rsid="017fa78d"/>
    </style:style>
    <style:style style:name="P485" style:family="paragraph" style:parent-style-name="Text_20_body" style:list-style-name="L16">
      <style:text-properties officeooo:rsid="018010ac" officeooo:paragraph-rsid="018110b0"/>
    </style:style>
    <style:style style:name="P486" style:family="paragraph" style:parent-style-name="Text_20_body" style:list-style-name="L16">
      <style:text-properties officeooo:rsid="018010ac" officeooo:paragraph-rsid="0182f6b7"/>
    </style:style>
    <style:style style:name="P487" style:family="paragraph" style:parent-style-name="Text_20_body" style:list-style-name="L16">
      <style:text-properties officeooo:rsid="018010ac" officeooo:paragraph-rsid="0184be90"/>
    </style:style>
    <style:style style:name="P488" style:family="paragraph" style:parent-style-name="Text_20_body" style:list-style-name="L16">
      <style:text-properties officeooo:rsid="0182f6b7" officeooo:paragraph-rsid="0182f6b7"/>
    </style:style>
    <style:style style:name="P489" style:family="paragraph" style:parent-style-name="Text_20_body" style:list-style-name="L16">
      <style:text-properties officeooo:rsid="0184e5e8" officeooo:paragraph-rsid="0184e5e8"/>
    </style:style>
    <style:style style:name="P490" style:family="paragraph" style:parent-style-name="Text_20_body" style:list-style-name="L16">
      <style:text-properties officeooo:rsid="0184e5e8" officeooo:paragraph-rsid="0185a547"/>
    </style:style>
    <style:style style:name="P491" style:family="paragraph" style:parent-style-name="Text_20_body" style:list-style-name="L16">
      <style:text-properties officeooo:rsid="0185a547" officeooo:paragraph-rsid="0185a547"/>
    </style:style>
    <style:style style:name="P492" style:family="paragraph" style:parent-style-name="Text_20_body" style:list-style-name="L16">
      <style:text-properties officeooo:rsid="0185a547" officeooo:paragraph-rsid="0186dcbe"/>
    </style:style>
    <style:style style:name="P493" style:family="paragraph" style:parent-style-name="Text_20_body" style:list-style-name="L17">
      <style:text-properties officeooo:paragraph-rsid="019035ba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officeooo:rsid="015aa6ba" style:language-asian="zxx" style:country-asian="none" style:language-complex="zxx" style:country-complex="none"/>
    </style:style>
    <style:style style:name="T57" style:family="text">
      <style:text-properties fo:language="en" fo:country="US" officeooo:rsid="0164f2c3" style:language-asian="zxx" style:country-asian="none" style:language-complex="zxx" style:country-complex="none"/>
    </style:style>
    <style:style style:name="T58" style:family="text">
      <style:text-properties fo:language="en" fo:country="US" officeooo:rsid="0170a706" style:language-asian="zxx" style:country-asian="none" style:language-complex="zxx" style:country-complex="none"/>
    </style:style>
    <style:style style:name="T59" style:family="text">
      <style:text-properties fo:language="en" fo:country="US" officeooo:rsid="0173bf72" style:language-asian="zxx" style:country-asian="none" style:language-complex="zxx" style:country-complex="none"/>
    </style:style>
    <style:style style:name="T60" style:family="text">
      <style:text-properties fo:language="en" fo:country="US" officeooo:rsid="0174ffbc" style:language-asian="zxx" style:country-asian="none" style:language-complex="zxx" style:country-complex="none"/>
    </style:style>
    <style:style style:name="T61" style:family="text">
      <style:text-properties fo:language="en" fo:country="US" officeooo:rsid="01779bad" style:language-asian="zxx" style:country-asian="none" style:language-complex="zxx" style:country-complex="none"/>
    </style:style>
    <style:style style:name="T62" style:family="text">
      <style:text-properties fo:language="en" fo:country="US" officeooo:rsid="0177cb00" style:language-asian="zxx" style:country-asian="none" style:language-complex="zxx" style:country-complex="none"/>
    </style:style>
    <style:style style:name="T63" style:family="text">
      <style:text-properties fo:language="en" fo:country="US" officeooo:rsid="0100f321" style:language-asian="zxx" style:country-asian="none" style:language-complex="zxx" style:country-complex="none"/>
    </style:style>
    <style:style style:name="T64" style:family="text">
      <style:text-properties fo:language="en" fo:country="US" officeooo:rsid="017e84ad" style:language-asian="zxx" style:country-asian="none" style:language-complex="zxx" style:country-complex="none"/>
    </style:style>
    <style:style style:name="T65" style:family="text">
      <style:text-properties fo:language="en" fo:country="US" officeooo:rsid="018010ac" style:language-asian="zxx" style:country-asian="none" style:language-complex="zxx" style:country-complex="none"/>
    </style:style>
    <style:style style:name="T66" style:family="text">
      <style:text-properties fo:language="en" fo:country="US" officeooo:rsid="018110b0" style:language-asian="zxx" style:country-asian="none" style:language-complex="zxx" style:country-complex="none"/>
    </style:style>
    <style:style style:name="T67" style:family="text">
      <style:text-properties fo:language="en" fo:country="US" officeooo:rsid="01827321" style:language-asian="zxx" style:country-asian="none" style:language-complex="zxx" style:country-complex="none"/>
    </style:style>
    <style:style style:name="T68" style:family="text">
      <style:text-properties fo:language="en" fo:country="US" officeooo:rsid="0184be90" style:language-asian="zxx" style:country-asian="none" style:language-complex="zxx" style:country-complex="none"/>
    </style:style>
    <style:style style:name="T69" style:family="text">
      <style:text-properties fo:language="en" fo:country="US" officeooo:rsid="01854945" style:language-asian="zxx" style:country-asian="none" style:language-complex="zxx" style:country-complex="none"/>
    </style:style>
    <style:style style:name="T70" style:family="text">
      <style:text-properties fo:language="en" fo:country="US" officeooo:rsid="0185a547" style:language-asian="zxx" style:country-asian="none" style:language-complex="zxx" style:country-complex="none"/>
    </style:style>
    <style:style style:name="T71" style:family="text">
      <style:text-properties fo:language="en" fo:country="US" officeooo:rsid="019035ba" style:language-asian="zxx" style:country-asian="none" style:language-complex="zxx" style:country-complex="none"/>
    </style:style>
    <style:style style:name="T72" style:family="text">
      <style:text-properties fo:language="en" fo:country="US" officeooo:rsid="01c7817a" style:language-asian="zxx" style:country-asian="none" style:language-complex="zxx" style:country-complex="none"/>
    </style:style>
    <style:style style:name="T73" style:family="text">
      <style:text-properties fo:language="en" fo:country="US" officeooo:rsid="01c9d23d" style:language-asian="zxx" style:country-asian="none" style:language-complex="zxx" style:country-complex="none"/>
    </style:style>
    <style:style style:name="T74" style:family="text">
      <style:text-properties fo:language="en" fo:country="US" officeooo:rsid="01cf64fb" style:language-asian="zxx" style:country-asian="none" style:language-complex="zxx" style:country-complex="none"/>
    </style:style>
    <style:style style:name="T75" style:family="text">
      <style:text-properties fo:language="en" fo:country="US" officeooo:rsid="01fcd595" style:language-asian="zxx" style:country-asian="none" style:language-complex="zxx" style:country-complex="none"/>
    </style:style>
    <style:style style:name="T76" style:family="text">
      <style:text-properties fo:language="en" fo:country="US" officeooo:rsid="0212db8e" style:language-asian="zxx" style:country-asian="none" style:language-complex="zxx" style:country-complex="none"/>
    </style:style>
    <style:style style:name="T77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8" style:family="text">
      <style:text-properties officeooo:rsid="00e8e8a3"/>
    </style:style>
    <style:style style:name="T79" style:family="text">
      <style:text-properties officeooo:rsid="00e8fee3"/>
    </style:style>
    <style:style style:name="T80" style:family="text">
      <style:text-properties officeooo:rsid="00ea3d72"/>
    </style:style>
    <style:style style:name="T81" style:family="text">
      <style:text-properties officeooo:rsid="00ec23be"/>
    </style:style>
    <style:style style:name="T82" style:family="text">
      <style:text-properties officeooo:rsid="00ef3ea2"/>
    </style:style>
    <style:style style:name="T83" style:family="text">
      <style:text-properties officeooo:rsid="00f311f0"/>
    </style:style>
    <style:style style:name="T84" style:family="text">
      <style:text-properties officeooo:rsid="00f4ab30"/>
    </style:style>
    <style:style style:name="T85" style:family="text">
      <style:text-properties officeooo:rsid="00f5e726"/>
    </style:style>
    <style:style style:name="T86" style:family="text">
      <style:text-properties officeooo:rsid="00f9c98e"/>
    </style:style>
    <style:style style:name="T87" style:family="text">
      <style:text-properties style:text-position="super 58%"/>
    </style:style>
    <style:style style:name="T88" style:family="text">
      <style:text-properties style:text-position="super 58%" officeooo:rsid="0228efd0"/>
    </style:style>
    <style:style style:name="T89" style:family="text">
      <style:text-properties officeooo:rsid="00fdf6dd"/>
    </style:style>
    <style:style style:name="T90" style:family="text">
      <style:text-properties officeooo:rsid="0109d5a3"/>
    </style:style>
    <style:style style:name="T91" style:family="text">
      <style:text-properties officeooo:rsid="010c111c"/>
    </style:style>
    <style:style style:name="T92" style:family="text">
      <style:text-properties officeooo:rsid="0110a26f"/>
    </style:style>
    <style:style style:name="T93" style:family="text">
      <style:text-properties officeooo:rsid="011319da"/>
    </style:style>
    <style:style style:name="T94" style:family="text">
      <style:text-properties officeooo:rsid="012aa020"/>
    </style:style>
    <style:style style:name="T95" style:family="text">
      <style:text-properties officeooo:rsid="012be2e8"/>
    </style:style>
    <style:style style:name="T96" style:family="text">
      <style:text-properties officeooo:rsid="012d0d18"/>
    </style:style>
    <style:style style:name="T97" style:family="text">
      <style:text-properties officeooo:rsid="012e0bb1"/>
    </style:style>
    <style:style style:name="T98" style:family="text">
      <style:text-properties officeooo:rsid="013232c5"/>
    </style:style>
    <style:style style:name="T99" style:family="text">
      <style:text-properties officeooo:rsid="0134baf2"/>
    </style:style>
    <style:style style:name="T100" style:family="text">
      <style:text-properties officeooo:rsid="01377c8c"/>
    </style:style>
    <style:style style:name="T101" style:family="text">
      <style:text-properties officeooo:rsid="013d7e96"/>
    </style:style>
    <style:style style:name="T102" style:family="text">
      <style:text-properties officeooo:rsid="0143f6ad"/>
    </style:style>
    <style:style style:name="T103" style:family="text">
      <style:text-properties officeooo:rsid="01474284"/>
    </style:style>
    <style:style style:name="T104" style:family="text">
      <style:text-properties officeooo:rsid="014d29f1"/>
    </style:style>
    <style:style style:name="T105" style:family="text">
      <style:text-properties officeooo:rsid="0150f942"/>
    </style:style>
    <style:style style:name="T106" style:family="text">
      <style:text-properties officeooo:rsid="0153d3c2"/>
    </style:style>
    <style:style style:name="T107" style:family="text">
      <style:text-properties officeooo:rsid="0154aa0c"/>
    </style:style>
    <style:style style:name="T108" style:family="text">
      <style:text-properties officeooo:rsid="01567af9"/>
    </style:style>
    <style:style style:name="T109" style:family="text">
      <style:text-properties officeooo:rsid="015f6d75"/>
    </style:style>
    <style:style style:name="T110" style:family="text">
      <style:text-properties officeooo:rsid="01622102"/>
    </style:style>
    <style:style style:name="T111" style:family="text">
      <style:text-properties officeooo:rsid="01631696"/>
    </style:style>
    <style:style style:name="T112" style:family="text">
      <style:text-properties officeooo:rsid="01656295"/>
    </style:style>
    <style:style style:name="T113" style:family="text">
      <style:text-properties officeooo:rsid="0169d1bc"/>
    </style:style>
    <style:style style:name="T114" style:family="text">
      <style:text-properties officeooo:rsid="017e84ad"/>
    </style:style>
    <style:style style:name="T115" style:family="text">
      <style:text-properties officeooo:rsid="0192caab"/>
    </style:style>
    <style:style style:name="T116" style:family="text">
      <style:text-properties officeooo:rsid="01972c70"/>
    </style:style>
    <style:style style:name="T117" style:family="text">
      <style:text-properties officeooo:rsid="019aa4f4"/>
    </style:style>
    <style:style style:name="T118" style:family="text">
      <style:text-properties officeooo:rsid="019ecfbe"/>
    </style:style>
    <style:style style:name="T119" style:family="text">
      <style:text-properties officeooo:rsid="019ffa87"/>
    </style:style>
    <style:style style:name="T120" style:family="text">
      <style:text-properties officeooo:rsid="01a3388b"/>
    </style:style>
    <style:style style:name="T121" style:family="text">
      <style:text-properties officeooo:rsid="01a47727"/>
    </style:style>
    <style:style style:name="T122" style:family="text">
      <style:text-properties officeooo:rsid="01aa6c52"/>
    </style:style>
    <style:style style:name="T123" style:family="text">
      <style:text-properties officeooo:rsid="01ac2e9f"/>
    </style:style>
    <style:style style:name="T124" style:family="text">
      <style:text-properties officeooo:rsid="01adcf3e"/>
    </style:style>
    <style:style style:name="T125" style:family="text">
      <style:text-properties officeooo:rsid="01af6c8a"/>
    </style:style>
    <style:style style:name="T126" style:family="text">
      <style:text-properties officeooo:rsid="01b69c38"/>
    </style:style>
    <style:style style:name="T127" style:family="text">
      <style:text-properties officeooo:rsid="01b872c4"/>
    </style:style>
    <style:style style:name="T128" style:family="text">
      <style:text-properties officeooo:rsid="01bc4b46"/>
    </style:style>
    <style:style style:name="T129" style:family="text">
      <style:text-properties officeooo:rsid="01c1bfa3"/>
    </style:style>
    <style:style style:name="T130" style:family="text">
      <style:text-properties officeooo:rsid="01cda763"/>
    </style:style>
    <style:style style:name="T131" style:family="text">
      <style:text-properties officeooo:rsid="01d802cb"/>
    </style:style>
    <style:style style:name="T132" style:family="text">
      <style:text-properties officeooo:rsid="01dc5b1a"/>
    </style:style>
    <style:style style:name="T133" style:family="text">
      <style:text-properties officeooo:rsid="01dd4a86"/>
    </style:style>
    <style:style style:name="T134" style:family="text">
      <style:text-properties officeooo:rsid="01e1066e"/>
    </style:style>
    <style:style style:name="T135" style:family="text">
      <style:text-properties officeooo:rsid="01e3ffdd"/>
    </style:style>
    <style:style style:name="T136" style:family="text">
      <style:text-properties officeooo:rsid="01e4351f"/>
    </style:style>
    <style:style style:name="T137" style:family="text">
      <style:text-properties officeooo:rsid="01e9c62b"/>
    </style:style>
    <style:style style:name="T138" style:family="text">
      <style:text-properties officeooo:rsid="01eaeeb2"/>
    </style:style>
    <style:style style:name="T139" style:family="text">
      <style:text-properties officeooo:rsid="01ed124f"/>
    </style:style>
    <style:style style:name="T140" style:family="text">
      <style:text-properties officeooo:rsid="01f3de41"/>
    </style:style>
    <style:style style:name="T141" style:family="text">
      <style:text-properties officeooo:rsid="01f683c8"/>
    </style:style>
    <style:style style:name="T142" style:family="text">
      <style:text-properties officeooo:rsid="01ff27d6"/>
    </style:style>
    <style:style style:name="T143" style:family="text">
      <style:text-properties officeooo:rsid="020107ac"/>
    </style:style>
    <style:style style:name="T144" style:family="text">
      <style:text-properties officeooo:rsid="0202f7b5"/>
    </style:style>
    <style:style style:name="T145" style:family="text">
      <style:text-properties officeooo:rsid="020a85e3"/>
    </style:style>
    <style:style style:name="T146" style:family="text">
      <style:text-properties officeooo:rsid="02194f22"/>
    </style:style>
    <style:style style:name="T147" style:family="text">
      <style:text-properties officeooo:rsid="021ad322"/>
    </style:style>
    <style:style style:name="T148" style:family="text">
      <style:text-properties officeooo:rsid="021bddf7"/>
    </style:style>
    <style:style style:name="T149" style:family="text">
      <style:text-properties officeooo:rsid="021e53d5"/>
    </style:style>
    <style:style style:name="T150" style:family="text">
      <style:text-properties officeooo:rsid="0221dfcb"/>
    </style:style>
    <style:style style:name="T151" style:family="text">
      <style:text-properties officeooo:rsid="0223d720"/>
    </style:style>
    <style:style style:name="T152" style:family="text">
      <style:text-properties officeooo:rsid="0228efd0"/>
    </style:style>
    <style:style style:name="T153" style:family="text">
      <style:text-properties officeooo:rsid="0229ed8b"/>
    </style:style>
    <style:style style:name="T154" style:family="text">
      <style:text-properties officeooo:rsid="022d7621"/>
    </style:style>
    <style:style style:name="T155" style:family="text">
      <style:text-properties officeooo:rsid="022e8442"/>
    </style:style>
    <style:style style:name="T156" style:family="text">
      <style:text-properties officeooo:rsid="022fffd2"/>
    </style:style>
    <style:style style:name="T157" style:family="text">
      <style:text-properties officeooo:rsid="0232acd4"/>
    </style:style>
    <style:style style:name="T158" style:family="text">
      <style:text-properties officeooo:rsid="0237814a"/>
    </style:style>
    <style:style style:name="T159" style:family="text">
      <style:text-properties officeooo:rsid="023c0a4a"/>
    </style:style>
    <style:style style:name="T160" style:family="text">
      <style:text-properties officeooo:rsid="023f34ac"/>
    </style:style>
    <style:style style:name="T161" style:family="text">
      <style:text-properties officeooo:rsid="0240df8e"/>
    </style:style>
    <style:style style:name="T162" style:family="text">
      <style:text-properties officeooo:rsid="02454ada"/>
    </style:style>
    <style:style style:name="T163" style:family="text">
      <style:text-properties officeooo:rsid="0246f86c"/>
    </style:style>
    <style:style style:name="T164" style:family="text">
      <style:text-properties officeooo:rsid="024b8146"/>
    </style:style>
    <style:style style:name="T165" style:family="text">
      <style:text-properties officeooo:rsid="02522c4d"/>
    </style:style>
    <style:style style:name="T166" style:family="text">
      <style:text-properties officeooo:rsid="0256ca49"/>
    </style:style>
    <style:style style:name="T167" style:family="text">
      <style:text-properties officeooo:rsid="025b5112"/>
    </style:style>
    <style:style style:name="T168" style:family="text">
      <style:text-properties officeooo:rsid="025d3778"/>
    </style:style>
    <style:style style:name="T169" style:family="text">
      <style:text-properties officeooo:rsid="025fc29d"/>
    </style:style>
    <style:style style:name="T170" style:family="text">
      <style:text-properties officeooo:rsid="02638b5a"/>
    </style:style>
    <style:style style:name="T171" style:family="text">
      <style:text-properties officeooo:rsid="0267b816"/>
    </style:style>
    <style:style style:name="T172" style:family="text">
      <style:text-properties officeooo:rsid="0267e8c1"/>
    </style:style>
    <style:style style:name="T173" style:family="text">
      <style:text-properties officeooo:rsid="026a34e8"/>
    </style:style>
    <style:style style:name="T174" style:family="text">
      <style:text-properties officeooo:rsid="026aee03"/>
    </style:style>
    <style:style style:name="T175" style:family="text">
      <style:text-properties style:text-underline-style="solid" style:text-underline-width="auto" style:text-underline-color="font-color" officeooo:rsid="02226223"/>
    </style:style>
    <style:style style:name="T176" style:family="text">
      <style:text-properties officeooo:rsid="026e473d"/>
    </style:style>
    <style:style style:name="T177" style:family="text">
      <style:text-properties officeooo:rsid="02746122"/>
    </style:style>
    <style:style style:name="T178" style:family="text">
      <style:text-properties officeooo:rsid="02792152"/>
    </style:style>
    <style:style style:name="T179" style:family="text">
      <style:text-properties officeooo:rsid="027988e8"/>
    </style:style>
    <style:style style:name="T180" style:family="text">
      <style:text-properties officeooo:rsid="027ae41f"/>
    </style:style>
    <style:style style:name="T181" style:family="text">
      <style:text-properties officeooo:rsid="027d7e46"/>
    </style:style>
    <style:style style:name="T182" style:family="text">
      <style:text-properties officeooo:rsid="027f9eb2"/>
    </style:style>
    <style:style style:name="T183" style:family="text">
      <style:text-properties officeooo:rsid="02849c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9135858806769576128" text:style-name="L1">
        <text:list-item>
          <text:p text:style-name="P25">Life</text:p>
          <text:list>
            <text:list-item>
              <text:p text:style-name="P25">His father was imprisoned</text:p>
            </text:list-item>
            <text:list-item>
              <text:p text:style-name="P25">He worked in factory, so his family lived in a workhouse built by the church</text:p>
            </text:list-item>
            <text:list-item>
              <text:p text:style-name="P25">He became a journalist and he published on a newspaper in instalments</text:p>
            </text:list-item>
            <text:list-item>
              <text:p text:style-name="P25">His works are appreciated in his life</text:p>
            </text:list-item>
          </text:list>
        </text:list-item>
        <text:list-item>
          <text:p text:style-name="P25">Ideas </text:p>
          <text:list>
            <text:list-item>
              <text:p text:style-name="P25">He believed in Victorian compromise</text:p>
            </text:list-item>
            <text:list-item>
              <text:p text:style-name="P25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25">Novels</text:p>
          <text:list>
            <text:list-item>
              <text:p text:style-name="P25">The titles are often name of <text:s/>characters of the novel</text:p>
            </text:list-item>
            <text:list-item>
              <text:p text:style-name="P25">All is novels are caracterized by an happy ending</text:p>
            </text:list-item>
            <text:list-item>
              <text:p text:style-name="P25">He represent<text:span text:style-name="T13">s</text:span> the lower classes, composed by workers, criminals and pronstitutes</text:p>
            </text:list-item>
            <text:list-item>
              <text:p text:style-name="P25">His favourite characters are children that are wiser</text:p>
            </text:list-item>
            <text:list-item>
              <text:p text:style-name="P25">He has a didactive aim</text:p>
            </text:list-item>
            <text:list-item>
              <text:p text:style-name="P25">He is ironic (smile in tears)</text:p>
            </text:list-item>
            <text:list-item>
              <text:p text:style-name="P25">Characters are flat (without an evolution during the story), because they are stereotype</text:p>
            </text:list-item>
            <text:list-item>
              <text:p text:style-name="P25">He uses a simple language</text:p>
            </text:list-item>
            <text:list-item>
              <text:p text:style-name="P25">His novel are rich of facts because novels are serialized and he need the reader's attention</text:p>
            </text:list-item>
          </text:list>
          <text:p text:style-name="P6"><text:bookmark-start text:name="A Christmas carol"/>A Christmas Carol<text:bookmark-end text:name="A Christmas carol"/></text:p>
        </text:list-item>
        <text:list-item>
          <text:p text:style-name="P26">Character</text:p>
          <text:list>
            <text:list-item>
              <text:p text:style-name="P26">Scrooge is stingy and gready</text:p>
              <text:list>
                <text:list-item>
                  <text:p text:style-name="P27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28">Marley </text:p>
              <text:list>
                <text:list-item>
                  <text:p text:style-name="P28">he is chained to his treasures and personality</text:p>
                </text:list-item>
                <text:list-item>
                  <text:p text:style-name="P28">chains represent what he didn't do in life</text:p>
                </text:list-item>
                <text:list-item>
                  <text:p text:style-name="P28">he remains in his office in life, so now he is forced to wonder</text:p>
                </text:list-item>
                <text:list-item>
                  <text:p text:style-name="P29">he wants to show what destiny waits Scrooge if he will not change his mind</text:p>
                </text:list-item>
              </text:list>
            </text:list-item>
            <text:list-item>
              <text:p text:style-name="P30">Past xmas ghost</text:p>
              <text:list>
                <text:list-item>
                  <text:p text:style-name="P30">he shows Scrooge how much he loved xmas in past <text:span text:style-name="T2">in particular at Fezziwig office</text:span></text:p>
                </text:list-item>
                <text:list-item>
                  <text:p text:style-name="P31">From him we know Scrooge lived in a workhouse</text:p>
                </text:list-item>
                <text:list-item>
                  <text:p text:style-name="P32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33"><text:soft-page-break/>He doesn't want to change his mind</text:p>
                </text:list-item>
              </text:list>
            </text:list-item>
            <text:list-item>
              <text:p text:style-name="P32">Present xmas ghost</text:p>
              <text:list>
                <text:list-item>
                  <text:p text:style-name="P34">Tiny Tim is ill but his poor family cannot take care of him</text:p>
                </text:list-item>
                <text:list-item>
                  <text:p text:style-name="P34">Bob Cratchit and Fred thank Scrooge</text:p>
                </text:list-item>
                <text:list-item>
                  <text:p text:style-name="P34">Poverty and Ignorance (the two children) are a criticism to Victorian society, in which children were abandoned</text:p>
                </text:list-item>
                <text:list-item>
                  <text:p text:style-name="P35">He started to be worried</text:p>
                </text:list-item>
              </text:list>
            </text:list-item>
            <text:list-item>
              <text:p text:style-name="P29">xmas tobe ghost</text:p>
              <text:list>
                <text:list-item>
                  <text:p text:style-name="P29">people laugh about his death and nobody is interested about his funeral</text:p>
                  <text:list>
                    <text:list-item>
                      <text:p text:style-name="P29">Someone says he will go to the funeral if they offer the lunch</text:p>
                    </text:list-item>
                    <text:list-item>
                      <text:p text:style-name="P36">His debtors are happy</text:p>
                    </text:list-item>
                  </text:list>
                </text:list-item>
                <text:list-item>
                  <text:p text:style-name="P29">Shrinking represents the solitude at the end of his life</text:p>
                </text:list-item>
                <text:list-item>
                  <text:p text:style-name="P36">Tim will die</text:p>
                </text:list-item>
                <text:list-item>
                  <text:p text:style-name="P37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26">Title</text:p>
          <text:list>
            <text:list-item>
              <text:p text:style-name="P26">Carol is a christmas song</text:p>
            </text:list-item>
            <text:list-item>
              <text:p text:style-name="P26">He wrote about Christmas when Prince Albert, Victoria's husband, implemented german christmas tradition</text:p>
            </text:list-item>
            <text:list-item>
              <text:p text:style-name="P38">The theme is the redemption <text:span text:style-name="T4">(religious concept), which is a gift by God</text:span></text:p>
            </text:list-item>
            <text:list-item>
              <text:p text:style-name="P38">new word: humbug (baggianate, bubbole)</text:p>
            </text:list-item>
          </text:list>
        </text:list-item>
        <text:list-item>
          <text:p text:style-name="P39">End</text:p>
          <text:list>
            <text:list-item>
              <text:p text:style-name="P39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7376794672643179460" text:style-name="L2">
        <text:list-item>
          <text:p text:style-name="P40">Life</text:p>
          <text:list>
            <text:list-item>
              <text:p text:style-name="P41">His father was brilliant in Maths and he studied at Cristh Church, <text:span text:style-name="T9">then he became a parson (curato di campagna)</text:span></text:p>
            </text:list-item>
            <text:list-item>
              <text:p text:style-name="P40">He was a writer, a mathematician, a journalist and also an a<text:span text:style-name="T6">n</text:span>glican Deacon</text:p>
            </text:list-item>
            <text:list-item>
              <text:p text:style-name="P42">He studied at home and then at Rugby</text:p>
            </text:list-item>
            <text:list-item>
              <text:p text:style-name="P42">When he left Rugby he studied at Christ Church Institute at Oxford</text:p>
            </text:list-item>
            <text:list-item>
              <text:p text:style-name="P43">He taught Maths at Christ Church <text:span text:style-name="T7">and he obtained the Cristh Church Lectureship</text:span></text:p>
            </text:list-item>
            <text:list-item>
              <text:p text:style-name="P44">He wasn't a typical academic because he tends to destruction</text:p>
            </text:list-item>
          </text:list>
        </text:list-item>
        <text:list-item>
          <text:p text:style-name="P43">Illness</text:p>
          <text:list>
            <text:list-item>
              <text:p text:style-name="P43">He is stammer (balbuziente)</text:p>
            </text:list-item>
            <text:list-item>
              <text:p text:style-name="P45">He has not a good health</text:p>
            </text:list-item>
            <text:list-item>
              <text:p text:style-name="P46">An attack of whooping cough cause the future cheast weak<text:span text:style-name="T8">ing</text:span></text:p>
            </text:list-item>
          </text:list>
        </text:list-item>
        <text:list-item>
          <text:p text:style-name="P47"><text:soft-page-break/>Ideas</text:p>
          <text:list>
            <text:list-item>
              <text:p text:style-name="P48">He was a friend of <text:s/>Dante Gabriel Rossetti and other pre-Raphaelites</text:p>
            </text:list-item>
            <text:list-item>
              <text:p text:style-name="P47">He was conservator</text:p>
            </text:list-item>
            <text:list-item>
              <text:p text:style-name="P49">He started writing from young age</text:p>
            </text:list-item>
          </text:list>
          <text:p text:style-name="P7"><text:bookmark-start text:name="Alice in Wonderland"/>Alice in wonderland<text:bookmark-end text:name="Alice in Wonderland"/></text:p>
        </text:list-item>
        <text:list-item>
          <text:p text:style-name="P50">Genesis</text:p>
          <text:list>
            <text:list-item>
              <text:p text:style-name="P50">At Christ Church he met the new head of the school <text:span text:style-name="T11">(Mr Liddle)</text:span> and in particular his three daughter</text:p>
              <text:list>
                <text:list-item>
                  <text:p text:style-name="P50">He was inspired by Alice, one of the 3 sisters</text:p>
                </text:list-item>
                <text:list-item>
                  <text:p text:style-name="P51">Alice asked to write about her</text:p>
                </text:list-item>
              </text:list>
            </text:list-item>
            <text:list-item>
              <text:p text:style-name="P52">It was written during Victorian values crush</text:p>
              <text:list>
                <text:list-item>
                  <text:p text:style-name="P53">Freudian interpretation: a descent into the subconscious</text:p>
                </text:list-item>
              </text:list>
            </text:list-item>
          </text:list>
        </text:list-item>
        <text:list-item>
          <text:p text:style-name="P54">Characteristics</text:p>
          <text:list>
            <text:list-item>
              <text:p text:style-name="P54">He uses non-sense (illogical)</text:p>
            </text:list-item>
            <text:list-item>
              <text:p text:style-name="P55">He plays with maths and logic</text:p>
            </text:list-item>
            <text:list-item>
              <text:p text:style-name="P56"><text:span text:style-name="T17">Characters</text:span> are <text:span text:style-name="T17">anthropomorphic</text:span></text:p>
            </text:list-item>
            <text:list-item>
              <text:p text:style-name="P56">He influenced fantasy <text:span text:style-name="T17">literature</text:span></text:p>
            </text:list-item>
          </text:list>
        </text:list-item>
        <text:list-item>
          <text:p text:style-name="P57">Chapters</text:p>
          <text:list>
            <text:list-item>
              <text:p text:style-name="P57">All titles are important</text:p>
            </text:list-item>
          </text:list>
        </text:list-item>
        <text:list-item>
          <text:p text:style-name="P57">Characters</text:p>
          <text:list>
            <text:list-item>
              <text:p text:style-name="P57">White rabbit</text:p>
              <text:list>
                <text:list-item>
                  <text:p text:style-name="P57">can speak</text:p>
                </text:list-item>
                <text:list-item>
                  <text:p text:style-name="P57">dressed up</text:p>
                </text:list-item>
              </text:list>
            </text:list-item>
            <text:list-item>
              <text:p text:style-name="P57">Mouse</text:p>
              <text:list>
                <text:list-item>
                  <text:p text:style-name="P57">can swim</text:p>
                </text:list-item>
                <text:list-item>
                  <text:p text:style-name="P57">can speak</text:p>
                </text:list-item>
              </text:list>
            </text:list-item>
            <text:list-item>
              <text:p text:style-name="P57">Dodo</text:p>
              <text:list>
                <text:list-item>
                  <text:p text:style-name="P57">can speak</text:p>
                </text:list-item>
                <text:list-item>
                  <text:p text:style-name="P57">it is a caricature of Carroll (his surname stammered)</text:p>
                </text:list-item>
              </text:list>
            </text:list-item>
            <text:list-item>
              <text:p text:style-name="P57">Bill the Lizard</text:p>
              <text:list>
                <text:list-item>
                  <text:p text:style-name="P57">it is a gardener</text:p>
                </text:list-item>
              </text:list>
            </text:list-item>
            <text:list-item>
              <text:p text:style-name="P58">Caterpillar</text:p>
              <text:list>
                <text:list-item>
                  <text:p text:style-name="P58">smoke the <text:span text:style-name="T17">hookah</text:span></text:p>
                </text:list-item>
                <text:list-item>
                  <text:p text:style-name="P58">can speak</text:p>
                </text:list-item>
              </text:list>
            </text:list-item>
          </text:list>
        </text:list-item>
      </text:list>
      <text:p text:style-name="P3"/>
      <text:p text:style-name="P3"><text:soft-page-break/></text:p>
      <text:p text:style-name="P4"/>
      <text:h text:style-name="P17" text:outline-level="1"><text:bookmark-start text:name="Romantic Revolution"/>R<text:bookmark-end text:name="Romantic Revolution"/>omantic Revolution</text:h>
      <text:list xml:id="list3135685966019659730" text:style-name="L3">
        <text:list-item>
          <text:p text:style-name="P59">French Revolution</text:p>
          <text:list>
            <text:list-item>
              <text:p text:style-name="P60">14 July 1789 Bastille Day</text:p>
            </text:list-item>
            <text:list-item>
              <text:p text:style-name="P62">Causes</text:p>
              <text:list>
                <text:list-item>
                  <text:p text:style-name="P62">The middle class (third State) wanted brotherhood, equality, freedom</text:p>
                </text:list-item>
                <text:list-item>
                  <text:p text:style-name="P62">Famine</text:p>
                </text:list-item>
                <text:list-item>
                  <text:p text:style-name="P62">High debt and taxes for poor</text:p>
                </text:list-item>
                <text:list-item>
                  <text:p text:style-name="P62">great gap between <text:span text:style-name="T22">poor</text:span> and rich</text:p>
                </text:list-item>
                <text:list-item>
                  <text:p text:style-name="P63">new concept of nation</text:p>
                </text:list-item>
              </text:list>
            </text:list-item>
            <text:list-item>
              <text:p text:style-name="P61">King Louis XVI and Mary Antoinette are beheaded and the republic was created</text:p>
            </text:list-item>
            <text:list-item>
              <text:p text:style-name="P64">The republic turned in a dictatorship</text:p>
              <text:list>
                <text:list-item>
                  <text:p text:style-name="P64">After Danton the public health comity was leaded by Robespierre (Terror Period) </text:p>
                </text:list-item>
              </text:list>
            </text:list-item>
            <text:list-item>
              <text:p text:style-name="P61">Napoleon took the power with a coup d’etat </text:p>
              <text:list>
                <text:list-item>
                  <text:p text:style-name="P65">He was a general <text:span text:style-name="T19">and a revolutionary </text:span></text:p>
                </text:list-item>
                <text:list-item>
                  <text:p text:style-name="P66">After the failure of Russia campaign military abandoned him</text:p>
                </text:list-item>
                <text:list-item>
                  <text:p text:style-name="P66">He left the power to his son, but the opposers reject <text:span text:style-name="T20">him</text:span></text:p>
                </text:list-item>
                <text:list-item>
                  <text:p text:style-name="P67">He was exiled at Elba </text:p>
                </text:list-item>
                <text:list-item>
                  <text:p text:style-name="P68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69">American Revolution</text:p>
          <text:list>
            <text:list-item>
              <text:p text:style-name="P69">4 July 1776 Ind<text:span text:style-name="T14">e</text:span>pendence D<text:span text:style-name="T14">ay</text:span></text:p>
            </text:list-item>
            <text:list-item>
              <text:p text:style-name="P70">"No taxation without representation"</text:p>
              <text:list>
                <text:list-item>
                  <text:p text:style-name="P71">They didn't want to pay taxes without a representation in the English Parliament</text:p>
                </text:list-item>
                <text:list-item>
                  <text:p text:style-name="P70">Colonists cannot trade and expand freely</text:p>
                </text:list-item>
                <text:list-item>
                  <text:p text:style-name="P71">Boston tea party: a cargo of tea is <text:span text:style-name="T16">destroyed</text:span></text:p>
                </text:list-item>
              </text:list>
            </text:list-item>
            <text:list-item>
              <text:p text:style-name="P72">13 colonies, France, Spain <text:span text:style-name="T15">(economic reason)</text:span> against England </text:p>
            </text:list-item>
            <text:list-item>
              <text:p text:style-name="P73">Results</text:p>
              <text:list>
                <text:list-item>
                  <text:p text:style-name="P74">Colonies became a federation of State</text:p>
                </text:list-item>
                <text:list-item>
                  <text:p text:style-name="P75">Washington was the first president</text:p>
                </text:list-item>
                <text:list-item>
                  <text:p text:style-name="P75">The Capital was Washington D.C.</text:p>
                </text:list-item>
              </text:list>
            </text:list-item>
          </text:list>
        </text:list-item>
        <text:list-item>
          <text:p text:style-name="P73">Industrial Revolution</text:p>
          <text:list>
            <text:list-item>
              <text:p text:style-name="P73">1760-1830 England</text:p>
            </text:list-item>
            <text:list-item>
              <text:p text:style-name="P76"><text:soft-page-break/>It developed in England because</text:p>
              <text:list>
                <text:list-item>
                  <text:p text:style-name="P76"><text:span text:style-name="T18">of </text:span>rich coal mines and <text:span text:style-name="T18">abundance</text:span> water</text:p>
                </text:list-item>
                <text:list-item>
                  <text:p text:style-name="P77">colonies granted raw materials at low prices</text:p>
                </text:list-item>
              </text:list>
            </text:list-item>
            <text:list-item>
              <text:p text:style-name="P78">An agricultural revolution also developed</text:p>
              <text:list>
                <text:list-item>
                  <text:p text:style-name="P78">influenced by new technologies <text:span text:style-name="T23">(steam engine, spinning jenny)</text:span></text:p>
                </text:list-item>
                <text:list-item>
                  <text:p text:style-name="P79">open field became enclosures, where sheep can breed, so the wool production improved </text:p>
                </text:list-item>
              </text:list>
            </text:list-item>
            <text:list-item>
              <text:p text:style-name="P80">Results </text:p>
              <text:list>
                <text:list-item>
                  <text:p text:style-name="P82">creation of a middle class from the entrepreneurs</text:p>
                </text:list-item>
                <text:list-item>
                  <text:p text:style-name="P81">urbanization (cottage system to industrial system)</text:p>
                </text:list-item>
                <text:list-item>
                  <text:p text:style-name="P84">economic and imperial development</text:p>
                </text:list-item>
                <text:list-item>
                  <text:p text:style-name="P83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18" text:outline-level="1"><text:bookmark-start text:name="Romanticism"/>Romanticism<text:bookmark-end text:name="Romanticism"/></text:h>
      <text:list xml:id="list3323811962929129374" text:style-name="L4">
        <text:list-item>
          <text:p text:style-name="P388">Neoclassicism</text:p>
          <text:list>
            <text:list-item>
              <text:p text:style-name="P85"><text:span text:style-name="T25">end of </text:span>17th century</text:p>
            </text:list-item>
            <text:list-item>
              <text:p text:style-name="P86">All Europe</text:p>
            </text:list-item>
          </text:list>
        </text:list-item>
        <text:list-item>
          <text:p text:style-name="P388">Romanticism</text:p>
          <text:list>
            <text:list-item>
              <text:p text:style-name="P87">second half of 18th century</text:p>
            </text:list-item>
            <text:list-item>
              <text:p text:style-name="P88">Germany (sturm und drang), Italy (Foscolo), France (Madame De Stael)</text:p>
            </text:list-item>
            <text:list-item>
              <text:p text:style-name="P89">Kant: the reason is imperfect to get the truth</text:p>
            </text:list-item>
            <text:list-item>
              <text:p text:style-name="P90">Gothicism: cemetery <text:s/></text:p>
            </text:list-item>
            <text:list-item>
              <text:p text:style-name="P88">About different field of know<text:span text:style-name="T26">ledge</text:span></text:p>
              <text:list>
                <text:list-item>
                  <text:p text:style-name="P89">Art: Turner, Constable</text:p>
                  <text:list>
                    <text:list-item>
                      <text:p text:style-name="P91">Constable’s b<text:span text:style-name="T27">e</text:span>autiful: <text:span text:style-name="T42">the simple relaxing nature</text:span></text:p>
                    </text:list-item>
                    <text:list-item>
                      <text:p text:style-name="P91">Turner’s sublime: sensation of excitement, a thrilling astonishment, more than beautiful </text:p>
                    </text:list-item>
                    <text:list-item>
                      <text:p text:style-name="P92">Difference between sublime and beautiful by Burke</text:p>
                    </text:list-item>
                  </text:list>
                </text:list-item>
                <text:list-item>
                  <text:p text:style-name="P89">music: Beethoven</text:p>
                </text:list-item>
              </text:list>
            </text:list-item>
          </text:list>
        </text:list-item>
        <text:list-item>
          <text:p text:style-name="P389">English romanticism</text:p>
          <text:list>
            <text:list-item>
              <text:p text:style-name="P93">First work was Lyrical Ballads by Wordsworth and Coleridge <text:span text:style-name="T28">(1798)</text:span></text:p>
              <text:list>
                <text:list-item>
                  <text:p text:style-name="P94">Ballads theme are very different from each other </text:p>
                  <text:list>
                    <text:list-item>
                      <text:p text:style-name="P94">Coleridge wrote about fantasy</text:p>
                    </text:list-item>
                    <text:list-item>
                      <text:p text:style-name="P94">Wordsworth wrote about real world</text:p>
                    </text:list-item>
                  </text:list>
                </text:list-item>
                <text:list-item>
                  <text:p text:style-name="P95">The second edition (1800) contains a preface by Wordsworth to understand ballads, because people didn’t understand them</text:p>
                  <text:list>
                    <text:list-item>
                      <text:p text:style-name="P94"><text:soft-page-break/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0">Coleridge</text:p>
          <text:list>
            <text:list-item>
              <text:p text:style-name="P96">Illness</text:p>
              <text:list>
                <text:list-item>
                  <text:p text:style-name="P96">He suffered from rheumatism </text:p>
                </text:list-item>
                <text:list-item>
                  <text:p text:style-name="P96">He used drugs</text:p>
                </text:list-item>
              </text:list>
            </text:list-item>
            <text:list-item>
              <text:p text:style-name="P97">Ideals</text:p>
              <text:list>
                <text:list-item>
                  <text:p text:style-name="P97">He was influenced by French Revolution</text:p>
                </text:list-item>
                <text:list-item>
                  <text:p text:style-name="P97">He tries to start a Pantisocracy (every economic activity was done in common)</text:p>
                </text:list-item>
                <text:list-item>
                  <text:p text:style-name="P97">After the Terror period he became conservator</text:p>
                </text:list-item>
                <text:list-item>
                  <text:p text:style-name="P98">He believed in God, he had a<text:span text:style-name="T31">n</text:span> orthodox religious view</text:p>
                </text:list-item>
              </text:list>
            </text:list-item>
            <text:list-item>
              <text:p text:style-name="P99">Language</text:p>
              <text:list>
                <text:list-item>
                  <text:p text:style-name="P100">Archaic based on <text:span text:style-name="T33">medieval</text:span> ballads </text:p>
                </text:list-item>
              </text:list>
            </text:list-item>
            <text:list-item>
              <text:p text:style-name="P101">Topics</text:p>
              <text:list>
                <text:list-item>
                  <text:p text:style-name="P101">Fantastic</text:p>
                </text:list-item>
              </text:list>
            </text:list-item>
            <text:list-item>
              <text:p text:style-name="P102">Protagonist</text:p>
              <text:list>
                <text:list-item>
                  <text:p text:style-name="P102">characters belong to fantastic, charming world</text:p>
                </text:list-item>
                <text:list-item>
                  <text:p text:style-name="P102">nature</text:p>
                </text:list-item>
              </text:list>
            </text:list-item>
            <text:list-item>
              <text:p text:style-name="P103">Imagination</text:p>
              <text:list>
                <text:list-item>
                  <text:p text:style-name="P103">Fancy: mechanical process to associate images</text:p>
                </text:list-item>
                <text:list-item>
                  <text:p text:style-name="P103">Imagination: create images</text:p>
                </text:list-item>
              </text:list>
            </text:list-item>
            <text:list-item>
              <text:p text:style-name="P104">Nature</text:p>
              <text:list>
                <text:list-item>
                  <text:p text:style-name="P105">It is a reflection of world of ideas in a Neoplatonic view</text:p>
                </text:list-item>
                <text:list-item>
                  <text:p text:style-name="P105">Near the sublime</text:p>
                </text:list-item>
              </text:list>
            </text:list-item>
            <text:list-item>
              <text:p text:style-name="P106">Poet</text:p>
              <text:list>
                <text:list-item>
                  <text:p text:style-name="P106">“With my poems I want to take my readers into a willing (volontaria) suspension of disbelief (incredulità)”</text:p>
                </text:list-item>
                <text:list-item>
                  <text:p text:style-name="P107">Dreamer</text:p>
                </text:list-item>
                <text:list-item>
                  <text:p text:style-name="P108">He had to take readers in his poems</text:p>
                </text:list-item>
              </text:list>
            </text:list-item>
          </text:list>
        </text:list-item>
        <text:list-item>
          <text:p text:style-name="P391">Wordsworth</text:p>
          <text:list>
            <text:list-item>
              <text:p text:style-name="P97">Life</text:p>
              <text:list>
                <text:list-item>
                  <text:p text:style-name="P109">He lived in Somerset and in Lake District, <text:span text:style-name="T29">with Coleridge</text:span></text:p>
                </text:list-item>
              </text:list>
            </text:list-item>
            <text:list-item>
              <text:p text:style-name="P110">Ideals</text:p>
              <text:list>
                <text:list-item>
                  <text:p text:style-name="P111">He was influenced by French Revolution</text:p>
                </text:list-item>
                <text:list-item>
                  <text:p text:style-name="P110">He believed in Pantheism (everything has a soul)</text:p>
                </text:list-item>
                <text:list-item>
                  <text:p text:style-name="P112"><text:soft-page-break/>The mighty power <text:span text:style-name="T30">rules</text:span> the nature</text:p>
                </text:list-item>
                <text:list-item>
                  <text:p text:style-name="P113">He was religious but he hadn’t an orthodox view</text:p>
                </text:list-item>
              </text:list>
            </text:list-item>
            <text:list-item>
              <text:p text:style-name="P114">Language</text:p>
              <text:list>
                <text:list-item>
                  <text:p text:style-name="P114">common language purified by vulgarity</text:p>
                </text:list-item>
                <text:list-item>
                  <text:p text:style-name="P115">simple style</text:p>
                </text:list-item>
              </text:list>
            </text:list-item>
            <text:list-item>
              <text:p text:style-name="P115">Topics</text:p>
              <text:list>
                <text:list-item>
                  <text:p text:style-name="P115">common situation</text:p>
                </text:list-item>
                <text:list-item>
                  <text:p text:style-name="P115">language of the senses (he wrote about sensorial experiences)</text:p>
                </text:list-item>
              </text:list>
            </text:list-item>
            <text:list-item>
              <text:p text:style-name="P116">Protagonist</text:p>
              <text:list>
                <text:list-item>
                  <text:p text:style-name="P116">nature</text:p>
                </text:list-item>
                <text:list-item>
                  <text:p text:style-name="P116">common people</text:p>
                </text:list-item>
                <text:list-item>
                  <text:p text:style-name="P116">children (child is the father of the man)</text:p>
                </text:list-item>
              </text:list>
            </text:list-item>
            <text:list-item>
              <text:p text:style-name="P117">Imagination</text:p>
              <text:list>
                <text:list-item>
                  <text:p text:style-name="P117">it colours reality</text:p>
                </text:list-item>
                <text:list-item>
                  <text:p text:style-name="P117">it gives new life to reality</text:p>
                </text:list-item>
              </text:list>
            </text:list-item>
            <text:list-item>
              <text:p text:style-name="P104">Nature</text:p>
              <text:list>
                <text:list-item>
                  <text:p text:style-name="P105">It is a source of joy</text:p>
                </text:list-item>
                <text:list-item>
                  <text:p text:style-name="P118">It teaches the moral</text:p>
                </text:list-item>
                <text:list-item>
                  <text:p text:style-name="P119">World is beautiful</text:p>
                </text:list-item>
              </text:list>
            </text:list-item>
            <text:list-item>
              <text:p text:style-name="P120">Poet</text:p>
              <text:list>
                <text:list-item>
                  <text:p text:style-name="P120">He teaches how to use imagination</text:p>
                </text:list-item>
                <text:list-item>
                  <text:p text:style-name="P120">He can get into things</text:p>
                </text:list-item>
                <text:list-item>
                  <text:p text:style-name="P121">emotions recollected in tranquility</text:p>
                  <text:list>
                    <text:list-item>
                      <text:p text:style-name="P121">the poet feels a strong emotion (sensorial emotion)</text:p>
                    </text:list-item>
                    <text:list-item>
                      <text:p text:style-name="P121">in tranquility a second emotion comes out linked to the first</text:p>
                    </text:list-item>
                    <text:list-item>
                      <text:p text:style-name="P121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2">Shelley</text:p>
          <text:list>
            <text:list-item>
              <text:p text:style-name="P400">He was a second generation poet</text:p>
              <text:list>
                <text:list-item>
                  <text:p text:style-name="P400">He kept his faith in french revolution, because he didn’t experience the period of the Terror</text:p>
                </text:list-item>
                <text:list-item>
                  <text:p text:style-name="P400">He died young and outside England</text:p>
                </text:list-item>
              </text:list>
            </text:list-item>
            <text:list-item>
              <text:p text:style-name="P401">Life</text:p>
              <text:list>
                <text:list-item>
                  <text:p text:style-name="P401">He was expelled from Oxford University because he wrote the pamphlet “The necessity of Atheism”</text:p>
                </text:list-item>
                <text:list-item>
                  <text:p text:style-name="P402">His first wife committed suicide</text:p>
                </text:list-item>
                <text:list-item>
                  <text:p text:style-name="P401"><text:soft-page-break/>H<text:span text:style-name="T39">is second marriage was with</text:span> Mary Wollstonecraft Godwin (she wrote Frankenstein)</text:p>
                </text:list-item>
                <text:list-item>
                  <text:p text:style-name="P402">Three of his children died</text:p>
                </text:list-item>
                <text:list-item>
                  <text:p text:style-name="P403">He went to Livorno and he died during a storm in La Spezia Gulf</text:p>
                </text:list-item>
              </text:list>
            </text:list-item>
            <text:list-item>
              <text:p text:style-name="P401">Ideals</text:p>
              <text:list>
                <text:list-item>
                  <text:p text:style-name="P401">He was a revolutionary</text:p>
                </text:list-item>
                <text:list-item>
                  <text:p text:style-name="P401">He was atheist</text:p>
                </text:list-item>
                <text:list-item>
                  <text:p text:style-name="P403">He refused conventions and political oppression</text:p>
                </text:list-item>
                <text:list-item>
                  <text:p text:style-name="P403">freedom and love can overcome any conventions</text:p>
                </text:list-item>
              </text:list>
            </text:list-item>
            <text:list-item>
              <text:p text:style-name="P404">Imagination</text:p>
              <text:list>
                <text:list-item>
                  <text:p text:style-name="P404">poetry is an expression of imagination</text:p>
                </text:list-item>
                <text:list-item>
                  <text:p text:style-name="P404">revolutionary creativity: change the reality that become more materialistic</text:p>
                </text:list-item>
              </text:list>
            </text:list-item>
            <text:list-item>
              <text:p text:style-name="P405">Style</text:p>
              <text:list>
                <text:list-item>
                  <text:p text:style-name="P405">He uses classical and modern style</text:p>
                </text:list-item>
              </text:list>
            </text:list-item>
            <text:list-item>
              <text:p text:style-name="P405">Nature</text:p>
              <text:list>
                <text:list-item>
                  <text:p text:style-name="P406"><text:span text:style-name="T41">It</text:span> is near the sublime</text:p>
                </text:list-item>
                <text:list-item>
                  <text:p text:style-name="P405">It is a beautiful veil that hides the truth of the Divine Spirit</text:p>
                </text:list-item>
                <text:list-item>
                  <text:p text:style-name="P405">It is an instrument, a source of images and symbols </text:p>
                </text:list-item>
                <text:list-item>
                  <text:p text:style-name="P405">It is a refuge from the world</text:p>
                </text:list-item>
              </text:list>
            </text:list-item>
            <text:list-item>
              <text:p text:style-name="P405">Poet</text:p>
              <text:list>
                <text:list-item>
                  <text:p text:style-name="P407">He is a prophet <text:span text:style-name="T40">(he announces/hope a better world)</text:span></text:p>
                </text:list-item>
                <text:list-item>
                  <text:p text:style-name="P408">He is a Titan challenging the world to free the man</text:p>
                </text:list-item>
                <text:list-item>
                  <text:p text:style-name="P409">His task is to reach an ideal world of freedom, love and beauty</text:p>
                </text:list-item>
              </text:list>
            </text:list-item>
          </text:list>
        </text:list-item>
      </text:list>
      <text:h text:style-name="P20" text:outline-level="3">Elegy Written in a Country Churchyard by Gray</text:h>
      <text:list xml:id="list6926869015081541259" text:style-name="L5">
        <text:list-item>
          <text:p text:style-name="P450">Elegy is <text:span text:style-name="T36">a funeral oration </text:span>written for important people to celebrate their actions</text:p>
          <text:list>
            <text:list-item>
              <text:p text:style-name="P451">Sepolcri by Foscolo celebrates great people buried in Santa Croce in Florence</text:p>
            </text:list-item>
          </text:list>
        </text:list-item>
        <text:list-item>
          <text:p text:style-name="P452">Graveyard poetry</text:p>
          <text:list>
            <text:list-item>
              <text:p text:style-name="P452">Dark atmosphere</text:p>
            </text:list-item>
            <text:list-item>
              <text:p text:style-name="P452">Melanconic mood</text:p>
            </text:list-item>
          </text:list>
        </text:list-item>
        <text:list-item>
          <text:p text:style-name="P453">This is a passagge from Neoclassicism to Romanticism</text:p>
          <text:list>
            <text:list-item>
              <text:p text:style-name="P453">Structure is neoclassic (regular quatrain)</text:p>
            </text:list-item>
            <text:list-item>
              <text:p text:style-name="P453">Content is romantic <text:span text:style-name="T37">(elegy in a common place)</text:span></text:p>
            </text:list-item>
          </text:list>
        </text:list-item>
        <text:list-item>
          <text:p text:style-name="P454">Text</text:p>
          <text:list>
            <text:list-item>
              <text:p text:style-name="P455">Stanza 1</text:p>
              <text:list>
                <text:list-item>
                  <text:p text:style-name="P456">L1 ("La campana batte il rintocco del crepuscolo") refers to VII canto in Dante's <text:soft-page-break/>Purgatory</text:p>
                </text:list-item>
              </text:list>
            </text:list-item>
            <text:list-item>
              <text:p text:style-name="P455">Stanza 2</text:p>
              <text:list>
                <text:list-item>
                  <text:p text:style-name="P455">agricultural world</text:p>
                </text:list-item>
              </text:list>
            </text:list-item>
            <text:list-item>
              <text:p text:style-name="P455">Stanza 3</text:p>
              <text:list>
                <text:list-item>
                  <text:p text:style-name="P457">L9 (<text:span text:style-name="T34">ivy-mantled tower</text:span>) <text:span text:style-name="T34">gothic element</text:span></text:p>
                </text:list-item>
                <text:list-item>
                  <text:p text:style-name="P458">L10 (owl) gothic element</text:p>
                </text:list-item>
              </text:list>
            </text:list-item>
            <text:list-item>
              <text:p text:style-name="P457"><text:s/><text:span text:style-name="T35">Stanza 4</text:span></text:p>
              <text:list>
                <text:list-item>
                  <text:p text:style-name="P459">L14-L15 (dove il terreno si solleva in cumuli marcescenti,ognuno giace per sempre nella sua stretta cella) tombs</text:p>
                </text:list-item>
                <text:list-item>
                  <text:p text:style-name="P459">L16 (dormono i rozzi antenati del borgo) common people</text:p>
                </text:list-item>
              </text:list>
            </text:list-item>
            <text:list-item>
              <text:p text:style-name="P460">Stanza 5</text:p>
              <text:list>
                <text:list-item>
                  <text:p text:style-name="P460">Daily routines</text:p>
                </text:list-item>
              </text:list>
            </text:list-item>
            <text:list-item>
              <text:p text:style-name="P460">Stanza 6</text:p>
              <text:list>
                <text:list-item>
                  <text:p text:style-name="P122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22">Stanza 8</text:p>
              <text:list>
                <text:list-item>
                  <text:p text:style-name="P122">L31 Grandeur (Statura Morale) in Capital letter to personify abstract concept</text:p>
                </text:list-item>
              </text:list>
            </text:list-item>
            <text:list-item>
              <text:p text:style-name="P122">Stanza 9</text:p>
              <text:list>
                <text:list-item>
                  <text:p text:style-name="P122">Graves are useful to remember people</text:p>
                  <text:list>
                    <text:list-item>
                      <text:p text:style-name="P122">Foscolo: Only important people</text:p>
                      <text:list>
                        <text:list-item>
                          <text:p text:style-name="P123">Correspondence of senses</text:p>
                        </text:list-item>
                        <text:list-item>
                          <text:p text:style-name="P123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22">Gray: all people</text:p>
                    </text:list-item>
                  </text:list>
                </text:list-item>
                <text:list-item>
                  <text:p text:style-name="P124">Everybody is equal in front of death</text:p>
                </text:list-item>
              </text:list>
            </text:list-item>
          </text:list>
        </text:list-item>
      </text:list>
      <text:h text:style-name="P21" text:outline-level="3">Daffodils by Wordsworth</text:h>
      <text:list xml:id="list9115318090491311491" text:style-name="L6">
        <text:list-item>
          <text:p text:style-name="P125">Beautiful aspect of nature</text:p>
        </text:list-item>
        <text:list-item>
          <text:p text:style-name="P125">His inspiration come from a walk with his sister in Lake District</text:p>
          <text:list>
            <text:list-item>
              <text:p text:style-name="P126">The basis of the sensorial experience is the sight</text:p>
            </text:list-item>
          </text:list>
        </text:list-item>
        <text:list-item>
          <text:p text:style-name="P127">Protagonist is the poet</text:p>
        </text:list-item>
        <text:list-item>
          <text:p text:style-name="P128">The poet changes is mood seeing the daffodils becoming happy</text:p>
        </text:list-item>
        <text:list-item>
          <text:p text:style-name="P129">Stanza 2</text:p>
          <text:list>
            <text:list-item>
              <text:p text:style-name="P129">Description of the flowers</text:p>
            </text:list-item>
            <text:list-item>
              <text:p text:style-name="P129">Personifications and hyperboles shows the greatness <text:span text:style-name="T45">of nature</text:span></text:p>
            </text:list-item>
          </text:list>
        </text:list-item>
        <text:list-item>
          <text:p text:style-name="P130">Stanza 4</text:p>
          <text:list>
            <text:list-item>
              <text:p text:style-name="P130"><text:span text:style-name="T44">Explicit reference to </text:span>recollection in tranquility</text:p>
            </text:list-item>
            <text:list-item>
              <text:p text:style-name="P130"><text:soft-page-break/><text:span text:style-name="T43">L21 </text:span>inward eye: imagination</text:p>
            </text:list-item>
          </text:list>
        </text:list-item>
      </text:list>
      <text:h text:style-name="P24" text:outline-level="3">Solitary Reaper by Wordsworth</text:h>
      <text:list xml:id="list2497123236307850056" text:style-name="L7">
        <text:list-item>
          <text:p text:style-name="P461">The basis of the sensorial experience is earing</text:p>
        </text:list-item>
        <text:list-item>
          <text:p text:style-name="P462">Presence of rime-on-lines</text:p>
        </text:list-item>
        <text:list-item>
          <text:p text:style-name="P463">Stanza 1</text:p>
          <text:list>
            <text:list-item>
              <text:p text:style-name="P463">Theme: solitary</text:p>
            </text:list-item>
            <text:list-item>
              <text:p text:style-name="P463">Protagonist: common girl at work</text:p>
            </text:list-item>
            <text:list-item>
              <text:p text:style-name="P464">O listen!: Vocative</text:p>
            </text:list-item>
            <text:list-item>
              <text:p text:style-name="P464">Behold (archaism), yon, lass (scottish dialect) </text:p>
            </text:list-item>
          </text:list>
        </text:list-item>
        <text:list-item>
          <text:p text:style-name="P463">Stanza 2</text:p>
          <text:list>
            <text:list-item>
              <text:p text:style-name="P465">comparison birds-voice</text:p>
            </text:list-item>
            <text:list-item>
              <text:p text:style-name="P465">exocitism (Arabian sands, Hebrides)</text:p>
            </text:list-item>
          </text:list>
        </text:list-item>
        <text:list-item>
          <text:p text:style-name="P465">Stanza 3</text:p>
          <text:list>
            <text:list-item>
              <text:p text:style-name="P465">The question link the 3rd stanza with the 4th</text:p>
            </text:list-item>
          </text:list>
        </text:list-item>
        <text:list-item>
          <text:p text:style-name="P465">Stanza 4</text:p>
          <text:list>
            <text:list-item>
              <text:p text:style-name="P466">the poet is interested <text:span text:style-name="T46">to</text:span> the melody, not <text:span text:style-name="T46">to</text:span> the content</text:p>
            </text:list-item>
            <text:list-item>
              <text:p text:style-name="P467">His writing method is suggested by the last line</text:p>
            </text:list-item>
          </text:list>
        </text:list-item>
      </text:list>
      <text:h text:style-name="P22" text:outline-level="3">The Rime of the Ancient Mariner</text:h>
      <text:list xml:id="list1108157428713759752" text:style-name="L8">
        <text:list-item>
          <text:p text:style-name="P131">Sublime aspect of nature</text:p>
        </text:list-item>
        <text:list-item>
          <text:p text:style-name="P132">realism mixed to the fantastic</text:p>
        </text:list-item>
        <text:list-item>
          <text:p text:style-name="P133">Part 1</text:p>
          <text:list>
            <text:list-item>
              <text:p text:style-name="P134">Stanza 4</text:p>
              <text:list>
                <text:list-item>
                  <text:p text:style-name="P134">The mariner enchants the wedding guest (crucial point)</text:p>
                </text:list-item>
              </text:list>
            </text:list-item>
            <text:list-item>
              <text:p text:style-name="P468"><text:span text:style-name="T48">S</text:span><text:span text:style-name="T47">tanza 14</text:span></text:p>
              <text:list>
                <text:list-item>
                  <text:p text:style-name="P135">emphasis on ice underlines the hostility of nature</text:p>
                </text:list-item>
              </text:list>
            </text:list-item>
            <text:list-item>
              <text:p text:style-name="P136">Stanza 16</text:p>
              <text:list>
                <text:list-item>
                  <text:p text:style-name="P137">Christian references (“Christian soul”, “God’s name”)</text:p>
                </text:list-item>
              </text:list>
            </text:list-item>
            <text:list-item>
              <text:p text:style-name="P135">Stanza 17</text:p>
              <text:list>
                <text:list-item>
                  <text:p text:style-name="P135">The albatross is a good omen and the ship was freed (crucial point)</text:p>
                  <text:list>
                    <text:list-item>
                      <text:p text:style-name="P469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468"><text:span text:style-name="T47"><text:s/></text:span><text:span text:style-name="T49">Stanza 20</text:span></text:p>
              <text:list>
                <text:list-item>
                  <text:p text:style-name="P138">The mariner kill the albatross (crucial point)</text:p>
                  <text:list>
                    <text:list-item>
                      <text:p text:style-name="P139">It is a challenge to nature</text:p>
                    </text:list-item>
                    <text:list-item>
                      <text:p text:style-name="P139">The mariner is unaware of the killing of the albatross, because of the fantastic</text:p>
                    </text:list-item>
                    <text:list-item>
                      <text:p text:style-name="P469"><text:soft-page-break/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470"><text:span text:style-name="T50">C</text:span><text:span text:style-name="T47">hristian reference (“</text:span><text:span text:style-name="T77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40">Part 2</text:p>
          <text:list>
            <text:list-item>
              <text:p text:style-name="P140">“Water, water everywhere, but nothing to drink”</text:p>
            </text:list-item>
            <text:list-item>
              <text:p text:style-name="P141">The albatross was hanged to marine’s neck</text:p>
            </text:list-item>
          </text:list>
        </text:list-item>
        <text:list-item>
          <text:p text:style-name="P142">Part 3</text:p>
          <text:list>
            <text:list-item>
              <text:p text:style-name="P143">Death and life-in-death</text:p>
            </text:list-item>
          </text:list>
        </text:list-item>
        <text:list-item>
          <text:p text:style-name="P143">Part 4</text:p>
          <text:list>
            <text:list-item>
              <text:p text:style-name="P143">He blesses sea snakes</text:p>
              <text:list>
                <text:list-item>
                  <text:p text:style-name="P143">The pact with nature is re-established</text:p>
                </text:list-item>
                <text:list-item>
                  <text:p text:style-name="P143">It is a rainy night, symbol of redemption</text:p>
                </text:list-item>
                <text:list-item>
                  <text:p text:style-name="P143">Christian references (Blessing, redemption)</text:p>
                </text:list-item>
              </text:list>
            </text:list-item>
            <text:list-item>
              <text:p text:style-name="P144">The albatross detaches and fall down in the sea</text:p>
            </text:list-item>
          </text:list>
        </text:list-item>
        <text:list-item>
          <text:p text:style-name="P143">Part 5</text:p>
          <text:list>
            <text:list-item>
              <text:p text:style-name="P143">Angels enter the corpse of the crew and they become alive</text:p>
            </text:list-item>
            <text:list-item>
              <text:p text:style-name="P471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45">Christian references (Angels)</text:p>
            </text:list-item>
          </text:list>
        </text:list-item>
        <text:list-item>
          <text:p text:style-name="P146">Part 6</text:p>
          <text:list>
            <text:list-item>
              <text:p text:style-name="P146">The arrival at the harbor</text:p>
            </text:list-item>
          </text:list>
        </text:list-item>
        <text:list-item>
          <text:p text:style-name="P147">Part 7</text:p>
          <text:list>
            <text:list-item>
              <text:p text:style-name="P147">The ship sinks </text:p>
            </text:list-item>
            <text:list-item>
              <text:p text:style-name="P147">There is a moral teaching <text:span text:style-name="T81">(while in a medieval ballad no)</text:span></text:p>
              <text:list>
                <text:list-item>
                  <text:p text:style-name="P148">“You have to love all creatures, small and big”</text:p>
                </text:list-item>
                <text:list-item>
                  <text:p text:style-name="P149">The pact must not be destroyed</text:p>
                </text:list-item>
              </text:list>
            </text:list-item>
          </text:list>
        </text:list-item>
        <text:list-item>
          <text:p text:style-name="P150">Interpretations</text:p>
          <text:list>
            <text:list-item>
              <text:p text:style-name="P472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473"><text:span text:style-name="T54">C</text:span><text:span text:style-name="T47">rime: killing of the albatross</text:span></text:p>
                </text:list-item>
                <text:list-item>
                  <text:p text:style-name="P151">Punishment: ship is stuck, albatross hang on the neck</text:p>
                </text:list-item>
                <text:list-item>
                  <text:p text:style-name="P151">Redemption: blessing of snakes, albatross fall down in the sea</text:p>
                </text:list-item>
              </text:list>
            </text:list-item>
            <text:list-item>
              <text:p text:style-name="P151">Description of a dream</text:p>
            </text:list-item>
            <text:list-item>
              <text:p text:style-name="P151">Contrast Neoclassicism (Light), Romanticism (Dark)</text:p>
              <text:list>
                <text:list-item>
                  <text:p text:style-name="P151">Bad actions in daylight</text:p>
                </text:list-item>
                <text:list-item>
                  <text:p text:style-name="P151">Good actions during night</text:p>
                </text:list-item>
                <text:list-item>
                  <text:p text:style-name="P152">Romanticism is better than Neoclassicism</text:p>
                </text:list-item>
              </text:list>
            </text:list-item>
          </text:list>
        </text:list-item>
      </text:list>
      <text:h text:style-name="P23" text:outline-level="3"><text:soft-page-break/>Ode to the West wind by Shelley</text:h>
      <text:list xml:id="list1867727019190020293" text:style-name="L9">
        <text:list-item>
          <text:p text:style-name="P153">Each stanza is a revised sonnet (4 tercets and 1 couplet)</text:p>
        </text:list-item>
        <text:list-item>
          <text:p text:style-name="P153">Stanza 1</text:p>
          <text:list>
            <text:list-item>
              <text:p text:style-name="P153">Wind actions on seeds and leaves</text:p>
            </text:list-item>
          </text:list>
        </text:list-item>
        <text:list-item>
          <text:p text:style-name="P153">Stanza 2</text:p>
          <text:list>
            <text:list-item>
              <text:p text:style-name="P153">actions on clouds</text:p>
            </text:list-item>
          </text:list>
        </text:list-item>
        <text:list-item>
          <text:p text:style-name="P153">Stanza 3</text:p>
          <text:list>
            <text:list-item>
              <text:p text:style-name="P153">Action on sea waves</text:p>
            </text:list-item>
          </text:list>
        </text:list-item>
        <text:list-item>
          <text:p text:style-name="P153">Stanza 4 <text:span text:style-name="T80">(Transition)</text:span></text:p>
          <text:list>
            <text:list-item>
              <text:p text:style-name="P153">The protagonist is the poet</text:p>
            </text:list-item>
            <text:list-item>
              <text:p text:style-name="P154">Revolutionary concept (poet as wind): destroy old rules</text:p>
            </text:list-item>
          </text:list>
        </text:list-item>
        <text:list-item>
          <text:p text:style-name="P155">Stanza 5</text:p>
          <text:list>
            <text:list-item>
              <text:p text:style-name="P155">he asks the wind to become as it</text:p>
            </text:list-item>
            <text:list-item>
              <text:p text:style-name="P154">“<text:span text:style-name="T78">If winter comes, can spring be far behind?</text:span>” </text:p>
              <text:list>
                <text:list-item>
                  <text:p text:style-name="P155">After negative comes the <text:span text:style-name="T79">hope (</text:span>positive<text:span text:style-name="T79">)</text:span></text:p>
                </text:list-item>
              </text:list>
            </text:list-item>
          </text:list>
        </text:list-item>
      </text:list>
      <text:h text:style-name="P19" text:outline-level="1"><text:bookmark-start text:name="Great Gatsby"/>Great Gatsby<text:bookmark-end text:name="Great Gatsby"/></text:h>
      <text:list xml:id="list8834140097313700901" text:style-name="L10">
        <text:list-item>
          <text:p text:style-name="P393">Setting</text:p>
          <text:list>
            <text:list-item>
              <text:p text:style-name="P156">Place</text:p>
              <text:list>
                <text:list-item>
                  <text:p text:style-name="P157">New York (U.S.A)</text:p>
                  <text:list>
                    <text:list-item>
                      <text:p text:style-name="P156">Long Island (Rich part of NY)</text:p>
                    </text:list-item>
                    <text:list-item>
                      <text:p text:style-name="P156">Valley of Ashes, between West Egg and East Egg <text:span text:style-name="T83">(Daisy's house and Gatsby's house)</text:span></text:p>
                      <text:list>
                        <text:list-item>
                          <text:p text:style-name="P158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6">Time</text:p>
              <text:list>
                <text:list-item>
                  <text:p text:style-name="P159">'20 (Roaring Twenties)</text:p>
                  <text:list>
                    <text:list-item>
                      <text:p text:style-name="P159">Before the crash of the stock exchange of Wall Street <text:span text:style-name="T82">(1929)</text:span></text:p>
                    </text:list-item>
                    <text:list-item>
                      <text:p text:style-name="P160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4">Publishing year</text:p>
          <text:list>
            <text:list-item>
              <text:p text:style-name="P410">1925</text:p>
            </text:list-item>
          </text:list>
        </text:list-item>
        <text:list-item>
          <text:p text:style-name="P395">Title</text:p>
          <text:list>
            <text:list-item>
              <text:p text:style-name="P161">It refers on the protagonist</text:p>
            </text:list-item>
            <text:list-item>
              <text:p text:style-name="P161">Great refers on his influence, power</text:p>
              <text:list>
                <text:list-item>
                  <text:p text:style-name="P161">Ironic: <text:span text:style-name="T84">his greatness</text:span> is destroyed at the end </text:p>
                </text:list-item>
              </text:list>
            </text:list-item>
          </text:list>
        </text:list-item>
        <text:list-item>
          <text:p text:style-name="P394">Genre</text:p>
          <text:list>
            <text:list-item>
              <text:p text:style-name="P162"><text:soft-page-break/>Dramatic</text:p>
            </text:list-item>
          </text:list>
        </text:list-item>
        <text:list-item>
          <text:p text:style-name="P394">Characters</text:p>
          <text:list>
            <text:list-item>
              <text:p text:style-name="P162">Rich don’t work, they have a luxurious lifestyle</text:p>
              <text:list>
                <text:list-item>
                  <text:p text:style-name="P433">Tom</text:p>
                  <text:list>
                    <text:list-item>
                      <text:p text:style-name="P436">He is a typical rich man, who doesn’t care about money</text:p>
                    </text:list-item>
                    <text:list-item>
                      <text:p text:style-name="P437">He is a polo player</text:p>
                    </text:list-item>
                    <text:list-item>
                      <text:p text:style-name="P438">His apartment in New York is kitsch </text:p>
                    </text:list-item>
                  </text:list>
                </text:list-item>
                <text:list-item>
                  <text:p text:style-name="P434">Jordan</text:p>
                  <text:list>
                    <text:list-item>
                      <text:p text:style-name="P439">she is a modern, nonconformist woman</text:p>
                    </text:list-item>
                    <text:list-item>
                      <text:p text:style-name="P440">she seems homosexual (suggested by some hints)</text:p>
                    </text:list-item>
                    <text:list-item>
                      <text:p text:style-name="P440">she is a golfer, it is not a real work</text:p>
                    </text:list-item>
                    <text:list-item>
                      <text:p text:style-name="P439">she has a relation with Nick (book) </text:p>
                    </text:list-item>
                  </text:list>
                </text:list-item>
                <text:list-item>
                  <text:p text:style-name="P433">Daisy</text:p>
                  <text:list>
                    <text:list-item>
                      <text:p text:style-name="P441">she represents the independent, <text:span text:style-name="T103">modern, nonconformist</text:span> woman of the period</text:p>
                    </text:list-item>
                    <text:list-item>
                      <text:p text:style-name="P440">Her mother tell her to forget Gatsby because he is not in their class</text:p>
                    </text:list-item>
                  </text:list>
                </text:list-item>
                <text:list-item>
                  <text:p text:style-name="P433">Gatsby</text:p>
                  <text:list>
                    <text:list-item>
                      <text:p text:style-name="P163">He represents the American dream</text:p>
                      <text:list>
                        <text:list-item>
                          <text:p text:style-name="P165">The American dream is corrupted by the materialism</text:p>
                        </text:list-item>
                        <text:list-item>
                          <text:p text:style-name="P165">The corruption leads him to a tragic end</text:p>
                        </text:list-item>
                        <text:list-item>
                          <text:p text:style-name="P166">He also represents a typical figure of the Prohibitionism</text:p>
                        </text:list-item>
                        <text:list-item>
                          <text:p text:style-name="P167">He represents success and also failure</text:p>
                        </text:list-item>
                      </text:list>
                    </text:list-item>
                    <text:list-item>
                      <text:p text:style-name="P168">The truth about his life comes out at the end</text:p>
                      <text:list>
                        <text:list-item>
                          <text:p text:style-name="P170">The truth is revealed by Gatsby (book)</text:p>
                        </text:list-item>
                        <text:list-item>
                          <text:p text:style-name="P170">The truth is revealed by Tom partially (film)</text:p>
                        </text:list-item>
                      </text:list>
                    </text:list-item>
                    <text:list-item>
                      <text:p text:style-name="P165">Romantic hero (byronic hero)</text:p>
                      <text:list>
                        <text:list-item>
                          <text:p text:style-name="P165">dominated by emotions, passionate</text:p>
                        </text:list-item>
                        <text:list-item>
                          <text:p text:style-name="P165">strong</text:p>
                        </text:list-item>
                        <text:list-item>
                          <text:p text:style-name="P165">His life often ends with a tragedy</text:p>
                        </text:list-item>
                      </text:list>
                    </text:list-item>
                    <text:list-item>
                      <text:p text:style-name="P165">He is a self-made-man</text:p>
                      <text:list>
                        <text:list-item>
                          <text:p text:style-name="P165">he becomes rich after meeting a millionaire</text:p>
                        </text:list-item>
                      </text:list>
                    </text:list-item>
                    <text:list-item>
                      <text:p text:style-name="P165">His dream of wealth is linked with his love for Daisy</text:p>
                      <text:list>
                        <text:list-item>
                          <text:p text:style-name="P171">His failure is also linked to his love because he protect Daisy</text:p>
                        </text:list-item>
                      </text:list>
                    </text:list-item>
                    <text:list-item>
                      <text:p text:style-name="P172">Fitzgerald life is linked with Jay</text:p>
                      <text:list>
                        <text:list-item>
                          <text:p text:style-name="P172">They had a glamorous life</text:p>
                        </text:list-item>
                        <text:list-item>
                          <text:p text:style-name="P172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2"><text:soft-page-break/>Poor (low-middle class) <text:span text:style-name="T85">have to work</text:span></text:p>
              <text:list>
                <text:list-item>
                  <text:p text:style-name="P435">George</text:p>
                </text:list-item>
                <text:list-item>
                  <text:p text:style-name="P435">Myrtle</text:p>
                  <text:list>
                    <text:list-item>
                      <text:p text:style-name="P442">she has a weak personality</text:p>
                    </text:list-item>
                    <text:list-item>
                      <text:p text:style-name="P173">she would be part of the <text:span text:style-name="T90">a class she doesn’t belong to</text:span></text:p>
                    </text:list-item>
                    <text:list-item>
                      <text:p text:style-name="P174">she is moved by ambition, she hopes in better future</text:p>
                    </text:list-item>
                    <text:list-item>
                      <text:p text:style-name="P175">Myrtle’s friends represent a caricature of higher classes, they try to imitate rich <text:span text:style-name="T91">people</text:span></text:p>
                    </text:list-item>
                  </text:list>
                </text:list-item>
              </text:list>
            </text:list-item>
            <text:list-item>
              <text:p text:style-name="P164">Nick Carraway</text:p>
              <text:list>
                <text:list-item>
                  <text:p text:style-name="P176">He is part of middle-upper classes</text:p>
                </text:list-item>
                <text:list-item>
                  <text:p text:style-name="P176">He <text:span text:style-name="T86">represents the contrast between East and West America</text:span></text:p>
                  <text:list>
                    <text:list-item>
                      <text:p text:style-name="P177">He comes back to the West because he feels not part of the corrupted lifestyle of the East</text:p>
                    </text:list-item>
                    <text:list-item>
                      <text:p text:style-name="P178">He is an honest worker, instead of the other that don’t need to work</text:p>
                    </text:list-item>
                  </text:list>
                </text:list-item>
                <text:list-item>
                  <text:p text:style-name="P178">The experience in the West changes his mind</text:p>
                  <text:list>
                    <text:list-item>
                      <text:p text:style-name="P178">He goes to a <text:span text:style-name="T89">psychoanalyst</text:span> </text:p>
                    </text:list-item>
                  </text:list>
                </text:list-item>
                <text:list-item>
                  <text:p text:style-name="P179">He is a representation of <text:span text:style-name="T98">Fitzgerald</text:span></text:p>
                  <text:list>
                    <text:list-item>
                      <text:p text:style-name="P179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6">Narrator</text:p>
          <text:list>
            <text:list-item>
              <text:p text:style-name="P180">3<text:span text:style-name="T87">rd</text:span> person omniscient internal narrator</text:p>
            </text:list-item>
            <text:list-item>
              <text:p text:style-name="P180">He is Nick Carraway</text:p>
            </text:list-item>
            <text:list-item>
              <text:p text:style-name="P180">Narration not traditional because of flashbacks</text:p>
            </text:list-item>
            <text:list-item>
              <text:p text:style-name="P181">The narrator analyzes the characters in a moral view</text:p>
              <text:list>
                <text:list-item>
                  <text:p text:style-name="P169">East people represented by excess</text:p>
                </text:list-item>
              </text:list>
            </text:list-item>
          </text:list>
        </text:list-item>
        <text:list-item>
          <text:p text:style-name="P397">Plot</text:p>
          <text:list>
            <text:list-item>
              <text:p text:style-name="P411">Initial situation: Nick is introduced in the high class society by his cousin Daisy and her husband Tom</text:p>
            </text:list-item>
            <text:list-item>
              <text:p text:style-name="P412">Nick invites Daisy at his house for a tea</text:p>
            </text:list-item>
            <text:list-item>
              <text:p text:style-name="P412">Tom reveals Gatsby </text:p>
              <text:list>
                <text:list-item>
                  <text:p text:style-name="P412">comes from a poor family</text:p>
                </text:list-item>
                <text:list-item>
                  <text:p text:style-name="P412">he hadn’t a military career</text:p>
                </text:list-item>
                <text:list-item>
                  <text:p text:style-name="P412">he is rich because of illegal activities</text:p>
                </text:list-item>
              </text:list>
            </text:list-item>
            <text:list-item>
              <text:p text:style-name="P413">After coming back from NY, Daisy, driving Tom’s car, kill Myrtle</text:p>
            </text:list-item>
            <text:list-item>
              <text:p text:style-name="P413">George believes Gatsby kills Myrtle and he kills Jay</text:p>
            </text:list-item>
          </text:list>
        </text:list-item>
        <text:list-item>
          <text:p text:style-name="P398">Themes</text:p>
          <text:list>
            <text:list-item>
              <text:p text:style-name="P414">American dream <text:span text:style-name="T92">(from rugs to riches)</text:span></text:p>
              <text:list>
                <text:list-item>
                  <text:p text:style-name="P414"><text:soft-page-break/>movement from the honest West to a corrupted East</text:p>
                </text:list-item>
                <text:list-item>
                  <text:p text:style-name="P415">Myth of the car (wealth, speed, destruction)</text:p>
                </text:list-item>
                <text:list-item>
                  <text:p text:style-name="P415">Prohibitionism</text:p>
                </text:list-item>
              </text:list>
            </text:list-item>
            <text:list-item>
              <text:p text:style-name="P415">Hedonistic society </text:p>
              <text:list>
                <text:list-item>
                  <text:p text:style-name="P415">beauty and pleasures</text:p>
                </text:list-item>
                <text:list-item>
                  <text:p text:style-name="P415">spiritual aridity </text:p>
                  <text:list>
                    <text:list-item>
                      <text:p text:style-name="P416"><text:span text:style-name="T93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416">Blindness</text:p>
              <text:list>
                <text:list-item>
                  <text:p text:style-name="P417">People don’t see the destructive power of the car</text:p>
                </text:list-item>
                <text:list-item>
                  <text:p text:style-name="P417">drunkenness makes people blind </text:p>
                </text:list-item>
              </text:list>
            </text:list-item>
            <text:list-item>
              <text:p text:style-name="P417">Reality <text:span text:style-name="T102">and Desolation</text:span></text:p>
              <text:list>
                <text:list-item>
                  <text:p text:style-name="P417">Represented by Valley of Ashes with the advertisement of an optician</text:p>
                </text:list-item>
              </text:list>
            </text:list-item>
            <text:list-item>
              <text:p text:style-name="P419">Green light (Irish-Scottish tradition)</text:p>
              <text:list>
                <text:list-item>
                  <text:p text:style-name="P419">Who sees the green light can realize his dreams</text:p>
                </text:list-item>
                <text:list-item>
                  <text:p text:style-name="P419">Gatsby has realized his dream</text:p>
                </text:list-item>
              </text:list>
            </text:list-item>
            <text:list-item>
              <text:p text:style-name="P420">Solitude</text:p>
              <text:list>
                <text:list-item>
                  <text:list>
                    <text:list-item>
                      <text:p text:style-name="P418">Gatsby's house represent the solitude</text:p>
                    </text:list-item>
                    <text:list-item>
                      <text:p text:style-name="P420">Funeral represent the solitude <text:span text:style-name="T104">and failure of the American Dream</text:span> and also that he doesn’t belong to that world</text:p>
                      <text:list>
                        <text:list-item>
                          <text:p text:style-name="P421">Only Nick is present at the funeral (film)</text:p>
                        </text:list-item>
                        <text:list-item>
                          <text:p text:style-name="P421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9">Writer</text:p>
          <text:list>
            <text:list-item>
              <text:p text:style-name="P422">Fitzgerald was part of the Lost Generation</text:p>
              <text:list>
                <text:list-item>
                  <text:p text:style-name="P423">Term coined by Gertrude Stein <text:span text:style-name="T106">(writer)</text:span> to defined his generation of writers disillusioned, <text:span text:style-name="T99">who went to Paris, capital of arts</text:span></text:p>
                </text:list-item>
                <text:list-item>
                  <text:p text:style-name="P424">They would realize the American Dream in life</text:p>
                </text:list-item>
                <text:list-item>
                  <text:p text:style-name="P425">This is the reaction to the Puritan Morality of the XIX century</text:p>
                </text:list-item>
              </text:list>
            </text:list-item>
            <text:list-item>
              <text:p text:style-name="P426">He studied at Princeton university where he began to write</text:p>
            </text:list-item>
            <text:list-item>
              <text:p text:style-name="P426">He joined the army in the I WW and he wrote “This side of paradise”</text:p>
              <text:list>
                <text:list-item>
                  <text:p text:style-name="P426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427">He married Zelda Sayre and they settled in NY where they led a glamorous life</text:p>
              <text:list>
                <text:list-item>
                  <text:p text:style-name="P428">He had to work to maintain this lifestyle</text:p>
                </text:list-item>
              </text:list>
            </text:list-item>
            <text:list-item>
              <text:p text:style-name="P427">He wrote “The beautiful and the Damned”</text:p>
              <text:list>
                <text:list-item>
                  <text:p text:style-name="P429">He portrayed hedonism, corruption and loss of ideals of the “Lost Genereation”</text:p>
                </text:list-item>
              </text:list>
            </text:list-item>
            <text:list-item>
              <text:p text:style-name="P430">In Paris he finished “The Great Gatsby”, <text:span text:style-name="T100">but it had not success, because people didn’t </text:span><text:soft-page-break/><text:span text:style-name="T100">want to talk about decadence</text:span></text:p>
            </text:list-item>
            <text:list-item>
              <text:p text:style-name="P431">He was alcohol addicted and his wife was mentally unstable </text:p>
            </text:list-item>
            <text:list-item>
              <text:p text:style-name="P432">“Tender is the night”, in which he dealt with the failure of 20s’ ideals and dreams</text:p>
            </text:list-item>
            <text:list-item>
              <text:p text:style-name="P428">He represents the failure of these ideals: he was alcohol addicted and full of debts</text:p>
              <text:list>
                <text:list-item>
                  <text:list>
                    <text:list-header>
                      <text:p text:style-name="P8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82">End of 19th century</text:p>
          <text:list>
            <text:list-item>
              <text:p text:style-name="P182">Economic power based on</text:p>
              <text:list>
                <text:list-item>
                  <text:p text:style-name="P182">agricultural, industrial and mining output</text:p>
                </text:list-item>
                <text:list-item>
                  <text:p text:style-name="P182">trust (corporation in the same field of production that dominate the market)</text:p>
                </text:list-item>
              </text:list>
            </text:list-item>
            <text:list-item>
              <text:p text:style-name="P183">Poverty in all industrial centre </text:p>
            </text:list-item>
            <text:list-item>
              <text:p text:style-name="P184">Laissez-faire is the economic policy</text:p>
            </text:list-item>
            <text:list-item>
              <text:p text:style-name="P185">Government starts an imperial expansion </text:p>
              <text:list>
                <text:list-item>
                  <text:p text:style-name="P185">They acquire Alaska from Russia</text:p>
                </text:list-item>
                <text:list-item>
                  <text:p text:style-name="P185">After the American-Spanish war they acquire Cuba, Puerto Rico and Philippines</text:p>
                  <text:list>
                    <text:list-item>
                      <text:p text:style-name="P185">All dominions were granted independence except Cuba</text:p>
                    </text:list-item>
                    <text:list-item>
                      <text:p text:style-name="P185">In Cuba they would build a naval base <text:span text:style-name="T101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">Beginning of 20<text:span text:style-name="T87">th</text:span> century</text:p>
          <text:list>
            <text:list-item>
              <text:p text:style-name="P186">muckrackers (journaklist) reported the social problems and corruption</text:p>
              <text:list>
                <text:list-item>
                  <text:p text:style-name="P186">people started to ask for reforms</text:p>
                </text:list-item>
              </text:list>
            </text:list-item>
            <text:list-item>
              <text:p text:style-name="P184">Theodore Roosvelt starts a “progressivist” policy</text:p>
              <text:list>
                <text:list-item>
                  <text:p text:style-name="P187">moderate social legislation</text:p>
                </text:list-item>
                <text:list-item>
                  <text:p text:style-name="P187">expansionism</text:p>
                </text:list-item>
                <text:list-item>
                  <text:p text:style-name="P187">stronger navy</text:p>
                </text:list-item>
                <text:list-item>
                  <text:p text:style-name="P187">regulation of trusts</text:p>
                </text:list-item>
              </text:list>
            </text:list-item>
            <text:list-item>
              <text:p text:style-name="P188">I World War</text:p>
              <text:list>
                <text:list-item>
                  <text:p text:style-name="P188">After the sinking of Lusitania, America joined the war because it is considered the last war</text:p>
                  <text:list>
                    <text:list-item>
                      <text:p text:style-name="P189">During XIX century America is involved in Korea and Vietnam war</text:p>
                    </text:list-item>
                  </text:list>
                </text:list-item>
                <text:list-item>
                  <text:p text:style-name="P188">1918 After the armistice, president Wilson proposed “Fourteen Points” to work out the peace treaty and set up the League of Nations</text:p>
                </text:list-item>
                <text:list-item>
                  <text:p text:style-name="P190">Outcomes</text:p>
                  <text:list>
                    <text:list-item>
                      <text:p text:style-name="P190">Loss of values</text:p>
                    </text:list-item>
                    <text:list-item>
                      <text:p text:style-name="P190">Physical and mental damages</text:p>
                    </text:list-item>
                  </text:list>
                </text:list-item>
              </text:list>
            </text:list-item>
            <text:list-item>
              <text:p text:style-name="P191">20s</text:p>
              <text:list>
                <text:list-item>
                  <text:p text:style-name="P192"><text:soft-page-break/>Economic expansion causes</text:p>
                  <text:list>
                    <text:list-item>
                      <text:p text:style-name="P193">Investments in industries</text:p>
                    </text:list-item>
                    <text:list-item>
                      <text:p text:style-name="P194">Raw materials</text:p>
                    </text:list-item>
                    <text:list-item>
                      <text:p text:style-name="P193">little competition from Europe</text:p>
                    </text:list-item>
                    <text:list-item>
                      <text:p text:style-name="P193">taxes cut</text:p>
                    </text:list-item>
                    <text:list-item>
                      <text:p text:style-name="P193">population growing</text:p>
                      <text:list>
                        <text:list-item>
                          <text:p text:style-name="P194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95">Jazz Age</text:p>
                  <text:list>
                    <text:list-item>
                      <text:p text:style-name="P195">Diffusion of new music genre</text:p>
                    </text:list-item>
                  </text:list>
                </text:list-item>
                <text:list-item>
                  <text:p text:style-name="P196">Red Scare <text:span text:style-name="T107">(Reactionary Period)</text:span></text:p>
                  <text:list>
                    <text:list-item>
                      <text:p text:style-name="P196">Because of the spreading of socialism</text:p>
                    </text:list-item>
                    <text:list-item>
                      <text:p text:style-name="P196">Execution of the anarchist Sacco and Vanzetti</text:p>
                    </text:list-item>
                  </text:list>
                </text:list-item>
                <text:list-item>
                  <text:p text:style-name="P197">Prohibitionism</text:p>
                  <text:list>
                    <text:list-item>
                      <text:p text:style-name="P197">18<text:span text:style-name="T87">th</text:span> Amendment of the Constitution prohibited the manufacture, consumption and import of alcohol </text:p>
                    </text:list-item>
                    <text:list-item>
                      <text:p text:style-name="P198">Created to fight the alcohol addiction between the poor</text:p>
                    </text:list-item>
                    <text:list-item>
                      <text:p text:style-name="P198">This increased the illegal activities</text:p>
                    </text:list-item>
                  </text:list>
                </text:list-item>
                <text:list-item>
                  <text:p text:style-name="P199">Great depression (1929)</text:p>
                  <text:list>
                    <text:list-item>
                      <text:p text:style-name="P199">It Starts with the Great Wall Street Crash</text:p>
                    </text:list-item>
                    <text:list-item>
                      <text:p text:style-name="P200">A lot of investors lose their money and gain lots of debt<text:span text:style-name="T94">s</text:span></text:p>
                    </text:list-item>
                    <text:list-item>
                      <text:p text:style-name="P201">Factories shut down because goods are no longer sold as before</text:p>
                    </text:list-item>
                    <text:list-item>
                      <text:p text:style-name="P202">8 million <text:span text:style-name="T95">Americans</text:span> were unemployed</text:p>
                    </text:list-item>
                    <text:list-item>
                      <text:p text:style-name="P203">In 30s the agriculture suffered from drought <text:span text:style-name="T97">and winds</text:span> <text:span text:style-name="T96">(Dust Bowl)</text:span></text:p>
                      <text:list>
                        <text:list-item>
                          <text:p text:style-name="P204">Destruction of wheat is a<text:span text:style-name="T105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205">Roosevelt's New Deal</text:p>
                  <text:list>
                    <text:list-item>
                      <text:p text:style-name="P205">“relief, recovery, reform”</text:p>
                    </text:list-item>
                    <text:list-item>
                      <text:p text:style-name="P205">Unemployed are used on public <text:span text:style-name="T108">works</text:span> and natural conservation </text:p>
                    </text:list-item>
                  </text:list>
                </text:list-item>
              </text:list>
            </text:list-item>
          </text:list>
        </text:list-item>
      </text:list>
      <text:h text:style-name="P9" text:outline-level="2"><text:bookmark-start text:name="Colonialism vs Imperialism"/><text:span text:style-name="T56">C</text:span><text:span text:style-name="T47">olonialism vs Imperialism</text:span><text:bookmark-end text:name="Colonialism vs Imperialism"/></text:h>
      <text:list xml:id="list8185579943864993281" text:style-name="L11">
        <text:list-item>
          <text:p text:style-name="P206">Colonialism</text:p>
          <text:list>
            <text:list-item>
              <text:p text:style-name="P206">XVI century</text:p>
            </text:list-item>
            <text:list-item>
              <text:p text:style-name="P207">Settling</text:p>
            </text:list-item>
            <text:list-item>
              <text:p text:style-name="P208">Economic reason (raw materials)</text:p>
            </text:list-item>
            <text:list-item>
              <text:p text:style-name="P209">Imposition of customs</text:p>
            </text:list-item>
          </text:list>
        </text:list-item>
        <text:list-item>
          <text:p text:style-name="P206">Imperialism</text:p>
          <text:list>
            <text:list-item>
              <text:p text:style-name="P206"><text:soft-page-break/>End of XIX century</text:p>
            </text:list-item>
            <text:list-item>
              <text:p text:style-name="P207">Not always settling</text:p>
            </text:list-item>
            <text:list-item>
              <text:p text:style-name="P474"><text:span text:style-name="T47">economic reason (raw materials) </text:span><text:span text:style-name="T58">and prestige</text:span></text:p>
            </text:list-item>
            <text:list-item>
              <text:p text:style-name="P475"><text:span text:style-name="T58">I</text:span><text:span text:style-name="T47">nterpretation of Evolutionism </text:span><text:span text:style-name="T59">(Spencer)</text:span></text:p>
            </text:list-item>
          </text:list>
        </text:list-item>
      </text:list>
      <text:h text:style-name="P10" text:outline-level="2"><text:bookmark-start text:name="Kipling"/>Kipling<text:bookmark-end text:name="Kipling"/></text:h>
      <text:list xml:id="list8518858024453114933" text:style-name="L12">
        <text:list-item>
          <text:p text:style-name="P476"><text:span text:style-name="T56">O</text:span><text:span text:style-name="T47">rwell called him “The Prophet of the Imperialism” </text:span><text:span text:style-name="T57">(jingo imperialist)</text:span></text:p>
        </text:list-item>
      </text:list>
      <text:list xml:id="list6177950739776453886" text:style-name="L13">
        <text:list-item>
          <text:p text:style-name="P210">Life</text:p>
          <text:list>
            <text:list-item>
              <text:p text:style-name="P210">He was born in Bombay</text:p>
            </text:list-item>
            <text:list-item>
              <text:p text:style-name="P210">He spent his childhood in Bombay</text:p>
            </text:list-item>
            <text:list-item>
              <text:p text:style-name="P211">He studied at Portsmouth <text:span text:style-name="T110">(he hated this period of his life)</text:span></text:p>
            </text:list-item>
            <text:list-item>
              <text:p text:style-name="P212">He went to England to his aunt’<text:span text:style-name="T109">s home</text:span></text:p>
            </text:list-item>
            <text:list-item>
              <text:p text:style-name="P213">He studied in a military school</text:p>
            </text:list-item>
            <text:list-item>
              <text:p text:style-name="P213">He couldn’t study at Oxford because of economic reason and he came back to India</text:p>
            </text:list-item>
            <text:list-item>
              <text:p text:style-name="P214">He worked as a journalist</text:p>
            </text:list-item>
            <text:list-item>
              <text:p text:style-name="P214">He went to England and then to America</text:p>
            </text:list-item>
            <text:list-item>
              <text:p text:style-name="P216">He is the first English-language writer who won the Nobel <text:span text:style-name="T111">prize</text:span></text:p>
            </text:list-item>
          </text:list>
        </text:list-item>
        <text:list-item>
          <text:p text:style-name="P217">Ideals</text:p>
          <text:list>
            <text:list-item>
              <text:p text:style-name="P217">He was conservator</text:p>
            </text:list-item>
            <text:list-item>
              <text:p text:style-name="P217">Indians criticize his works</text:p>
            </text:list-item>
            <text:list-item>
              <text:p text:style-name="P218">He was enthusiastic about I WW</text:p>
            </text:list-item>
          </text:list>
        </text:list-item>
        <text:list-item>
          <text:p text:style-name="P215">“Jungle Book” is his most famous work</text:p>
        </text:list-item>
        <text:list-item>
          <text:p text:style-name="P214">“<text:span text:style-name="T112">White man’s burden</text:span>” <text:span text:style-name="T112">was written to give advice to US when they annexed Philippines</text:span></text:p>
          <text:list>
            <text:list-item>
              <text:p text:style-name="P219">Submitted populations are lazy dominated by pagan religions</text:p>
            </text:list-item>
            <text:list-item>
              <text:p text:style-name="P219">They are wild and half devil (bad) and half child (immature)</text:p>
            </text:list-item>
            <text:list-item>
              <text:p text:style-name="P219"><text:s/><text:span text:style-name="T113">Burden (moral duty) has not any prize</text:span></text:p>
              <text:list>
                <text:list-item>
                  <text:p text:style-name="P220">British dedicate himself to help people, not to glorification</text:p>
                </text:list-item>
              </text:list>
            </text:list-item>
            <text:list-item>
              <text:p text:style-name="P221"><text:a xlink:type="simple" xlink:href="http://wpage.unina.it/mbrunett/docs/Interviste/Kipling.pdf" text:style-name="Internet_20_link" text:visited-style-name="Visited_20_Internet_20_Link">http://wpage.unina.it/mbrunett/docs/Interviste/Kipling.pdf</text:a></text:p>
            </text:list-item>
          </text:list>
        </text:list-item>
      </text:list>
      <text:h text:style-name="P11" text:outline-level="2"><text:bookmark-start text:name="Forster"/>Forster<text:bookmark-end text:name="Forster"/></text:h>
      <text:list xml:id="list5742618325707939629" text:style-name="L14">
        <text:list-item>
          <text:p text:style-name="P222">Life</text:p>
          <text:list>
            <text:list-item>
              <text:p text:style-name="P222">He was born in London</text:p>
            </text:list-item>
            <text:list-item>
              <text:p text:style-name="P222">He lived comfortably all his life</text:p>
            </text:list-item>
            <text:list-item>
              <text:p text:style-name="P222">He was educated by his mother</text:p>
            </text:list-item>
            <text:list-item>
              <text:p text:style-name="P222">He studied at Eastbourne, <text:span text:style-name="T125">then</text:span> <text:span text:style-name="T124">in</text:span> Tonbridge <text:span text:style-name="T125">and finally at Cambridge</text:span></text:p>
            </text:list-item>
            <text:list-item>
              <text:p text:style-name="P223"><text:soft-page-break/>He went to Italy, where he wrote (A room with a view)</text:p>
              <text:list>
                <text:list-item>
                  <text:p text:style-name="P224">He explored the differences between English conventions and <text:span text:style-name="T127">Italian</text:span> relaxed way of living </text:p>
                </text:list-item>
              </text:list>
            </text:list-item>
            <text:list-item>
              <text:p text:style-name="P225">1912 He went to India, then he wrote (A passage to India)</text:p>
            </text:list-item>
            <text:list-item>
              <text:p text:style-name="P226">Maurice was publish posthumous (overcome the sense of guilty for <text:span text:style-name="T126">his</text:span> homosexuality)</text:p>
            </text:list-item>
            <text:list-item>
              <text:p text:style-name="P227">He was a member of Bloomsbury group <text:span text:style-name="T129">of V. Woolf</text:span></text:p>
            </text:list-item>
          </text:list>
        </text:list-item>
        <text:list-item>
          <text:p text:style-name="P228">Style</text:p>
          <text:list>
            <text:list-item>
              <text:p text:style-name="P228">He was a bridge between late Victorian and modern writers</text:p>
            </text:list-item>
            <text:list-item>
              <text:p text:style-name="P229">Themes</text:p>
              <text:list>
                <text:list-item>
                  <text:p text:style-name="P229">He is interested in the society</text:p>
                  <text:list>
                    <text:list-item>
                      <text:p text:style-name="P230">He questioned the culture to which he remains attached</text:p>
                    </text:list-item>
                  </text:list>
                </text:list-item>
                <text:list-item>
                  <text:p text:style-name="P231">Positivism optimism is questioned <text:span text:style-name="T128">through irony (Austen)</text:span></text:p>
                </text:list-item>
              </text:list>
            </text:list-item>
            <text:list-item>
              <text:p text:style-name="P232">Characters</text:p>
              <text:list>
                <text:list-item>
                  <text:p text:style-name="P233">They are in conflicts with society</text:p>
                </text:list-item>
                <text:list-item>
                  <text:p text:style-name="P234">They wish to integrate, to contrast the disintegration of the world</text:p>
                </text:list-item>
              </text:list>
            </text:list-item>
          </text:list>
        </text:list-item>
      </text:list>
      <text:h text:style-name="P12" text:outline-level="2"><text:bookmark-start text:name="A passage to India"/>A passage to India<text:bookmark-end text:name="A passage to India"/></text:h>
      <text:list xml:id="list2514972352707007984" text:style-name="L15">
        <text:list-item>
          <text:p text:style-name="P478"><text:span text:style-name="T60">T</text:span><text:span text:style-name="T47">itle</text:span></text:p>
          <text:list>
            <text:list-item>
              <text:p text:style-name="P479"><text:span text:style-name="T47">It refers on “A passage to India” by </text:span><text:span text:style-name="T72">Walt Whitman</text:span></text:p>
              <text:list>
                <text:list-item>
                  <text:p text:style-name="P480"><text:span text:style-name="T72">W</text:span><text:span text:style-name="T47">ritten to celebrate the opening of Suez canal </text:span><text:span text:style-name="T73">(1869)</text:span></text:p>
                </text:list-item>
              </text:list>
            </text:list-item>
            <text:list-item>
              <text:p text:style-name="P235">It symbolizes the connection and the clash of two cultures</text:p>
            </text:list-item>
          </text:list>
        </text:list-item>
        <text:list-item>
          <text:p text:style-name="P236">Settings</text:p>
          <text:list>
            <text:list-item>
              <text:p text:style-name="P236">Landscape reflects mind state of characters</text:p>
            </text:list-item>
            <text:list-item>
              <text:p text:style-name="P237">Environment is also a challenge for Europeans</text:p>
            </text:list-item>
          </text:list>
        </text:list-item>
        <text:list-item>
          <text:p text:style-name="P481"><text:span text:style-name="T60">T</text:span><text:span text:style-name="T47">hemes</text:span></text:p>
          <text:list>
            <text:list-item>
              <text:p text:style-name="P238">British community isolation</text:p>
            </text:list-item>
            <text:list-item>
              <text:p text:style-name="P239">Indians exploitation and exclusion</text:p>
              <text:list>
                <text:list-item>
                  <text:p text:style-name="P482"><text:span text:style-name="T47">Everything is shown to </text:span><text:span text:style-name="T74">British</text:span><text:span text:style-name="T47"> to maintain the control over Indians </text:span></text:p>
                </text:list-item>
                <text:list-item>
                  <text:p text:style-name="P240">Some aspect of Forster ideas are linked to Gandhi's non-violence</text:p>
                </text:list-item>
              </text:list>
            </text:list-item>
          </text:list>
        </text:list-item>
        <text:list-item>
          <text:p text:style-name="P483"><text:span text:style-name="T60">C</text:span><text:span text:style-name="T47">haracters</text:span></text:p>
          <text:list>
            <text:list-item>
              <text:p text:style-name="P241">Characters are Indians and English </text:p>
              <text:list>
                <text:list-item>
                  <text:p text:style-name="P241">Forster underlines the clash between the two cultures</text:p>
                </text:list-item>
              </text:list>
            </text:list-item>
            <text:list-item>
              <text:p text:style-name="P241">Mrs. Moore and Adela are attracted by Indians culture</text:p>
            </text:list-item>
            <text:list-item>
              <text:p text:style-name="P242">Ronny (magistrate) is imperialistic – Fielding supports Indians</text:p>
            </text:list-item>
            <text:list-item>
              <text:p text:style-name="P237">Fielding, <text:span text:style-name="T130">Mrs.</text:span> Moore, Adela and Kurtz are similar because interested in Indians culture</text:p>
            </text:list-item>
          </text:list>
        </text:list-item>
        <text:list-item>
          <text:p text:style-name="P477"><text:soft-page-break/><text:span text:style-name="T61">Marabar caves’ real name is Barabar caves (North India – II century </text:span><text:span text:style-name="T62">bc</text:span><text:span text:style-name="T61">)</text:span></text:p>
          <text:list>
            <text:list-item>
              <text:p text:style-name="P243">Main characteristic is the echo</text:p>
            </text:list-item>
            <text:list-item>
              <text:p text:style-name="P243">Echo is a benevolent manifestation of nature in myths</text:p>
              <text:list>
                <text:list-item>
                  <text:p text:style-name="P244">It becomes a tragic event for Adela</text:p>
                </text:list-item>
              </text:list>
            </text:list-item>
          </text:list>
        </text:list-item>
        <text:list-item>
          <text:p text:style-name="P245">Adela retires accusation because she is not sure about what happened</text:p>
          <text:list>
            <text:list-item>
              <text:p text:style-name="P245">English can make mistakes because they are humans</text:p>
            </text:list-item>
          </text:list>
        </text:list-item>
        <text:list-item>
          <text:p text:style-name="P246">Aziz and Fielding break their friendship</text:p>
          <text:list>
            <text:list-item>
              <text:p text:style-name="P247">Indians and English culture cannot coexist </text:p>
            </text:list-item>
          </text:list>
        </text:list-item>
      </text:list>
      <text:h text:style-name="Heading_20_2" text:outline-level="2"><text:span text:style-name="T63"><text:s/></text:span><text:bookmark-start text:name="Conrad"/>CONRAD<text:bookmark-end text:name="Conrad"/></text:h>
      <text:list xml:id="list1383569912362704691" text:style-name="L16">
        <text:list-item>
          <text:p text:style-name="P248">Life</text:p>
          <text:list>
            <text:list-item>
              <text:p text:style-name="P248">He was born in Poland (occupied by Russia Prussia and Austria)</text:p>
            </text:list-item>
            <text:list-item>
              <text:p text:style-name="P248">Since his father took part to the insurrectionary movement Conrad’s family was exiled in Russia</text:p>
              <text:list>
                <text:list-item>
                  <text:p text:style-name="P248">Sense of loneliness, solitude and isolation</text:p>
                </text:list-item>
              </text:list>
            </text:list-item>
            <text:list-item>
              <text:p text:style-name="P249"><text:span text:style-name="T122">T</text:span>wo his parents <text:span text:style-name="T122">died</text:span> early</text:p>
              <text:list>
                <text:list-item>
                  <text:p text:style-name="P249">Conrad was brought up from an uncle</text:p>
                </text:list-item>
              </text:list>
            </text:list-item>
            <text:list-item>
              <text:p text:style-name="P248">Later he started to sail on French merchant ships</text:p>
            </text:list-item>
            <text:list-item>
              <text:p text:style-name="P248">He joined an English ship direct to Australia</text:p>
              <text:list>
                <text:list-item>
                  <text:p text:style-name="P248">During the same year he achieved the Master Mariner qualification and became an English citizen</text:p>
                </text:list-item>
                <text:list-item>
                  <text:p text:style-name="P248"><text:span text:style-name="T123">During the journey </text:span>he learned</text:p>
                  <text:list>
                    <text:list-item>
                      <text:p text:style-name="P248">English </text:p>
                    </text:list-item>
                    <text:list-item>
                      <text:p text:style-name="P248">the values of his job (dangerous, monotonous, demanding) </text:p>
                      <text:list>
                        <text:list-item>
                          <text:p text:style-name="P248">work is the main theme of his novel</text:p>
                        </text:list-item>
                      </text:list>
                    </text:list-item>
                    <text:list-item>
                      <text:p text:style-name="P248">He get in contact with people of different cultures</text:p>
                    </text:list-item>
                  </text:list>
                </text:list-item>
              </text:list>
            </text:list-item>
            <text:list-item>
              <text:p text:style-name="P248">1890: Conrad went to Africa (he wrote Congo Diary)</text:p>
            </text:list-item>
            <text:list-item>
              <text:p text:style-name="P248">He get a small inheritance from his uncle </text:p>
            </text:list-item>
            <text:list-item>
              <text:p text:style-name="P248">Conrad started to write (Heart of darkness)</text:p>
            </text:list-item>
          </text:list>
        </text:list-item>
        <text:list-item>
          <text:p text:style-name="P484"><text:span text:style-name="T64">W</text:span><text:span text:style-name="T47">riter’s objective</text:span></text:p>
          <text:list>
            <text:list-item>
              <text:p text:style-name="P484"><text:span text:style-name="T47">He</text:span><text:span text:style-name="T64"> wasn’t influenced by Victorian writers, whose aims were to amuse and to teach (didactic aim)</text:span></text:p>
            </text:list-item>
            <text:list-item>
              <text:p text:style-name="P484"><text:span text:style-name="T47">His</text:span><text:span text:style-name="T64"> task was to explore the meaning of the human situation and to get the secrets of human lif</text:span><text:span text:style-name="T65">e</text:span></text:p>
            </text:list-item>
          </text:list>
        </text:list-item>
        <text:list-item>
          <text:p text:style-name="P255">Setting</text:p>
          <text:list>
            <text:list-item>
              <text:p text:style-name="P485"><text:span text:style-name="T47">Settings </text:span><text:span text:style-name="T64">show </text:span><text:span text:style-name="T47">characters</text:span><text:span text:style-name="T64"> inner conflicts and problems</text:span></text:p>
            </text:list-item>
            <text:list-item>
              <text:p text:style-name="P488"><text:soft-page-break/><text:span text:style-name="T64">T</text:span><text:span text:style-name="T47">ype of settings</text:span></text:p>
              <text:list>
                <text:list-item>
                  <text:p text:style-name="P488"><text:span text:style-name="T64">Exotic countries (Congo, China </text:span><text:span text:style-name="T66">etc</text:span><text:span text:style-name="T64">) </text:span></text:p>
                  <text:list>
                    <text:list-item>
                      <text:p text:style-name="P486"><text:span text:style-name="T66">p</text:span><text:span text:style-name="T64">laces he </text:span><text:span text:style-name="T67">knows well</text:span></text:p>
                    </text:list-item>
                  </text:list>
                </text:list-item>
                <text:list-item>
                  <text:p text:style-name="P250">Isolated locations (ships)</text:p>
                  <text:list>
                    <text:list-item>
                      <text:p text:style-name="P487"><text:span text:style-name="T68">They</text:span><text:span text:style-name="T64"> represent a sort of microcosm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6">Protagonists</text:p>
          <text:list>
            <text:list-item>
              <text:p text:style-name="P489"><text:span text:style-name="T64">Without a solid background </text:span><text:span text:style-name="T47">(</text:span><text:span text:style-name="T64">Solitary background</text:span><text:span text:style-name="T47">)</text:span></text:p>
            </text:list-item>
            <text:list-item>
              <text:p text:style-name="P251">No specific hopes for the future</text:p>
              <text:list>
                <text:list-item>
                  <text:p text:style-name="P490"><text:span text:style-name="T64">Rip characters (difference from Victorian </text:span><text:span text:style-name="T69">characters</text:span><text:span text:style-name="T70">)</text:span></text:p>
                </text:list-item>
              </text:list>
            </text:list-item>
          </text:list>
        </text:list-item>
        <text:list-item>
          <text:p text:style-name="P491"><text:span text:style-name="T64">S</text:span><text:span text:style-name="T47">tyle</text:span></text:p>
          <text:list>
            <text:list-item>
              <text:p text:style-name="P252">Modern narration </text:p>
              <text:list>
                <text:list-item>
                  <text:p text:style-name="P492"><text:span text:style-name="T47">he </text:span><text:span text:style-name="T64">doesn’t respect the time sequence</text:span></text:p>
                </text:list-item>
                <text:list-item>
                  <text:p text:style-name="P253">First-person narration</text:p>
                  <text:list>
                    <text:list-item>
                      <text:p text:style-name="P257">Protagonists are seen from the outside and through the mind of others or through their actions.</text:p>
                    </text:list-item>
                  </text:list>
                </text:list-item>
                <text:list-item>
                  <text:p text:style-name="P253">Journals and letters</text:p>
                </text:list-item>
              </text:list>
            </text:list-item>
            <text:list-item>
              <text:p text:style-name="P258"><text:span text:style-name="T114">I</text:span>ndividual consciousness</text:p>
              <text:list>
                <text:list-item>
                  <text:p text:style-name="P254">Clash between personal feelings and professional duties</text:p>
                  <text:list>
                    <text:list-item>
                      <text:p text:style-name="P259"><text:span text:style-name="T114">O</text:span>rganized society give apparently confidence</text:p>
                    </text:list-item>
                    <text:list-item>
                      <text:p text:style-name="P260">Confidence fails in a hostile background</text:p>
                    </text:list-item>
                  </text:list>
                </text:list-item>
                <text:list-item>
                  <text:p text:style-name="P254">reality is built up personally by self-control and responsibility</text:p>
                </text:list-item>
              </text:list>
            </text:list-item>
          </text:list>
        </text:list-item>
      </text:list>
      <text:h text:style-name="P13" text:outline-level="2"><text:bookmark-start text:name="Hearth of Darkness"/>Hearth of Darkness<text:bookmark-end text:name="Hearth of Darkness"/></text:h>
      <text:list xml:id="list2643313496715722991" text:style-name="L17">
        <text:list-item>
          <text:p text:style-name="P493"><text:span text:style-name="T71">Trama: </text:span><text:a xlink:type="simple" xlink:href="https://it.wikipedia.org/wiki/Cuore_di_tenebra" text:style-name="Internet_20_link" text:visited-style-name="Visited_20_Internet_20_Link">https://it.wikipedia.org/wiki/Cuore_di_tenebra</text:a></text:p>
        </text:list-item>
        <text:list-item>
          <text:p text:style-name="P261">Settings: <text:span text:style-name="T115">end of 19th century in Congo (Belgian colony)</text:span></text:p>
          <text:list>
            <text:list-item>
              <text:p text:style-name="P262">Congo was rich of ivory, gold and rubber</text:p>
            </text:list-item>
          </text:list>
        </text:list-item>
        <text:list-item>
          <text:p text:style-name="P261">Narrator: Marlow</text:p>
        </text:list-item>
        <text:list-item>
          <text:p text:style-name="P263">Theme: Critic of the imperialism</text:p>
          <text:list>
            <text:list-item>
              <text:p text:style-name="P264">It is a system of economical and political dominance </text:p>
            </text:list-item>
            <text:list-item>
              <text:p text:style-name="P265">It is an exercise of brutal laws on natives</text:p>
            </text:list-item>
          </text:list>
        </text:list-item>
        <text:list-item>
          <text:p text:style-name="P266">Structure: series of stories contained in a frame</text:p>
          <text:list>
            <text:list-item>
              <text:p text:style-name="P266">The frame is created by a<text:span text:style-name="T116">n observer-</text:span>narrator</text:p>
              <text:list>
                <text:list-item>
                  <text:p text:style-name="P267">It introduces Marlow on the Nellie <text:span text:style-name="T117">(</text:span>boat<text:span text:style-name="T117">)</text:span></text:p>
                </text:list-item>
              </text:list>
            </text:list-item>
          </text:list>
        </text:list-item>
        <text:list-item>
          <text:p text:style-name="P268">Style: suspense</text:p>
          <text:list>
            <text:list-item>
              <text:p text:style-name="P268">It is created by delaying details of the meeting with Kurtz</text:p>
            </text:list-item>
          </text:list>
        </text:list-item>
        <text:list-item>
          <text:p text:style-name="P269"><text:soft-page-break/>Symbols</text:p>
          <text:list>
            <text:list-item>
              <text:p text:style-name="P270">Parallelisms: River Thames – River Congo / <text:span text:style-name="T118">Marlow – Kurtz</text:span></text:p>
            </text:list-item>
            <text:list-item>
              <text:p text:style-name="P271">Opposition: Black – white / light<text:span text:style-name="T119"> – </text:span>dark</text:p>
            </text:list-item>
            <text:list-item>
              <text:p text:style-name="P272">Kurtz became mad because he doesn’t know well himself</text:p>
              <text:list>
                <text:list-item>
                  <text:p text:style-name="P273">Journey in the jungle is as a journey in the soul</text:p>
                </text:list-item>
                <text:list-item>
                  <text:p text:style-name="P274">He is destroyed by the experience of bloody and barbarian rites</text:p>
                </text:list-item>
                <text:list-item>
                  <text:p text:style-name="P275">He comes to refuse imperialist ideals of spreading civilization</text:p>
                </text:list-item>
              </text:list>
            </text:list-item>
            <text:list-item>
              <text:p text:style-name="P276">Marlow knows his limits and <text:span text:style-name="T121">he </text:span>c<text:span text:style-name="T120">o</text:span>me back without fully understanding the experience</text:p>
              <text:list>
                <text:list-item>
                  <text:p text:style-name="P277">His aim was self-knowledge</text:p>
                </text:list-item>
              </text:list>
            </text:list-item>
          </text:list>
        </text:list-item>
      </text:list>
      <text:h text:style-name="P15" text:outline-level="2"><text:bookmark-start text:name="Modern novel"/>Modern novel<text:bookmark-end text:name="Modern novel"/></text:h>
      <text:list xml:id="list8190833905411490090" text:style-name="L18">
        <text:list-item>
          <text:p text:style-name="P278"><text:span text:style-name="T146">end</text:span> of the Victorian age <text:span text:style-name="T143">(</text:span>crush of the Victorian values<text:span text:style-name="T143">)</text:span> </text:p>
          <text:list>
            <text:list-item>
              <text:p text:style-name="P278">novel affected by new trends</text:p>
            </text:list-item>
          </text:list>
        </text:list-item>
        <text:list-item>
          <text:p text:style-name="P278"><text:span text:style-name="T144">(</text:span>Figure of Gaudi (important for the movement)<text:span text:style-name="T144">)</text:span></text:p>
        </text:list-item>
        <text:list-item>
          <text:p text:style-name="P278">Traditional novel:</text:p>
          <text:list>
            <text:list-item>
              <text:p text:style-name="P278">long</text:p>
            </text:list-item>
            <text:list-item>
              <text:p text:style-name="P278">chronological order of the facts</text:p>
            </text:list-item>
            <text:list-item>
              <text:p text:style-name="P278">real facts <text:span text:style-name="T142">and</text:span> real people</text:p>
            </text:list-item>
            <text:list-item>
              <text:p text:style-name="P278">external narrator</text:p>
            </text:list-item>
          </text:list>
        </text:list-item>
        <text:list-item>
          <text:p text:style-name="P279">Modern novel</text:p>
          <text:list>
            <text:list-item>
              <text:p text:style-name="P279">Effects of the psychoanalysis</text:p>
              <text:list>
                <text:list-item>
                  <text:p text:style-name="P278">The narration moves from the outside to the inside (mind of the protagonists, feelings, memories) <text:span text:style-name="T145">→</text:span> interior monologue</text:p>
                </text:list-item>
              </text:list>
            </text:list-item>
            <text:list-item>
              <text:p text:style-name="P278"><text:span text:style-name="T75">Bergson and James developed a new conception of time (time is fl</text:span><text:span text:style-name="T76">ux</text:span><text:span text:style-name="T75"> of moments, is a mix of past, present and future)</text:span></text:p>
            </text:list-item>
          </text:list>
        </text:list-item>
      </text:list>
      <text:h text:style-name="P14" text:outline-level="2"><text:bookmark-start text:name="Joyce"/>Joyce<text:bookmark-end text:name="Joyce"/></text:h>
      <text:list xml:id="list215547889316018" text:continue-numbering="true" text:style-name="L18">
        <text:list-item>
          <text:p text:style-name="P443">Life</text:p>
          <text:list>
            <text:list-item>
              <text:p text:style-name="P280">he was born in Dublin</text:p>
            </text:list-item>
            <text:list-item>
              <text:p text:style-name="P280">he was educated at a Jesuit school, then at University college (Dublin)</text:p>
              <text:list>
                <text:list-item>
                  <text:p text:style-name="P281">Jesuit influenced his literature</text:p>
                </text:list-item>
              </text:list>
            </text:list-item>
            <text:list-item>
              <text:p text:style-name="P282">he was a rebel, but he is not interested in movement of freeing Ireland <text:span text:style-name="T169">(Independence 1922), in the celtic revival </text:span></text:p>
              <text:list>
                <text:list-item>
                  <text:p text:style-name="P283">He was against the Church which control Irish minds through <text:span text:style-name="T156">fixed rules</text:span></text:p>
                </text:list-item>
              </text:list>
            </text:list-item>
            <text:list-item>
              <text:p text:style-name="P284">He is interested in the broader European culture </text:p>
              <text:list>
                <text:list-item>
                  <text:p text:style-name="P284">he considered himself as a European rather than an Irish </text:p>
                  <text:list>
                    <text:list-item>
                      <text:p text:style-name="P285">he left Dublin, because he thought Dubliners are too linked to tradition</text:p>
                    </text:list-item>
                  </text:list>
                </text:list-item>
                <text:list-item>
                  <text:p text:style-name="P286"><text:soft-page-break/>he is a <text:span text:style-name="T148">cosmopolitan</text:span></text:p>
                </text:list-item>
              </text:list>
            </text:list-item>
            <text:list-item>
              <text:p text:style-name="P287">In June 1904 he fell in love with Nora Barnacle</text:p>
            </text:list-item>
            <text:list-item>
              <text:p text:style-name="P288">They went to Trieste, where he taught <text:span text:style-name="T153">English to Italo Svevo</text:span></text:p>
              <text:list>
                <text:list-item>
                  <text:p text:style-name="P289">He suffered financial problems</text:p>
                </text:list-item>
              </text:list>
            </text:list-item>
            <text:list-item>
              <text:p text:style-name="P290">After publishing Dubliners, he received some donations</text:p>
              <text:list>
                <text:list-item>
                  <text:p text:style-name="P290">he continued writing Ulysses</text:p>
                </text:list-item>
              </text:list>
            </text:list-item>
            <text:list-item>
              <text:p text:style-name="P373">He moved to Zurich because Austria was occupied by Hitler</text:p>
            </text:list-item>
            <text:list-item>
              <text:p text:style-name="P290">He fle<text:span text:style-name="T154">d</text:span> from France to Switzerland because of Hitler’s expansion <text:span text:style-name="T176">(he is irish)</text:span></text:p>
            </text:list-item>
          </text:list>
        </text:list-item>
        <text:list-item>
          <text:p text:style-name="P444">Joyce’s blindness</text:p>
          <text:list>
            <text:list-item>
              <text:p text:style-name="P291">Words have particular sounds, <text:span text:style-name="T157">because his sense of ear was better than common people’s ear</text:span></text:p>
            </text:list-item>
          </text:list>
        </text:list-item>
        <text:list-item>
          <text:p text:style-name="P445">Writer’s task</text:p>
          <text:list>
            <text:list-item>
              <text:p text:style-name="P292">artist has to render the reality objectively <text:span text:style-name="T158">to give a real image of it</text:span></text:p>
            </text:list-item>
            <text:list-item>
              <text:p text:style-name="P293">he doesn’t express his point of view</text:p>
              <text:list>
                <text:list-item>
                  <text:p text:style-name="P293">he uses multiple point of view</text:p>
                </text:list-item>
              </text:list>
            </text:list-item>
          </text:list>
        </text:list-item>
        <text:list-item>
          <text:p text:style-name="P446">A portrait of an artist as a young man</text:p>
          <text:list>
            <text:list-item>
              <text:p text:style-name="P294">Ste<text:span text:style-name="T151">ph</text:span>en Daedalus studies to become a priest</text:p>
            </text:list-item>
            <text:list-item>
              <text:p text:style-name="P294">He sees a girls going to the sea and he compares her to a bird who is going to fly</text:p>
            </text:list-item>
            <text:list-item>
              <text:p text:style-name="P294">he understands something important: he wants to be an artist, not a priest <text:span text:style-name="T149">(</text:span>epiphany<text:span text:style-name="T149">)</text:span> </text:p>
            </text:list-item>
            <text:list-item>
              <text:p text:style-name="P295">The figure of Daedalus <text:span text:style-name="T150">represents</text:span> Joyce</text:p>
            </text:list-item>
            <text:list-item>
              <text:p text:style-name="P296">Daedalus was Icaro’s father (labyrinth) <text:span text:style-name="T170">and </text:span>Stephen was the first martyr</text:p>
              <text:list>
                <text:list-item>
                  <text:p text:style-name="P297">He suffers and he feels himself in a labyrinth</text:p>
                </text:list-item>
                <text:list-item>
                  <text:p text:style-name="P297">He would fly higher, but he couldn’t</text:p>
                </text:list-item>
              </text:list>
            </text:list-item>
          </text:list>
        </text:list-item>
        <text:list-item>
          <text:p text:style-name="P295"><text:s/><text:span text:style-name="T175">Finnegans Wake</text:span></text:p>
          <text:list>
            <text:list-item>
              <text:p text:style-name="P298">Set in Dublin in one night</text:p>
            </text:list-item>
            <text:list-item>
              <text:p text:style-name="P298">it is counterpart of “A portrait”</text:p>
            </text:list-item>
          </text:list>
        </text:list-item>
        <text:list-item>
          <text:p text:style-name="P447">Dubliners <text:span text:style-name="T159">( it is composed by 15 short stories)</text:span></text:p>
          <text:list>
            <text:list-item>
              <text:p text:style-name="P300">He writes about the ordinary Dubliner <text:span text:style-name="T155">(with ordinary life)</text:span> to represent the mental, biological and emotional reality</text:p>
              <text:list>
                <text:list-item>
                  <text:p text:style-name="P301">oppressive effects of the religion, the culture and of the politics on the afflicted people of Dublin</text:p>
                </text:list-item>
                <text:list-item>
                  <text:p text:style-name="P302">Dubliners fail to change mentality </text:p>
                  <text:list>
                    <text:list-item>
                      <text:p text:style-name="P302">They symbolize the paralysis</text:p>
                    </text:list-item>
                  </text:list>
                </text:list-item>
                <text:list-item>
                  <text:p text:style-name="P377">There is a lack of actions</text:p>
                </text:list-item>
              </text:list>
            </text:list-item>
            <text:list-item>
              <text:p text:style-name="P375">It is divided in four parts</text:p>
              <text:list>
                <text:list-item>
                  <text:p text:style-name="P375">they represents the step of Joyce’s life</text:p>
                </text:list-item>
              </text:list>
            </text:list-item>
            <text:list-item>
              <text:p text:style-name="P303">The Dead</text:p>
              <text:list>
                <text:list-item>
                  <text:p text:style-name="P303"><text:soft-page-break/>It is the summary and the climax of the work</text:p>
                </text:list-item>
                <text:list-item>
                  <text:p text:style-name="P376">Death is the symbol of the paralysis</text:p>
                </text:list-item>
              </text:list>
            </text:list-item>
            <text:list-item>
              <text:p text:style-name="P304">Epiphany</text:p>
              <text:list>
                <text:list-item>
                  <text:p text:style-name="P305">It is the religious revelation of the Jesus to magi</text:p>
                </text:list-item>
                <text:list-item>
                  <text:p text:style-name="P306">it is a moment of self-awareness</text:p>
                </text:list-item>
                <text:list-item>
                  <text:p text:style-name="P307">each story <text:span text:style-name="T160">is concise and rich in external details</text:span></text:p>
                </text:list-item>
                <text:list-item>
                  <text:p text:style-name="P308">realism is mixed to symbolism</text:p>
                </text:list-item>
              </text:list>
            </text:list-item>
            <text:list-item>
              <text:p text:style-name="P299">Paralysis</text:p>
              <text:list>
                <text:list-item>
                  <text:p text:style-name="P309">Two aspect of paralysis</text:p>
                  <text:list>
                    <text:list-item>
                      <text:p text:style-name="P299">physical linked to external forces</text:p>
                    </text:list-item>
                    <text:list-item>
                      <text:p text:style-name="P299">moral linked to religion, politics, culture </text:p>
                    </text:list-item>
                  </text:list>
                </text:list-item>
                <text:list-item>
                  <text:p text:style-name="P309">Characters are weak and they fail to break this chains</text:p>
                  <text:list>
                    <text:list-item>
                      <text:p text:style-name="P309">They are slaves of their moral, cultural and religious life</text:p>
                    </text:list-item>
                  </text:list>
                </text:list-item>
              </text:list>
            </text:list-item>
            <text:list-item>
              <text:p text:style-name="P310">Narrative technique</text:p>
              <text:list>
                <text:list-item>
                  <text:p text:style-name="P310">He doesn’t use the third person omniscient narrator</text:p>
                  <text:list>
                    <text:list-item>
                      <text:p text:style-name="P310">He uses more points of view</text:p>
                    </text:list-item>
                    <text:list-item>
                      <text:p text:style-name="P310">stories told from the perspective of the characters</text:p>
                    </text:list-item>
                    <text:list-item>
                      <text:p text:style-name="P310">Narrated monologue give a sort of direction to the story</text:p>
                    </text:list-item>
                  </text:list>
                </text:list-item>
                <text:list-item>
                  <text:p text:style-name="P374">He open stories in medias res</text:p>
                </text:list-item>
              </text:list>
            </text:list-item>
          </text:list>
        </text:list-item>
        <text:list-item>
          <text:p text:style-name="P448">Eveline</text:p>
          <text:list>
            <text:list-item>
              <text:p text:style-name="P311">Characters <text:span text:style-name="T132">and places</text:span> aren’t described physically</text:p>
              <text:list>
                <text:list-item>
                  <text:p text:style-name="P311"><text:span text:style-name="T132">Characters</text:span> are described by their mind, <text:span text:style-name="T131">their sensations</text:span></text:p>
                </text:list-item>
                <text:list-item>
                  <text:p text:style-name="P312">House is described through memories</text:p>
                </text:list-item>
                <text:list-item>
                  <text:p text:style-name="P312">Station is described through sensation<text:span text:style-name="T133">s</text:span> which made her feel bad <text:span text:style-name="T161">(stress, anxiety)</text:span></text:p>
                </text:list-item>
              </text:list>
            </text:list-item>
            <text:list-item>
              <text:p text:style-name="P313">Eveline is unable to decide about her life</text:p>
            </text:list-item>
            <text:list-item>
              <text:p text:style-name="P381">l. 26: influence of the catholicism</text:p>
            </text:list-item>
            <text:list-item>
              <text:p text:style-name="P382">l. 47: violent father</text:p>
            </text:list-item>
            <text:list-item>
              <text:p text:style-name="P314">Paralysis is influenced by good and bad memories</text:p>
              <text:list>
                <text:list-item>
                  <text:p text:style-name="P315">l. 1: Eveline sit at the window</text:p>
                </text:list-item>
                <text:list-item>
                  <text:p text:style-name="P315">l. 104: Eveline continues sitting at the window <text:span text:style-name="T179">(same word of the beginning)</text:span></text:p>
                </text:list-item>
                <text:list-item>
                  <text:p text:style-name="P315">l. 147: Evelin<text:span text:style-name="T134">e</text:span> is lost in her mind</text:p>
                </text:list-item>
                <text:list-item>
                  <text:p text:style-name="P315">l. 124: Evelin<text:span text:style-name="T134">e</text:span> stand at the station</text:p>
                </text:list-item>
                <text:list-item>
                  <text:p text:style-name="P315">l. 129: Eveline is lost in her mind</text:p>
                </text:list-item>
              </text:list>
            </text:list-item>
            <text:list-item>
              <text:p text:style-name="P315">Epiphany/Revelations</text:p>
              <text:list>
                <text:list-item>
                  <text:p text:style-name="P383">l. 110: night of mother’s death (?)</text:p>
                </text:list-item>
                <text:list-item>
                  <text:p text:style-name="P315"><text:soft-page-break/>l. 120: Eveline wants to escape, <text:span text:style-name="T178">because she doesn’t want the same life of her mother</text:span></text:p>
                </text:list-item>
                <text:list-item>
                  <text:p text:style-name="P315">l. 141: Eveline realizes she cannot escape</text:p>
                </text:list-item>
              </text:list>
            </text:list-item>
            <text:list-item>
              <text:p text:style-name="P315">Setting changes</text:p>
              <text:list>
                <text:list-item>
                  <text:p text:style-name="P315">l. 21: House</text:p>
                </text:list-item>
                <text:list-item>
                  <text:p text:style-name="P315">l. 119: Eveline comes back to reality</text:p>
                </text:list-item>
              </text:list>
            </text:list-item>
            <text:list-item>
              <text:p text:style-name="P378">Time shift</text:p>
              <text:list>
                <text:list-item>
                  <text:p text:style-name="P378">l. 6: <text:span text:style-name="T177">past</text:span></text:p>
                </text:list-item>
                <text:list-item>
                  <text:p text:style-name="P379">l. 16: <text:span text:style-name="T177">present</text:span></text:p>
                </text:list-item>
                <text:list-item>
                  <text:p text:style-name="P380">l. 19: future</text:p>
                </text:list-item>
              </text:list>
            </text:list-item>
          </text:list>
        </text:list-item>
        <text:list-item>
          <text:p text:style-name="P449">Ulysses</text:p>
          <text:list>
            <text:list-item>
              <text:p text:style-name="P316">Plot</text:p>
              <text:list>
                <text:list-item>
                  <text:p text:style-name="P316">Place: Dublin</text:p>
                </text:list-item>
                <text:list-item>
                  <text:p text:style-name="P316">Time: <text:span text:style-name="T135">The story lasts one day, the Bloomsday (</text:span>Joyce<text:span text:style-name="T162">-N</text:span>ora’<text:span text:style-name="T162">s</text:span> <text:span text:style-name="T162">first date</text:span>, <text:span text:style-name="T152">16</text:span><text:span text:style-name="T88">th</text:span><text:span text:style-name="T152"> June 1904)</text:span></text:p>
                  <text:list>
                    <text:list-item>
                      <text:p text:style-name="P319">Time compression</text:p>
                    </text:list-item>
                    <text:list-item>
                      <text:p text:style-name="P320">Time is subjective</text:p>
                    </text:list-item>
                  </text:list>
                </text:list-item>
                <text:list-item>
                  <text:p text:style-name="P317"><text:span text:style-name="T136">Characters</text:span>: </text:p>
                  <text:list>
                    <text:list-item>
                      <text:p text:style-name="P318">Leopold Bloom, a jew <text:span text:style-name="T180">door-to-door salesman </text:span></text:p>
                      <text:list>
                        <text:list-item>
                          <text:p text:style-name="P316">He is the Joyce’s common man</text:p>
                        </text:list-item>
                        <text:list-item>
                          <text:p text:style-name="P321">He represents the humanity, he mediates the opposite</text:p>
                        </text:list-item>
                      </text:list>
                    </text:list-item>
                    <text:list-item>
                      <text:p text:style-name="P322">Stephen Dedalus</text:p>
                      <text:list>
                        <text:list-item>
                          <text:p text:style-name="P322">the alienated protagonist of “A portrait of the Artist as a young man”</text:p>
                        </text:list-item>
                        <text:list-item>
                          <text:p text:style-name="P323">he represents the intellect and every young man</text:p>
                        </text:list-item>
                      </text:list>
                    </text:list-item>
                    <text:list-item>
                      <text:p text:style-name="P321">Molly, Bloom’s wife</text:p>
                      <text:list>
                        <text:list-item>
                          <text:p text:style-name="P321">she represents the physical desire, she is sensual</text:p>
                        </text:list-item>
                        <text:list-item>
                          <text:p text:style-name="P384">she is planning an adultery with her music directo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4">Theme: human life means sufferance, but also struggling to rise and seek the good</text:p>
            </text:list-item>
            <text:list-item>
              <text:p text:style-name="P325">Relation with Odyssey</text:p>
              <text:list>
                <text:list-item>
                  <text:p text:style-name="P326">Title refers on the Odyssey by Homer</text:p>
                  <text:list>
                    <text:list-item>
                      <text:p text:style-name="P326">He tells the story of a journey from Troy to <text:span text:style-name="T137">Ithaca</text:span></text:p>
                      <text:list>
                        <text:list-item>
                          <text:p text:style-name="P325">Physical journey becomes a mental journey <text:span text:style-name="T181">(in the labyrinth of the mind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27"><text:span text:style-name="T138">Each c</text:span>haracter represent<text:span text:style-name="T139">s</text:span> a character of Odyssey</text:p>
                  <text:list>
                    <text:list-item>
                      <text:p text:style-name="P328">Bloom → Ulysses</text:p>
                    </text:list-item>
                    <text:list-item>
                      <text:p text:style-name="P328">Stephen → Ulysses’ son, Telemachus</text:p>
                    </text:list-item>
                    <text:list-item>
                      <text:p text:style-name="P328">Molly → Penelope</text:p>
                    </text:list-item>
                  </text:list>
                </text:list-item>
                <text:list-item>
                  <text:p text:style-name="P329">Structure</text:p>
                  <text:list>
                    <text:list-item>
                      <text:p text:style-name="P329"><text:soft-page-break/>It’s modeled on the structure of the Odyssey.</text:p>
                    </text:list-item>
                    <text:list-item>
                      <text:p text:style-name="P329">Odyssey is divided in three parts as Ulysses </text:p>
                      <text:list>
                        <text:list-item>
                          <text:p text:style-name="P329">Every chapter is organized around an organ of the body, a color, a symbol, a part of the da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0">Setting</text:p>
              <text:list>
                <text:list-item>
                  <text:p text:style-name="P330">Dublin is inseparable from human characters</text:p>
                  <text:list>
                    <text:list-item>
                      <text:p text:style-name="P330">It becomes a character itself</text:p>
                    </text:list-item>
                  </text:list>
                </text:list-item>
                <text:list-item>
                  <text:p text:style-name="P331">He uses places he knows very well</text:p>
                </text:list-item>
              </text:list>
            </text:list-item>
            <text:list-item>
              <text:p text:style-name="P332">The mythical method <text:span text:style-name="T141">(modern epic in prose)</text:span></text:p>
              <text:list>
                <text:list-item>
                  <text:p text:style-name="P333">It is the result of the progress of psychology, anthropology and ethnology </text:p>
                </text:list-item>
                <text:list-item>
                  <text:p text:style-name="P333">Odyssey is used to enlarge by resemblance and difference the actions and the people, <text:span text:style-name="T140">to give them another dimension and to express the universal in the particular</text:span></text:p>
                  <text:list>
                    <text:list-item>
                      <text:p text:style-name="P334">moral conquest is the epic enterprise</text:p>
                    </text:list-item>
                  </text:list>
                </text:list-item>
              </text:list>
            </text:list-item>
            <text:list-item>
              <text:p text:style-name="P335">Technique</text:p>
              <text:list>
                <text:list-item>
                  <text:p text:style-name="P335">Stream of consciousness</text:p>
                </text:list-item>
                <text:list-item>
                  <text:p text:style-name="P336">cinematic technique</text:p>
                </text:list-item>
                <text:list-item>
                  <text:p text:style-name="P337">flashbacks</text:p>
                </text:list-item>
                <text:list-item>
                  <text:p text:style-name="P337">speech suspension</text:p>
                </text:list-item>
                <text:list-item>
                  <text:p text:style-name="P337">dramatic dialogue</text:p>
                </text:list-item>
                <text:list-item>
                  <text:p text:style-name="P337">juxtaposition of events</text:p>
                </text:list-item>
                <text:list-item>
                  <text:p text:style-name="P338">Language rich in puns, <text:s/>paradoxes, false clues and symbols</text:p>
                </text:list-item>
                <text:list-item>
                  <text:p text:style-name="P339">He uses a very large range of vocabulary with slang, catchphrases and nicknames</text:p>
                </text:list-item>
                <text:list-item>
                  <text:p text:style-name="P339">He uses foreign words, <text:span text:style-name="T147">invented words</text:span>, literary quotations and allusion to other texts</text:p>
                </text:list-item>
                <text:list-item>
                  <text:p text:style-name="P340">He doesn’t use the grammar</text:p>
                </text:list-item>
              </text:list>
            </text:list-item>
            <text:list-item>
              <text:p text:style-name="P385">The Funeral</text:p>
              <text:list>
                <text:list-item>
                  <text:p text:style-name="P386">l. 1-4: superstitions</text:p>
                </text:list-item>
                <text:list-item>
                  <text:p text:style-name="P386">l. 5-9: Ned Lambert clothes</text:p>
                </text:list-item>
                <text:list-item>
                  <text:p text:style-name="P386">l. 10 - : <text:s/>burial</text:p>
                </text:list-item>
                <text:list-item>
                  <text:p text:style-name="P387">l. 16: cinematic technique</text:p>
                </text:list-item>
              </text:list>
            </text:list-item>
          </text:list>
        </text:list-item>
      </text:list>
      <text:h text:style-name="P16" text:outline-level="2"><text:bookmark-start text:name="Woolf"/>Woolf<text:bookmark-end text:name="Woolf"/></text:h>
      <text:p text:style-name="P5">Woolf (she will keep a sort of “relation” to the reader using an indirect stream of conscious)</text:p>
      <text:list xml:id="list4221432343968572972" text:style-name="L19">
        <text:list-item>
          <text:p text:style-name="P341">Life</text:p>
          <text:list>
            <text:list-item>
              <text:p text:style-name="P341">Her father was a Victorian critic </text:p>
              <text:list>
                <text:list-item>
                  <text:p text:style-name="P341">he grew up in an intellectual atmosphere</text:p>
                </text:list-item>
              </text:list>
            </text:list-item>
            <text:list-item>
              <text:p text:style-name="P341">She studied at home and at King’s college</text:p>
            </text:list-item>
            <text:list-item>
              <text:p text:style-name="P343"><text:soft-page-break/>After her mother’s death she started suffering form nearvous breakdown</text:p>
            </text:list-item>
            <text:list-item>
              <text:p text:style-name="P344">She was in revolt against her aggressive and despotic father</text:p>
            </text:list-item>
            <text:list-item>
              <text:p text:style-name="P345">After her father’s death she started writing</text:p>
            </text:list-item>
            <text:list-item>
              <text:p text:style-name="P346">She became a member of the Bloomsbury group with her sister Vanessa</text:p>
              <text:list>
                <text:list-item>
                  <text:p text:style-name="P347">They were against Victorian values and morality</text:p>
                  <text:list>
                    <text:list-item>
                      <text:p text:style-name="P347">they refuses artistic conventions, sexual codes, <text:span text:style-name="T164">traditional </text:span>morality</text:p>
                    </text:list-item>
                  </text:list>
                </text:list-item>
                <text:list-item>
                  <text:p text:style-name="P348">They defined concern of the coming mid-century:</text:p>
                  <text:list>
                    <text:list-item>
                      <text:p text:style-name="P348">Post Modernism and Modernism</text:p>
                    </text:list-item>
                    <text:list-item>
                      <text:p text:style-name="P348">socialism and pacifism</text:p>
                    </text:list-item>
                    <text:list-item>
                      <text:p text:style-name="P348">unconventional sexual pratices</text:p>
                    </text:list-item>
                  </text:list>
                </text:list-item>
              </text:list>
            </text:list-item>
            <text:list-item>
              <text:p text:style-name="P349">The Second World War increased her anxiety and fears</text:p>
              <text:list>
                <text:list-item>
                  <text:p text:style-name="P349">He died from drowning</text:p>
                </text:list-item>
              </text:list>
            </text:list-item>
          </text:list>
        </text:list-item>
        <text:list-item>
          <text:p text:style-name="P349">Works</text:p>
          <text:list>
            <text:list-item>
              <text:p text:style-name="P349">Mrs Dalloway</text:p>
              <text:list>
                <text:list-item>
                  <text:p text:style-name="P350">Time compression</text:p>
                  <text:list>
                    <text:list-item>
                      <text:p text:style-name="P352">It is set in one day in London</text:p>
                    </text:list-item>
                  </text:list>
                </text:list-item>
                <text:list-item>
                  <text:p text:style-name="P352">Mrs. Dalloway is rich Londoner</text:p>
                </text:list-item>
                <text:list-item>
                  <text:p text:style-name="P352">Septimus <text:span text:style-name="T172">i</text:span>s shell-shocked as <text:span text:style-name="T171">Woolf</text:span> and he will commit suicide</text:p>
                </text:list-item>
                <text:list-item>
                  <text:p text:style-name="P353">Even if the 2 characters never meet <text:span text:style-name="T174">Mrs. Dalloway</text:span> can understand the trauma of S<text:span text:style-name="T174">eptimus </text:span>when a friend of hers (a doctor) tells her about his story at a party.</text:p>
                </text:list-item>
              </text:list>
            </text:list-item>
            <text:list-item>
              <text:p text:style-name="P349">To the Lighthouse</text:p>
            </text:list-item>
            <text:list-item>
              <text:p text:style-name="P349">Orlando</text:p>
              <text:list>
                <text:list-item>
                  <text:p text:style-name="P351">Time dilation</text:p>
                  <text:list>
                    <text:list-item>
                      <text:p text:style-name="P351">From 16<text:span text:style-name="T87">th</text:span> century to 20s</text:p>
                    </text:list-item>
                  </text:list>
                </text:list-item>
                <text:list-item>
                  <text:p text:style-name="P351">Orlando is a page of Queen <text:span text:style-name="T173">Elizabeth</text:span>, but at the end he became a woman</text:p>
                </text:list-item>
                <text:list-item>
                  <text:p text:style-name="P354">Orlando is the symbol of the bisexual identity of Woolf</text:p>
                </text:list-item>
              </text:list>
            </text:list-item>
            <text:list-item>
              <text:p text:style-name="P349">A room of one’s own</text:p>
            </text:list-item>
          </text:list>
        </text:list-item>
        <text:list-item>
          <text:p text:style-name="P355">Joyce vs Woolf</text:p>
          <text:list>
            <text:list-item>
              <text:p text:style-name="P356">Epiphanies are similar to “moments of being”</text:p>
              <text:list>
                <text:list-item>
                  <text:p text:style-name="P357">characters see reality behind <text:span text:style-name="T165">appearances</text:span></text:p>
                </text:list-item>
              </text:list>
            </text:list-item>
            <text:list-item>
              <text:p text:style-name="P357"><text:s/><text:span text:style-name="T165">Joyce experiments with the language, while Woolf’s use of word was poetic and allusive</text:span></text:p>
              <text:list>
                <text:list-item>
                  <text:p text:style-name="P358">Fluency characterizes her language </text:p>
                </text:list-item>
              </text:list>
            </text:list-item>
            <text:list-item>
              <text:p text:style-name="P359">Joyce doesn’t feel part of Dublin, while Woolf feels part of London</text:p>
            </text:list-item>
          </text:list>
        </text:list-item>
        <text:list-item>
          <text:p text:style-name="P360">To the Lighthouse</text:p>
          <text:list>
            <text:list-item>
              <text:p text:style-name="P372"><text:soft-page-break/>It is rich of biographical references (sea) </text:p>
            </text:list-item>
            <text:list-item>
              <text:p text:style-name="P361">Lighthouse is a positive symbol (hope), but it becomes symbol of frustration</text:p>
            </text:list-item>
            <text:list-item>
              <text:p text:style-name="P362">Parts represents lighthouse beams <text:span text:style-name="T182">(short – long – short)</text:span></text:p>
              <text:list>
                <text:list-item>
                  <text:p text:style-name="P360">Part 1</text:p>
                  <text:list>
                    <text:list-item>
                      <text:p text:style-name="P360">Time: one day, time dilation</text:p>
                    </text:list-item>
                  </text:list>
                </text:list-item>
                <text:list-item>
                  <text:p text:style-name="P360">Part 2</text:p>
                  <text:list>
                    <text:list-item>
                      <text:p text:style-name="P360">Time: 10 years, time compression</text:p>
                    </text:list-item>
                  </text:list>
                </text:list-item>
                <text:list-item>
                  <text:p text:style-name="P360">Part 3</text:p>
                  <text:list>
                    <text:list-item>
                      <text:p text:style-name="P360">Time: 1 day, time dilation</text:p>
                    </text:list-item>
                  </text:list>
                </text:list-item>
              </text:list>
            </text:list-item>
            <text:list-item>
              <text:p text:style-name="P363">Ramsay’s family is partially modeled on her family</text:p>
              <text:list>
                <text:list-item>
                  <text:p text:style-name="P363">Mr Ramsay is linked to images of sterility</text:p>
                </text:list-item>
              </text:list>
            </text:list-item>
            <text:list-item>
              <text:p text:style-name="P364">Symbols</text:p>
              <text:list>
                <text:list-item>
                  <text:p text:style-name="P364">Window can unites and divides</text:p>
                </text:list-item>
                <text:list-item>
                  <text:p text:style-name="P342">water symbolize life and death (<text:span text:style-name="T168">Woolf</text:span> died from <text:span text:style-name="T163">drowning</text:span>)</text:p>
                </text:list-item>
              </text:list>
            </text:list-item>
            <text:list-item>
              <text:p text:style-name="P365">Mrs Ramsay</text:p>
              <text:list>
                <text:list-item>
                  <text:p text:style-name="P365">She is as Woolf would be</text:p>
                </text:list-item>
                <text:list-item>
                  <text:p text:style-name="P366">She is beautiful, <text:span text:style-name="T167">modern</text:span> and a loving wife <text:span text:style-name="T167">and</text:span> </text:p>
                </text:list-item>
                <text:list-item>
                  <text:p text:style-name="P366">She supports other characters </text:p>
                </text:list-item>
                <text:list-item>
                  <text:p text:style-name="P366">her objective is to preserve James’s sense of hope and wonder in <text:span text:style-name="T166">relation</text:span> to the lighthouse</text:p>
                </text:list-item>
                <text:list-item>
                  <text:p text:style-name="P367">She is linked to images of fertility and light</text:p>
                </text:list-item>
              </text:list>
            </text:list-item>
            <text:list-item>
              <text:p text:style-name="P368">Lily Briscoe</text:p>
              <text:list>
                <text:list-item>
                  <text:p text:style-name="P368">She represent Woolf as an artist and her doubts</text:p>
                </text:list-item>
                <text:list-item>
                  <text:p text:style-name="P368">Her portrait of Mrs Ramsay embodies her doubts</text:p>
                  <text:list>
                    <text:list-item>
                      <text:p text:style-name="P369">At the beginning she fails to paint it</text:p>
                    </text:list-item>
                    <text:list-item>
                      <text:p text:style-name="P370">At the end she manage to paint it, putting in practice Mrs Ramsay suggestions</text:p>
                      <text:list>
                        <text:list-item>
                          <text:p text:style-name="P371">She achieves a sense of unity and completeness: <text:span text:style-name="T183">she became an artis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1">Use of color</text:p>
              <text:list>
                <text:list-item>
                  <text:p text:style-name="P371">White symbolizes the uncolorful (absence), negative</text:p>
                </text:list-item>
                <text:list-item>
                  <text:p text:style-name="P371">Brown and red symbolize the individuality and the egotism</text:p>
                </text:list-item>
                <text:list-item>
                  <text:p text:style-name="P371">Blue and green symbolize impersonality</text:p>
                </text:list-item>
                <text:list-item>
                  <text:p text:style-name="P371">Yellow represents the purity, positive</text:p>
                </text:list-item>
              </text:list>
              <text:p text:style-name="P34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4H23M9S</meta:editing-duration>
    <meta:editing-cycles>624</meta:editing-cycles>
    <meta:generator>LibreOffice/5.2.2.2$Windows_x86 LibreOffice_project/8f96e87c890bf8fa77463cd4b640a2312823f3ad</meta:generator>
    <dc:date>2017-05-16T21:55:46.158000000</dc:date>
    <meta:document-statistic meta:table-count="0" meta:image-count="0" meta:object-count="0" meta:page-count="28" meta:paragraph-count="922" meta:word-count="6744" meta:character-count="35701" meta:non-whitespace-character-count="30701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